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945in"/>
    </style:style>
    <style:style style:name="co2" style:family="table-column">
      <style:table-column-properties fo:break-before="auto" style:column-width="0.889in"/>
    </style:style>
    <style:style style:name="co3" style:family="table-column">
      <style:table-column-properties fo:break-before="auto" style:column-width="1.6972in"/>
    </style:style>
    <style:style style:name="co4" style:family="table-column">
      <style:table-column-properties fo:break-before="auto" style:column-width="5.822in"/>
    </style:style>
    <style:style style:name="co5" style:family="table-column">
      <style:table-column-properties fo:break-before="auto" style:column-width="2.372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1.2846in" fo:break-before="auto" style:use-optimal-row-height="true"/>
    </style:style>
    <style:style style:name="ro6" style:family="table-row">
      <style:table-row-properties style:row-height="4.2181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1091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1.3055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5752in" fo:break-before="auto" style:use-optimal-row-height="true"/>
    </style:style>
    <style:style style:name="ro15" style:family="table-row">
      <style:table-row-properties style:row-height="0.798in" fo:break-before="auto" style:use-optimal-row-height="true"/>
    </style:style>
    <style:style style:name="ro16" style:family="table-row">
      <style:table-row-properties style:row-height="1.5957in" fo:break-before="auto" style:use-optimal-row-height="true"/>
    </style:style>
    <style:style style:name="ro17" style:family="table-row">
      <style:table-row-properties style:row-height="2.1972in" fo:break-before="auto" style:use-optimal-row-height="true"/>
    </style:style>
    <style:style style:name="ro18" style:family="table-row">
      <style:table-row-properties style:row-height="1.5028in" fo:break-before="auto" style:use-optimal-row-height="true"/>
    </style:style>
    <style:style style:name="ro19" style:family="table-row">
      <style:table-row-properties style:row-height="0.839in" fo:break-before="auto" style:use-optimal-row-height="true"/>
    </style:style>
    <style:style style:name="ro20" style:family="table-row">
      <style:table-row-properties style:row-height="0.9945in" fo:break-before="auto" style:use-optimal-row-height="true"/>
    </style:style>
    <style:style style:name="ro21" style:family="table-row">
      <style:table-row-properties style:row-height="1.15in" fo:break-before="auto" style:use-optimal-row-height="true"/>
    </style:style>
    <style:style style:name="ro22" style:family="table-row">
      <style:table-row-properties style:row-height="2.7047in" fo:break-before="auto" style:use-optimal-row-height="true"/>
    </style:style>
    <style:style style:name="ro23" style:family="table-row">
      <style:table-row-properties style:row-height="1.4193in" fo:break-before="auto" style:use-optimal-row-height="true"/>
    </style:style>
    <style:style style:name="ro24" style:family="table-row">
      <style:table-row-properties style:row-height="2.5075in" fo:break-before="auto" style:use-optimal-row-height="true"/>
    </style:style>
    <style:style style:name="ro25" style:family="table-row">
      <style:table-row-properties style:row-height="2.8189in" fo:break-before="auto" style:use-optimal-row-height="true"/>
    </style:style>
    <style:style style:name="ro26" style:family="table-row">
      <style:table-row-properties style:row-height="0.9736in" fo:break-before="auto" style:use-optimal-row-height="true"/>
    </style:style>
    <style:style style:name="ro27" style:family="table-row">
      <style:table-row-properties style:row-height="1.4402in" fo:break-before="auto" style:use-optimal-row-height="true"/>
    </style:style>
    <style:style style:name="ro28" style:family="table-row">
      <style:table-row-properties style:row-height="2.0417in" fo:break-before="auto" style:use-optimal-row-height="true"/>
    </style:style>
    <style:style style:name="ro29" style:family="table-row">
      <style:table-row-properties style:row-height="1.772in" fo:break-before="auto" style:use-optimal-row-height="true"/>
    </style:style>
    <style:style style:name="ro30" style:family="table-row">
      <style:table-row-properties style:row-height="1.7307in" fo:break-before="auto" style:use-optimal-row-height="true"/>
    </style:style>
    <style:style style:name="ro31" style:family="table-row">
      <style:table-row-properties style:row-height="1.461in" fo:break-before="auto" style:use-optimal-row-height="true"/>
    </style:style>
    <style:style style:name="ro32" style:family="table-row">
      <style:table-row-properties style:row-height="2.6634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2.9744in" fo:break-before="auto" style:use-optimal-row-height="true"/>
    </style:style>
    <style:style style:name="ro35" style:family="table-row">
      <style:table-row-properties style:row-height="0.6634in" fo:break-before="auto" style:use-optimal-row-height="true"/>
    </style:style>
    <style:style style:name="ro36" style:family="table-row">
      <style:table-row-properties style:row-height="4.6846in" fo:break-before="auto" style:use-optimal-row-height="true"/>
    </style:style>
    <style:style style:name="ro37" style:family="table-row">
      <style:table-row-properties style:row-height="3.7516in" fo:break-before="auto" style:use-optimal-row-height="true"/>
    </style:style>
    <style:style style:name="ro38" style:family="table-row">
      <style:table-row-properties style:row-height="1.606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2" style:family="table-cell" style:parent-style-name="Default" style:data-style-name="N100">
      <style:table-cell-properties fo:wrap-option="wrap" fo:border="0.06pt solid #000000"/>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data-style-name="N100">
      <style:table-cell-properties fo:wrap-option="wrap" fo:border="0.06pt solid #000000"/>
      <style:text-properties style:text-position="" style:font-weight-asian="normal"/>
    </style:style>
    <style:style style:name="ce5" style:family="table-cell" style:parent-style-name="Default" style:data-style-name="N100">
      <style:table-cell-properties fo:wrap-option="wrap"/>
      <style:text-properties style:text-position=""/>
    </style:style>
    <style:style style:name="ce6" style:family="table-cell" style:parent-style-name="Default" style:data-style-name="N100">
      <style:table-cell-properties fo:wrap-option="wrap" fo:border="0.06pt solid #000000"/>
      <style:text-properties style:text-position="" style:font-name="Arial" style:font-name-asian="WenQuanYi Zen Hei" style:font-name-complex="Lohit Hindi"/>
    </style:style>
    <style:style style:name="ce7" style:family="table-cell" style:parent-style-name="Default" style:data-style-name="N100">
      <style:table-cell-properties fo:wrap-option="wrap" fo:border="0.06pt solid #000000"/>
      <style:text-properties style:text-position=""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size="12pt" style:font-size-asian="12pt" style:font-size-complex="12pt"/>
    </style:style>
    <style:style style:name="T5" style:family="text">
      <style:text-properties style:font-name-asian="WenQuanYi Zen Hei" style:font-name-complex="Lohit Hindi"/>
    </style:style>
    <style:style style:name="T6" style:family="text">
      <style:text-properties fo:font-weight="bold" style:font-name-asian="WenQuanYi Zen Hei" style:font-weight-asian="bold" style:font-name-complex="Lohit Hindi" style:font-weight-complex="bold"/>
    </style:style>
    <style:style style:name="T7" style:family="text">
      <style:text-properties fo:font-size="12pt" fo:font-weight="bold" style:font-name-asian="WenQuanYi Zen Hei" style:font-size-asian="12pt" style:font-weight-asian="bold" style:font-name-complex="Lohit Hindi" style:font-size-complex="12pt" style:font-weight-complex="bold"/>
    </style:style>
    <style:style style:name="T10" style:family="text">
      <style:text-properties style:font-name="Arial" style:font-name-asian="WenQuanYi Zen Hei" style:font-name-complex="Lohit Hindi"/>
    </style:style>
    <style:style style:name="T8" style:family="text">
      <style:text-properties fo:font-weight="normal" style:font-name-asian="WenQuanYi Zen Hei" style:font-weight-asian="normal" style:font-name-complex="Lohit Hindi" style:font-weight-complex="normal"/>
    </style:style>
    <style:style style:name="T9" style:family="text">
      <style:text-properties fo:font-size="8pt" style:font-size-asian="8pt" style:font-size-complex="8pt"/>
    </style:style>
    <style:style style:name="T11" style:family="text">
      <style:text-properties style:font-name="Arial" fo:font-weight="bold" style:font-name-asian="WenQuanYi Zen Hei" style:font-weight-asian="bold" style:font-name-complex="Lohit Hindi" style:font-weight-complex="bold"/>
    </style:style>
    <style:style style:name="T12" style:family="text">
      <style:text-properties style:font-name="Arial" fo:font-weight="normal" style:font-name-asian="WenQuanYi Zen Hei" style:font-weight-asian="normal" style:font-name-complex="Lohit Hindi" style:font-weight-complex="normal"/>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5" table:default-cell-style-name="ce2"/>
        <table:table-column table:style-name="co2" table:default-cell-style-name="Default"/>
        <table:table-row table:style-name="ro1">
          <table:table-cell table:style-name="Default" office:value-type="string">
            <text:p>Spreadsheet for RG's trip on the Sunshine special from Texarkana.</text:p>
          </table:table-cell>
          <table:table-cell table:style-name="Default" table:number-columns-repeated="5"/>
          <table:table-cell/>
        </table:table-row>
        <table:table-row table:style-name="ro1">
          <table:table-cell table:style-name="Default" office:value-type="string">
            <text:p>This will cover the section where </text:p>
          </table:table-cell>
          <table:table-cell table:style-name="Default" table:number-columns-repeated="5"/>
          <table:table-cell/>
        </table:table-row>
        <table:table-row table:style-name="ro2">
          <table:table-cell table:style-name="Default" table:number-columns-repeated="6"/>
          <table:table-cell/>
        </table:table-row>
        <table:table-row table:style-name="ro1">
          <table:table-cell table:style-name="Default" office:value-type="string">
            <text:p>rluu_20130909: The start of the 5 days as 5 years is on page 113, which mentions, Saturday, June 4, 1927.</text:p>
          </table:table-cell>
          <table:table-cell table:style-name="Default" table:number-columns-repeated="5"/>
          <table:table-cell/>
        </table:table-row>
        <table:table-row table:style-name="ro3">
          <table:table-cell table:style-name="Default" office:value-type="string">
            <text:p>rluu_20130909: “the last 5 days had been 5 years” is on page 165. <text:s/>165 / 5 = <text:span text:style-name="T1">33</text:span>.</text:p>
          </table:table-cell>
          <table:table-cell table:style-name="Default" table:number-columns-repeated="5"/>
          <table:table-cell/>
        </table:table-row>
        <table:table-row table:style-name="ro1">
          <table:table-cell table:style-name="Default" office:value-type="string">
            <text:p>rluu_20131120: 5 days as 5 years can be interpreted as page numbers also. <text:s/>Pages: 190-194 (inclusive, with pg. 194 being the end to look back from). <text:s/>Pages 165 is where this is mentioned, so the five pages could be: 161-165, inclusive.</text:p>
          </table:table-cell>
          <table:table-cell table:style-name="Default" table:number-columns-repeated="5"/>
          <table:table-cell/>
        </table:table-row>
        <table:table-row table:style-name="ro1">
          <table:table-cell table:style-name="Default" office:value-type="string">
            <text:p>rluu_20140701: pg. 171 1927-06-09 to 1927-01-24 pg. 70 is 5 revolutions of geocentric moon. <text:s/>These might be the last 5 'days' or 'years' being referred to.</text:p>
          </table:table-cell>
          <table:table-cell table:style-name="Default" table:number-columns-repeated="5"/>
          <table:table-cell/>
        </table:table-row>
        <table:table-row table:style-name="ro1">
          <table:table-cell table:style-name="Default" table:number-columns-repeated="6"/>
          <table:table-cell/>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1">
          <table:table-cell table:number-columns-repeated="7"/>
        </table:table-row>
        <table:table-row table:style-name="ro5">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2">promise</text:span> that if he decided to go to New York within a few weeks, they would make arrangements to elope and be married in St. Louis on their arrival there. Robert had his Bible with him and on his way back home <text:span text:style-name="T1">Sunday night</text:span>, spent<text:span text:style-name="T1"> several hours</text:span> reading it and going over the predictions by Ezekiel and the plans outlined by Ezekiel for an airplane, which Robert hoped and expected to build in the near future.</text:p>
          </table:table-cell>
          <table:table-cell table:number-columns-repeated="2"/>
        </table:table-row>
        <table:table-row table:style-name="ro6">
          <table:table-cell office:value-type="float" office:value="10">
            <text:p>10</text:p>
          </table:table-cell>
          <table:table-cell office:value-type="string">
            <text:p>105-106</text:p>
          </table:table-cell>
          <table:table-cell office:value-type="string">
            <text:p>[Saturday], May 21, [1927], 5 pm, and early morning.</text:p>
          </table:table-cell>
          <table:table-cell/>
          <table:table-cell office:value-type="string">
            <text:p>May 21st was a red-letter day in the life of Robert Gordon. Wheat, corn and cotton all advanced to the highest levels of the season. Robert had read reports in the paper that Charles A. Lindbergh had started on his <text:span text:style-name="T1">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text:span text:style-name="T1">5 P.M.</text:span> <text:s/>when a flash came over the wire that Lindbergh had landed in Paris. This fired Robert's enthusiasm, and he was very much excited. Right then and there decided that he was going to New York in the very near future and <text:span text:style-name="T1">start to build an airplane</text:span> according to his own plans.<text:span text:style-name="T1"> He went immediately to the home of Mr. <text:s/>Kennelworth</text:span> and told him about his plans and desire to go to New York just as soon as possible.</text:p>
            <text:p/>
            <text:p>Mr. Kennelworth was also very enthusiastic about Lindbergh's flight across the Atlantic, and told Robert that he contemplated going to <text:span text:style-name="T1">New York</text:span> to be there for the reception when Lindbergh <text:span text:style-name="T1">returned</text:span>, and that he wanted to visit Walter and see how he was getting along anyway. So Robert tendered his resignation to Mr. Kennelworth to take place on May 31, 1927. Mr. Kennelworth accepted the resignation with the understanding and promise from Robert that if anything went wrong or he should lose his money or meet with disappointments in New York, he would immediately return and assume his old position. Robert thanked him for his <text:span text:style-name="T1">kindness</text:span> and told him that be would feel free to call on him but that he felt he would never have to return to take up the position again. In view of his discoveries of the cycles in the Bible, he could make money in the market, but his object was not a<text:span text:style-name="T1">lone</text:span> to make money for <text:span text:style-name="T1">selfish</text:span> purposes, but to use it to benefit others and for the protection of his country at the time of the coming great war which would be fought in the air.</text:p>
            <text:p/>
          </table:table-cell>
          <table:table-cell office:value-type="string">
            <text:p>Lindbergh lands in Paris. <text:s/>Lindbergh finishes flight from NY to Paris. <text:s text:c="2"/></text:p>
            <text:p/>
            <text:p>RG starts to build airplane.</text:p>
            <text:p/>
            <text:p>Moon ingress into Aquarius at 5 pm. <text:s/>G.Mercury at 2 Gem 05'. <text:s/>H.Mercury at 9 Gem 28'.</text:p>
          </table:table-cell>
          <table:table-cell table:style-name="ce5"/>
        </table:table-row>
        <table:table-row table:style-name="ro4">
          <table:table-cell office:value-type="string">
            <text:p>10</text:p>
          </table:table-cell>
          <table:table-cell office:value-type="string">
            <text:p>106, 112</text:p>
          </table:table-cell>
          <table:table-cell office:value-type="string">
            <text:p>Tuesday morning, May 31, 1927.</text:p>
          </table:table-cell>
          <table:table-cell/>
          <table:table-cell office:value-type="string">
            <text:p>RG resignation to Mr. K with <text:span text:style-name="T1">understanding</text:span> and <text:span text:style-name="T1">promise</text:span> from RG.</text:p>
          </table:table-cell>
          <table:table-cell table:number-columns-repeated="2"/>
        </table:table-row>
        <table:table-row table:style-name="ro3">
          <table:table-cell/>
          <table:table-cell office:value-type="string">
            <text:p>106</text:p>
          </table:table-cell>
          <table:table-cell office:value-type="string">
            <text:p>Sunday, May 22, [1927].</text:p>
          </table:table-cell>
          <table:table-cell/>
          <table:table-cell office:value-type="string">
            <text:p>Letter from RG to Marie. <text:s/>Past week a great one for us.</text:p>
          </table:table-cell>
          <table:table-cell table:number-columns-repeated="2"/>
        </table:table-row>
        <table:table-row table:style-name="ro7">
          <table:table-cell/>
          <table:table-cell office:value-type="string">
            <text:p>107-108</text:p>
          </table:table-cell>
          <table:table-cell office:value-type="string">
            <text:p>Before RG goes to Sherman, TX, so before Saturday afternoon, May 28, [1927]..</text:p>
          </table:table-cell>
          <table:table-cell/>
          <table:table-cell table:style-name="ce6" office:value-type="string">
            <text:p>RG has a talk with Mr. K before leaving. <text:s/>[Is RG still at Mr. K's home?}. <text:s/>Wedding present from Mr. K of $10,000.00. <text:s/>Mr. K has a profit of about $25,000.00.</text:p>
          </table:table-cell>
          <table:table-cell table:number-columns-repeated="2"/>
        </table:table-row>
        <table:table-row table:style-name="ro4">
          <table:table-cell/>
          <table:table-cell office:value-type="string">
            <text:p>107</text:p>
          </table:table-cell>
          <table:table-cell office:value-type="string">
            <text:p>Saturday afternoon, May 28, [1927].</text:p>
          </table:table-cell>
          <table:table-cell/>
          <table:table-cell office:value-type="string">
            <text:p>RG going to Sherman Texas, and would not return until Monday night (Decordation Day). <text:s text:c="3"/></text:p>
          </table:table-cell>
          <table:table-cell table:number-columns-repeated="2"/>
        </table:table-row>
        <table:table-row table:style-name="ro7">
          <table:table-cell/>
          <table:table-cell office:value-type="string">
            <text:p>108</text:p>
          </table:table-cell>
          <table:table-cell office:value-type="string">
            <text:p>Saturday afternoon, May 28, [1927].</text:p>
          </table:table-cell>
          <table:table-cell/>
          <table:table-cell office:value-type="string">
            <text:p>RG boards a train for Sherman, TX, with the lightest heart that had ever experienced in his life. <text:s/>Now that his dream was really going to be realized, he was never so happy. <text:s/>Total with Marie's money, $10,000.00 from Mr. K, he would have about $18,000.00. <text:s/>This is money for his plans on his great airplane. <text:s/></text:p>
          </table:table-cell>
          <table:table-cell table:number-columns-repeated="2"/>
        </table:table-row>
        <table:table-row table:style-name="ro7">
          <table:table-cell table:number-columns-repeated="4"/>
          <table:table-cell office:value-type="string">
            <text:p>Train rolls across the plains of Texas, and RG watched the sun setting across the prairies. <text:s/>RG dreams of the day when he, like Lindbergh, would cross the country in his great airplane. <text:s/>Ezekiel's war prophecy is coming true, would one day become a reality. <text:s/>He coul dnow see the possibilities of his dream being fulfilled and he was sure of success. <text:s/></text:p>
          </table:table-cell>
          <table:table-cell table:number-columns-repeated="2"/>
        </table:table-row>
        <table:table-row table:style-name="ro8">
          <table:table-cell/>
          <table:table-cell office:value-type="string">
            <text:p>108-109</text:p>
          </table:table-cell>
          <table:table-cell table:number-columns-repeated="2"/>
          <table:table-cell office:value-type="string">
            <text:p>Marie welcomed him with enthusiasm and open arms. <text:s/>Marie proud and happy that RG made good in the market. <text:s/>RG was a wonder. <text:s/>RG was one of the greatest young men in the world. <text:s/>RG would be a greater man than Lindbergh when he was as old as Lindbergh. <text:s/></text:p>
          </table:table-cell>
          <table:table-cell table:number-columns-repeated="2"/>
        </table:table-row>
        <table:table-row table:style-name="ro9">
          <table:table-cell/>
          <table:table-cell office:value-type="string">
            <text:p>110</text:p>
          </table:table-cell>
          <table:table-cell office:value-type="string">
            <text:p>Sunday, May 29, [1927].</text:p>
          </table:table-cell>
          <table:table-cell/>
          <table:table-cell office:value-type="string">
            <text:p>RG and Marie went to Dallas Texas. <text:s/>They had planned when they were ready to elope, that Marie would leave from Dallas on the “Sunshine Special” in the afternoon of June 4th, [1927]. <text:s/>SHe was to keep her plans absolutely secret and RG was to board the same train that night at Texarkana, and after the train was out of Texarkana, he was to find her, go on to St. Louis together, be married there on Sunday morning [June 5, 1927], and leave Sunday noon [June 5, 1927] for New York. <text:s/></text:p>
          </table:table-cell>
          <table:table-cell table:number-columns-repeated="2"/>
        </table:table-row>
        <table:table-row table:style-name="ro8">
          <table:table-cell/>
          <table:table-cell office:value-type="string">
            <text:p>110</text:p>
          </table:table-cell>
          <table:table-cell office:value-type="string">
            <text:p>Sunday, May 29, [1927].</text:p>
          </table:table-cell>
          <table:table-cell/>
          <table:table-cell office:value-type="string">
            <text:p>RG was extremely happy and talked of nothing but the success that was to come to them; of his great plane that he was to build and the part it would take in protecting the country in the great air battle. <text:s/></text:p>
          </table:table-cell>
          <table:table-cell table:number-columns-repeated="2"/>
        </table:table-row>
        <table:table-row table:style-name="ro4">
          <table:table-cell/>
          <table:table-cell office:value-type="string">
            <text:p>111</text:p>
          </table:table-cell>
          <table:table-cell office:value-type="string">
            <text:p>Sunday, May 29, [1927].</text:p>
          </table:table-cell>
          <table:table-cell/>
          <table:table-cell office:value-type="string">
            <text:p>It was the msot interesting and pleasant Sunday that they had ever spent together. <text:s/>They drove around Dallas and talked over their future plans. <text:s/></text:p>
          </table:table-cell>
          <table:table-cell table:number-columns-repeated="2"/>
        </table:table-row>
        <table:table-row table:style-name="ro4">
          <table:table-cell/>
          <table:table-cell office:value-type="string">
            <text:p>111</text:p>
          </table:table-cell>
          <table:table-cell table:style-name="ce6" office:value-type="string">
            <text:p>Sunday afternoon, May 29, [1927].</text:p>
          </table:table-cell>
          <table:table-cell/>
          <table:table-cell office:value-type="string">
            <text:p>RG and Marie return to Sherman.</text:p>
          </table:table-cell>
          <table:table-cell table:number-columns-repeated="2"/>
        </table:table-row>
        <table:table-row table:style-name="ro4">
          <table:table-cell/>
          <table:table-cell table:style-name="ce3" office:value-type="float" office:value="111">
            <text:p>111</text:p>
          </table:table-cell>
          <table:table-cell table:style-name="ce6" office:value-type="string">
            <text:p>Monday forenoon, [May 30, 1927].</text:p>
          </table:table-cell>
          <table:table-cell table:style-name="ce3"/>
          <table:table-cell office:value-type="string">
            <text:p>RG spent with Marie. <text:s/>They went out to the cemetary and placed some flowers upon the graves of soldiers who had lost their lives in the defense of their country.</text:p>
          </table:table-cell>
          <table:table-cell table:number-columns-repeated="2"/>
        </table:table-row>
        <table:table-row table:style-name="ro10">
          <table:table-cell/>
          <table:table-cell table:style-name="ce3" office:value-type="float" office:value="111">
            <text:p>111</text:p>
          </table:table-cell>
          <table:table-cell table:style-name="ce6" office:value-type="string">
            <text:p>Monday afternoon, [May 30, 1927].</text:p>
          </table:table-cell>
          <table:table-cell table:style-name="ce3"/>
          <table:table-cell office:value-type="string">
            <text:p>RG said good-bye to Marie and started back for Texarkana, knowing that the next time he would meet her, would be on board the train for St. Louis, where she would become his wife. <text:span text:style-name="T1"><text:s/>From that time on, RG counted the minutes</text:span>, in anticipation of the great happiness of the following SUnday, when they would be married in St. Louis. <text:s/>He was strongly attracted to St. Louis because Lindbergh had left there in the “Spirit of St. Louis” on his successful flight. <text:s/>RG thought it would be <text:span text:style-name="T1">good</text:span> luck to marry in St. Louis and start from there to New York to spend their honeymoon.</text:p>
          </table:table-cell>
          <table:table-cell table:number-columns-repeated="2"/>
        </table:table-row>
        <table:table-row table:style-name="ro8">
          <table:table-cell/>
          <table:table-cell table:style-name="ce3" office:value-type="float" office:value="112">
            <text:p>112</text:p>
          </table:table-cell>
          <table:table-cell table:style-name="ce6" office:value-type="string">
            <text:p>Tuesday morning, May 31, [1927]. <text:s/></text:p>
          </table:table-cell>
          <table:table-cell table:style-name="ce3"/>
          <table:table-cell office:value-type="string">
            <text:p>RG started early to Mr. K's office as this was to be his last day in the office and he was anxious to clean up all the business necessary and render Mr. K all the service possible before he went away. <text:s/>Mr K says this is the time when two young people like to be alone. <text:s/></text:p>
          </table:table-cell>
          <table:table-cell table:number-columns-repeated="2"/>
        </table:table-row>
        <table:table-row table:style-name="ro4">
          <table:table-cell/>
          <table:table-cell table:style-name="ce3" office:value-type="float" office:value="112">
            <text:p>112</text:p>
          </table:table-cell>
          <table:table-cell table:style-name="ce6" office:value-type="string">
            <text:p>June 1 or 2, [1927]</text:p>
          </table:table-cell>
          <table:table-cell table:style-name="ce3"/>
          <table:table-cell office:value-type="string">
            <text:p>RG tells Mr. K that according to cycle theory, cotton should be sold out about June 1 or 2, and that there would be a reaction. <text:s/>It was time to sell wheat and corn for a reaction.</text:p>
          </table:table-cell>
          <table:table-cell table:number-columns-repeated="2"/>
        </table:table-row>
        <table:table-row table:style-name="ro5">
          <table:table-cell/>
          <table:table-cell table:style-name="ce3" office:value-type="string">
            <text:p>112-113</text:p>
          </table:table-cell>
          <table:table-cell table:style-name="ce6" office:value-type="string">
            <text:p>June 1, [1927].</text:p>
          </table:table-cell>
          <table:table-cell table:style-name="ce3"/>
          <table:table-cell office:value-type="string">
            <text:p>On June 1st, Robert sold out his July cotton at 16.80 and also sold out Marie's cotton. Robert's profits and capital together now amounted to $7,000.00. <text:s/>Robert sold 25,000 July wheat at 1.48 1/2 and 25,000 July corn at 1.06 1/2 on June 1st. He went down to the broker's office to watch the market for that week, because he knew the next few days would be very important and anxious days for him. <text:span text:style-name="T1">He</text:span><text:span text:style-name="T3"> </text:span><text:span text:style-name="T1">was</text:span><text:span text:style-name="T3"> </text:span><text:span text:style-name="T1">thinking</text:span><text:span text:style-name="T3"> </text:span><text:span text:style-name="T1">every minute of the day</text:span> <text:span text:style-name="T1">when</text:span> <text:span text:style-name="T1">he would start to New York</text:span> and would make Marie his wife. This would be the <text:span text:style-name="T1">greatest start of all his life</text:span>, as he was starting it under favorable conditions and with plenty of money. <text:s/>He knew that <text:span text:style-name="T1">success</text:span> was certain and was never more <text:span text:style-name="T2">hope</text:span><text:span text:style-name="T1">ful</text:span>.</text:p>
          </table:table-cell>
          <table:table-cell table:number-columns-repeated="2"/>
        </table:table-row>
        <table:table-row table:style-name="ro11">
          <table:table-cell/>
          <table:table-cell table:style-name="ce3" office:value-type="float" office:value="113">
            <text:p>113</text:p>
          </table:table-cell>
          <table:table-cell table:style-name="ce6" office:value-type="string">
            <text:p>Saturday, June 4, [1927].</text:p>
          </table:table-cell>
          <table:table-cell table:style-name="ce3"/>
          <table:table-cell office:value-type="string">
            <text:p>On Saturday, June 4th, he closed his short contract in July wheat at 1.43 and his corn contract at 1.02. <text:s/>He had made a profit of over $2,000.00 on wheat which brought his capital up to $9,000.00. Mr. Kennelworth had taken Robert's advice and gone short of wheat and corn on June 1st, after selling out his cotton. Cotton declined from June 1st as Robert figured it would. He told Mr. Kennelworth on<text:span text:style-name="T1"> Saturday morning</text:span> that he was going to buy in his wheat and corn, because he was getting <text:span text:style-name="T1">ready to go away that afternoon</text:span> and was not going to make any more trades until he had arrived in New York. He would have everything in cash and <text:span text:style-name="T1">ready to make a new start after the honeymoon.</text:span></text:p>
          </table:table-cell>
          <table:table-cell table:number-columns-repeated="2"/>
        </table:table-row>
        <table:table-row table:style-name="ro1">
          <table:table-cell/>
          <table:table-cell table:style-name="ce3" table:number-columns-repeated="3"/>
          <table:table-cell table:number-columns-repeated="3"/>
        </table:table-row>
        <table:table-row table:style-name="ro1">
          <table:table-cell/>
          <table:table-cell table:style-name="ce3"/>
          <table:table-cell table:style-name="ce6"/>
          <table:table-cell table:style-name="ce3"/>
          <table:table-cell table:number-columns-repeated="3"/>
        </table:table-row>
        <table:table-row table:style-name="ro9">
          <table:table-cell/>
          <table:table-cell table:style-name="ce3" office:value-type="float" office:value="114">
            <text:p>114</text:p>
          </table:table-cell>
          <table:table-cell table:style-name="ce6" office:value-type="string">
            <text:p>Saturday afternoon, [June 4, 1927].</text:p>
          </table:table-cell>
          <table:table-cell table:style-name="ce3"/>
          <table:table-cell office:value-type="string">
            <text:p>Robert was so happy that afternoon that he called Marie on the long-distance 'phone, and told her of his great success in the market in wheat and the money Mr. Kennelworth had made; told her that they had now a working capital of around $25,000.00 and with that</text:p>
            <text:p>much money, in New York it would be only a question of a few years when he would be a millionaire. The main thing, however, was not money but the use he wanted to put it to in completing his invention.</text:p>
          </table:table-cell>
          <table:table-cell table:style-name="ce6" office:value-type="string">
            <text:p>RG has a total working capital of around $25,000 ($4,000 from marie and $10,000 from Mr. K).</text:p>
          </table:table-cell>
          <table:table-cell/>
        </table:table-row>
        <table:table-row table:style-name="ro12">
          <table:table-cell/>
          <table:table-cell table:style-name="ce3" office:value-type="float" office:value="114">
            <text:p>114</text:p>
          </table:table-cell>
          <table:table-cell table:style-name="ce6" office:value-type="string">
            <text:p>Saturday afternoon, [June 4, 1927].</text:p>
          </table:table-cell>
          <table:table-cell table:style-name="ce3"/>
          <table:table-cell office:value-type="string">
            <text:p>Marie was very <text:span text:style-name="T1">happy</text:span> and told him that she was making arrangements to go to Dallas and would leave there that afternoon on the "Sunshine Special," and after the train pulled out of Texarkana, he would find her on board. <text:s/>He was to keep everything <text:span text:style-name="T2">quiet</text:span> and not let anybody know anything about the elopement, as her father might try to stop her. No one in Texarkana but Robert's mother and Mr. Kennelworth knew about the <text:span text:style-name="T1">secret</text:span> elopement. Robert kept everything <text:span text:style-name="T2">quiet</text:span> about his re<text:span text:style-name="T1">sign</text:span>ing from Mr. Kennelworth's and going to New York, because he thought that there might be some leak somewhere and that Mr. Stanton might find out about Marie's elopement and stop it.</text:p>
          </table:table-cell>
          <table:table-cell office:value-type="string">
            <text:p>Connection to pg. 147. <text:s/>pg. 147-114 = 33. <text:s/>No 'word' received.</text:p>
          </table:table-cell>
          <table:table-cell/>
        </table:table-row>
        <table:table-row table:style-name="ro1">
          <table:table-cell/>
          <table:table-cell table:style-name="ce3"/>
          <table:table-cell table:style-name="ce6"/>
          <table:table-cell table:style-name="ce3"/>
          <table:table-cell table:number-columns-repeated="3"/>
        </table:table-row>
        <table:table-row table:style-name="ro13">
          <table:table-cell office:value-type="string">
            <text:p>11</text:p>
          </table:table-cell>
          <table:table-cell office:value-type="string">
            <text:p>115</text:p>
          </table:table-cell>
          <table:table-cell office:value-type="string">
            <text:p>[Saturday], June 4, 1927, 7 p.m.</text:p>
          </table:table-cell>
          <table:table-cell/>
          <table:table-cell office:value-type="string">
            <text:p>At 7 P.M. June 4th, 1927, Robert walked into the Railroad Station at <text:span text:style-name="T1">Texarkana</text:span> and bought a ticket for <text:span text:style-name="T1">St. Louis</text:span>, with a reservation on the "Sunshine Special." This was the greatest and <text:span text:style-name="T1">happiest moment of his life</text:span>. He knew that Marie was already on her way and that in a couple of hours the train would arrive and he would go aboard for St. Louis, where he was to make her his wife. After buying his ticket, he went over to the <text:span text:style-name="T1">H</text:span>uckins <text:span text:style-name="T1">H</text:span>otel and met Mr. Kennelworth for a <text:span text:style-name="T1">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able:table-cell>
          <table:table-cell office:value-type="string">
            <text:p>Texarkana to St. Louis on the Sunshine Special.</text:p>
          </table:table-cell>
          <table:table-cell/>
        </table:table-row>
        <table:table-row table:style-name="ro14">
          <table:table-cell office:value-type="string">
            <text:p>11</text:p>
          </table:table-cell>
          <table:table-cell office:value-type="string">
            <text:p>115-116</text:p>
          </table:table-cell>
          <table:table-cell table:number-columns-repeated="2"/>
          <table:table-cell office:value-type="string">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1">ask</text:span> for any aid possible and he would gladly <text:span text:style-name="T1">grant</text:span> it. He thought as much of Robert as he did of his own <text:span text:style-name="T1">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number-columns-repeated="2"/>
        </table:table-row>
        <table:table-row table:style-name="ro10">
          <table:table-cell office:value-type="string">
            <text:p>11</text:p>
          </table:table-cell>
          <table:table-cell office:value-type="string">
            <text:p>116</text:p>
          </table:table-cell>
          <table:table-cell office:value-type="string">
            <text:p>Late on Saturday night, June 4, [1927].</text:p>
          </table:table-cell>
          <table:table-cell/>
          <table:table-cell office:value-type="string">
            <text:p>The "Sunshine Special" was a little late on Saturday night, June 4th, and Robert's <text:span text:style-name="T1">heart</text:span> was in his <text:span text:style-name="T1">throat</text:span>. <text:s/>He was <text:span text:style-name="T1">anxious</text:span> for that train to roll in. Finally, when the whistle blew and the <text:span text:style-name="T1">signal</text:span> <text:span text:style-name="T1">light</text:span> in the yard of the Texas Pacific showed the "Sunshine Special" was rolling in, the glare of the headlights on the train was the most welcome sight that Robert had ever witnessed thru <text:span text:style-name="T1">all the days of his life</text:span>. He boarded the train as quickly as possible and sat down nervous and anxious awaiting the moment when the train would get <text:span text:style-name="T1">about 20 miles out of Texarkana</text:span>, so that he might go back and <text:span text:style-name="T1">look</text:span> for Marie.</text:p>
          </table:table-cell>
          <table:table-cell table:number-columns-repeated="2"/>
        </table:table-row>
        <table:table-row table:style-name="ro15">
          <table:table-cell office:value-type="string">
            <text:p>11</text:p>
          </table:table-cell>
          <table:table-cell office:value-type="string">
            <text:p>116</text:p>
          </table:table-cell>
          <table:table-cell office:value-type="string">
            <text:p>After midnight [So technically very early Sunday, June 5, 1927].</text:p>
          </table:table-cell>
          <table:table-cell/>
          <table:table-cell office:value-type="string">
            <text:p>The minutes passed slowly away and it seemed like years before the train crossed the <text:span text:style-name="T1">Red River</text:span> and Robert decided that it was safe to go back to the car where Marie was and see her. He found Marie all anxious and nervously awaiting his arrival. She flew into his arms and seemed the <text:span text:style-name="T1">happiest</text:span> woman in the world and Robert was too <text:span text:style-name="T1">happy</text:span> for <text:span text:style-name="T1">words</text:span>. They <text:span text:style-name="T1">sat</text:span> there and talked of their future<text:span text:style-name="T1"> plans</text:span> until after midnight.</text:p>
          </table:table-cell>
          <table:table-cell office:value-type="string">
            <text:p>Minutes passing slowly.</text:p>
          </table:table-cell>
          <table:table-cell/>
        </table:table-row>
        <table:table-row table:style-name="ro16">
          <table:table-cell/>
          <table:table-cell office:value-type="string">
            <text:p>116-117</text:p>
          </table:table-cell>
          <table:table-cell table:number-columns-repeated="2"/>
          <table:table-cell office:value-type="string">
            <text:p>Marie told Robert that she knew if her father found out she was eloping, he would make every effort to stop her and prevent their marriage, as <text:span text:style-name="T1">she was not of age</text:span>, and he was anxious that she complete her education. <text:s/>Robert asked her if she had any regrets in the <text:span text:style-name="T1">steps</text:span> she was taking, and she told him she did not, that if she did have, she would never have started. She thought it was wonderful that Robert had been able to make money so rapidly and was very <text:span text:style-name="T1">happy</text:span> that he had stuck to the Bible and studied so hard, and <text:span text:style-name="T1">now was getting his reward for his faith</text:span> <text:span text:style-name="T1">and hard work</text:span>. She expressed her supreme <text:span text:style-name="T1">confidence</text:span> in him and the work that he intended to do. Robert <text:span text:style-name="T2">hope</text:span><text:span text:style-name="T1">d</text:span> it would be a beautiful sunshiny Sunday morning when they arrived in St. <text:s/>Louis, so that they could be married and then proceed to New York.</text:p>
          </table:table-cell>
          <table:table-cell table:number-columns-repeated="2"/>
        </table:table-row>
        <table:table-row table:style-name="ro9">
          <table:table-cell/>
          <table:table-cell office:value-type="string">
            <text:p>117</text:p>
          </table:table-cell>
          <table:table-cell table:number-columns-repeated="2"/>
          <table:table-cell office:value-type="string">
            <text:p>Robert had a little <text:span text:style-name="T1">surprise</text:span> for her, and she asked him to tell her what it was. But he said, she must<text:span text:style-name="T1"> wait until they arrived in St. Louis</text:span>. <text:s/>"Robert, just suppose the train should be wrecked and I should be killed, or something should happen that I would never see you again, don't you think you had better tell me about the surprise now?" He said, "No, there is not going to be any wreck. Good luck is following us, and the surprise will keep until <text:span text:style-name="T1">tomorrow morning</text:span>.”</text:p>
          </table:table-cell>
          <table:table-cell table:number-columns-repeated="2"/>
        </table:table-row>
        <table:table-row table:style-name="ro15">
          <table:table-cell/>
          <table:table-cell office:value-type="string">
            <text:p>117</text:p>
          </table:table-cell>
          <table:table-cell table:number-columns-repeated="2"/>
          <table:table-cell office:value-type="string">
            <text:p>She said, "Robert, I may not be able to sleep. I don't think I can sleep anyway, after all this excitement and <text:span text:style-name="T1">happiness</text:span> and everything that is to come in the future." Robert knew that he couldn't sleep either, but he would go up to his car, lie down and try to get some rest before they arrived in St. Louis the next morning. They agreed to meet early in the morning and go back into the dining car for breakfast before they arrived in St. Louis.</text:p>
          </table:table-cell>
          <table:table-cell table:number-columns-repeated="2"/>
        </table:table-row>
        <table:table-row table:style-name="ro7">
          <table:table-cell/>
          <table:table-cell office:value-type="string">
            <text:p>118</text:p>
          </table:table-cell>
          <table:table-cell table:number-columns-repeated="2"/>
          <table:table-cell office:value-type="string">
            <text:p>He felt lonesome being separated from Marie. <text:s/>She was <text:span text:style-name="T1">two cars back</text:span>, but he felt that the good God who had endowed him with <text:span text:style-name="T1">faith</text:span> would protect Marie, and that no harm would come to her; that there was no danger of a wreck on the "Sunshine Special" and that there was sunshine waiting for Marie and himself.</text:p>
          </table:table-cell>
          <table:table-cell table:number-columns-repeated="2"/>
        </table:table-row>
        <table:table-row table:style-name="ro7">
          <table:table-cell/>
          <table:table-cell office:value-type="string">
            <text:p>118</text:p>
          </table:table-cell>
          <table:table-cell office:value-type="string">
            <text:p>“wee small hours of the morning”, [Sunday, June 5, 1927]</text:p>
          </table:table-cell>
          <table:table-cell/>
          <table:table-cell office:value-type="string">
            <text:p>In the <text:span text:style-name="T1">wee small hours of the morning</text:span>, Robert dozed off and had a few hours of sound sleep.</text:p>
          </table:table-cell>
          <table:table-cell office:value-type="string">
            <text:p>Connection to pg. 122: <text:s/>The mysterious letter was placed in RG's pocket in the wee small hours of the morning.</text:p>
          </table:table-cell>
          <table:table-cell/>
        </table:table-row>
        <table:table-row table:style-name="ro8">
          <table:table-cell/>
          <table:table-cell office:value-type="string">
            <text:p>120</text:p>
          </table:table-cell>
          <table:table-cell office:value-type="string">
            <text:p>Mysterious letter dated: [Sunday] June 5, 1927 -- 3 A.M.</text:p>
          </table:table-cell>
          <table:table-cell/>
          <table:table-cell office:value-type="string">
            <text:p>[Mysterious letter]. <text:s/></text:p>
          </table:table-cell>
          <table:table-cell table:number-columns-repeated="2"/>
        </table:table-row>
        <table:table-row table:style-name="ro4">
          <table:table-cell/>
          <table:table-cell office:value-type="string">
            <text:p>118</text:p>
          </table:table-cell>
          <table:table-cell office:value-type="string">
            <text:p>“arose early” [sunrise? Sunday, June 5, 1927].</text:p>
          </table:table-cell>
          <table:table-cell/>
          <table:table-cell office:value-type="string">
            <text:p>He [RG] arose early and dressed.</text:p>
          </table:table-cell>
          <table:table-cell table:number-columns-repeated="2"/>
        </table:table-row>
        <table:table-row table:style-name="ro17">
          <table:table-cell/>
          <table:table-cell office:value-type="string">
            <text:p>118</text:p>
          </table:table-cell>
          <table:table-cell office:value-type="string">
            <text:p>About 8 o'clock [am, Sunday, June 5, 1927].</text:p>
          </table:table-cell>
          <table:table-cell/>
          <table:table-cell office:value-type="string">
            <text:p>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number-columns-repeated="2"/>
        </table:table-row>
        <table:table-row table:style-name="ro14">
          <table:table-cell/>
          <table:table-cell office:value-type="string">
            <text:p>119</text:p>
          </table:table-cell>
          <table:table-cell table:number-columns-repeated="2"/>
          <table:table-cell office:value-type="string">
            <text:p>Robert did not explain to the conductor or the porter that they were to be married in St. Louis that morning. <text:s/>The conductor told him that it seemed plain that in some way during the night, she must have left the train because her baggage was gone. <text:span text:style-name="T1">Robert was now almost in a state of collapse</text:span>. He <text:span text:style-name="T1">imagined</text:span> all kinds of things which might have happened to Marie. <text:s/>Thought that she might have become insane during the night, and had thrown her baggage out of the window, and jumped out. Thought her father might in some way have found out about her plans and had some officer or someone <text:span text:style-name="T1">secreted</text:span> on the train who had taken Marie off at some point enroute. But no matter what he thought or <text:span text:style-name="T1">imagined</text:span>, it was no relief to his mind because he did not know where Marie was.<text:span text:style-name="T1"> All his future happiness was blasted in a moment.</text:span></text:p>
          </table:table-cell>
          <table:table-cell table:number-columns-repeated="2"/>
        </table:table-row>
        <table:table-row table:style-name="ro14">
          <table:table-cell/>
          <table:table-cell office:value-type="string">
            <text:p>119</text:p>
          </table:table-cell>
          <table:table-cell office:value-type="string">
            <text:p>“By the time the search was over” [Sunday, June 5, 1927].</text:p>
          </table:table-cell>
          <table:table-cell/>
          <table:table-cell office:value-type="string">
            <text:p>By the time the search was over, <text:span text:style-name="T1">the train was nearing St. Louis</text:span>. Robert began to think of all the things he could and must do to try and find Marie. The first thing he thought of was to wire Mr. Kennelworth, and have him make a search and ascertain whether her father or mother knew anything about what had happened. The railroad conductor and Pullman conductor had tried to cheer Robert up and assure him that nothing seriously wrong could have happened to her, and that for some unknown reason she must have left the train<text:span text:style-name="T1"> at some station during the night</text:span> without anyone knowing it, because they were sure that she could not have jumped out or fallen from the window without someone knowing about it and they thought there was nothing to worry about. Robert had decided on sending telegrams and making every search possible to locate her.</text:p>
          </table:table-cell>
          <table:table-cell table:number-columns-repeated="2"/>
        </table:table-row>
        <table:table-row table:style-name="ro9">
          <table:table-cell/>
          <table:table-cell office:value-type="string">
            <text:p>120</text:p>
          </table:table-cell>
          <table:table-cell table:number-columns-repeated="2"/>
          <table:table-cell office:value-type="string">
            <text:p>He put his hand in his inside pocket to find a pencil and draw out a wallet. In the pocket was an envelope addressed to him in Marie's handwriting. He did not know where it had come from or how it could have gotten into his pocket, but he hurriedly tore the envelope open and this is what he read: <text:s/></text:p>
            <text:p/>
            <text:p>[Mysterious letter, dated: [Sunday] June 5, 1927 -- 3 A.M.]. <text:s/></text:p>
          </table:table-cell>
          <table:table-cell table:number-columns-repeated="2"/>
        </table:table-row>
        <table:table-row table:style-name="ro7">
          <table:table-cell/>
          <table:table-cell office:value-type="string">
            <text:p>120</text:p>
          </table:table-cell>
          <table:table-cell office:value-type="string">
            <text:p>“when RG finsihed reading the little note”</text:p>
          </table:table-cell>
          <table:table-cell/>
          <table:table-cell office:value-type="string">
            <text:p>When Robert finished reading this little note, tears were streaming down his face. He was frantic. He knew that the mysterious letter was written by Marie's own <text:span text:style-name="T1">hand</text:span> and must have been written on the train and for some unknown reason she was leaving him. He at once thought of his great <text:span text:style-name="T1">faith</text:span> in her, and his <text:span text:style-name="T1">faith</text:span> in God and the future as he read.</text:p>
          </table:table-cell>
          <table:table-cell office:value-type="string">
            <text:p>Connection to timestamp of Mysterious letter.</text:p>
          </table:table-cell>
          <table:table-cell/>
        </table:table-row>
        <table:table-row table:style-name="ro4">
          <table:table-cell/>
          <table:table-cell office:value-type="string">
            <text:p>121</text:p>
          </table:table-cell>
          <table:table-cell table:number-columns-repeated="2"/>
          <table:table-cell office:value-type="string">
            <text:p>“Life will be a blank.” </text:p>
          </table:table-cell>
          <table:table-cell table:style-name="ce6" office:value-type="string">
            <text:p>“My God” written 3 times on this page.</text:p>
          </table:table-cell>
          <table:table-cell/>
        </table:table-row>
        <table:table-row table:style-name="ro15">
          <table:table-cell/>
          <table:table-cell office:value-type="string">
            <text:p>121-122</text:p>
          </table:table-cell>
          <table:table-cell table:style-name="ce6"/>
          <table:table-cell/>
          <table:table-cell office:value-type="string">
            <text:p>He could <text:span text:style-name="T1">imagine</text:span> no unfriendly circumstances, no break of any kind that would cause Marie to change in a few hours and decide to turn back from the step she had taken. He could not understand how she could have slipped to his berth in the wee small hours of the morning and placed this note in his inside coat pocket. <text:s/>It was her handwriting, and he knew that Marie had written it. But why! why! why!</text:p>
          </table:table-cell>
          <table:table-cell office:value-type="string">
            <text:p>“why” written 3 times on this page.</text:p>
            <text:p/>
            <text:p/>
            <text:p>“wee small hours of the morning” connection to pg. 118.</text:p>
          </table:table-cell>
          <table:table-cell/>
        </table:table-row>
        <table:table-row table:style-name="ro15">
          <table:table-cell/>
          <table:table-cell office:value-type="string">
            <text:p>122</text:p>
          </table:table-cell>
          <table:table-cell office:value-type="string">
            <text:p>TODO: Find the arrival time into St. Louis. <text:s/></text:p>
          </table:table-cell>
          <table:table-cell/>
          <table:table-cell office:value-type="string">
            <text:p>As the train rolled into the <text:span text:style-name="T1">Union Station at St. Louis</text:span> he <text:span text:style-name="T1">stood</text:span> in the car dazed, with her <text:span text:style-name="T1">letter</text:span> crumpled in his <text:span text:style-name="T1">hand</text:span>. With a heavy heart he made his way to the station and sat down to think what he could or should do. Finally, he decided to send a telegram and lay the circumstances of Marie's disappearance before Mr. Kennelworth and ask his advice before making any move.</text:p>
          </table:table-cell>
          <table:table-cell office:value-type="string">
            <text:p>Arrival in Union Station at St. Louis.</text:p>
          </table:table-cell>
          <table:table-cell/>
        </table:table-row>
        <table:table-row table:style-name="ro9">
          <table:table-cell/>
          <table:table-cell office:value-type="string">
            <text:p>117</text:p>
          </table:table-cell>
          <table:table-cell office:value-type="string">
            <text:p>[Inserted] Arrival in St. Louis.</text:p>
          </table:table-cell>
          <table:table-cell/>
          <table:table-cell office:value-type="string">
            <text:p>Robert had a little <text:span text:style-name="T1">surprise</text:span> for her, and she asked him to tell her what it was. But he said, she must<text:span text:style-name="T1"> wait until they arrived in St. Louis</text:span>. <text:s/>"Robert, just suppose the train should be wrecked and I should be killed, or something should happen that I would never see you again, don't you think you had better tell me about the surprise now?" He said, "No, there is not going to be any wreck. Good luck is following us, and the surprise will keep until <text:span text:style-name="T1">tomorrow morning</text:span>.”</text:p>
          </table:table-cell>
          <table:table-cell table:number-columns-repeated="2"/>
        </table:table-row>
        <table:table-row table:style-name="ro15">
          <table:table-cell/>
          <table:table-cell office:value-type="string">
            <text:p>122</text:p>
          </table:table-cell>
          <table:table-cell table:style-name="ce7" office:value-type="string">
            <text:p>“time”</text:p>
          </table:table-cell>
          <table:table-cell/>
          <table:table-cell office:value-type="string">
            <text:p>Robert realized that he must have <text:span text:style-name="T1">time</text:span> to collect his thoughts,<text:span text:style-name="T1"> if he ever could think again</text:span>. <text:s/>His thoughts <text:span text:style-name="T1">turn</text:span>ed back to the dream Marie had told him she had, where some terrible tragedy had overtaken him and she had gone out of his life in a mysterious way and came</text:p>
            <text:p>back into it in the same way.</text:p>
          </table:table-cell>
          <table:table-cell office:value-type="string">
            <text:p>Connection to Marie's dream pg. 97.</text:p>
            <text:p/>
            <text:p>122-97 = 25. <text:s/>Note: $25,000 is RG's capital on pg. 113.</text:p>
          </table:table-cell>
          <table:table-cell/>
        </table:table-row>
        <table:table-row table:style-name="ro18">
          <table:table-cell/>
          <table:table-cell office:value-type="string">
            <text:p>122-123</text:p>
          </table:table-cell>
          <table:table-cell table:number-columns-repeated="2"/>
          <table:table-cell office:value-type="string">
            <text:p>But he must get all that out of his <text:span text:style-name="T1">mind</text:span> -- must have <text:span text:style-name="T2">faith</text:span> in Marie, must <text:span text:style-name="T2">understand</text:span> and <text:span text:style-name="T2">wait</text:span>. Then like a <text:span text:style-name="T2">flash</text:span> he became <text:span text:style-name="T1">contented</text:span>. Thought it was all a joke that Marie had played on him, that she was hiding somewhere in the train and in a few minutes would show up, so he decided not to send a telegram to Mr. <text:s/>Kennelworth but simply<text:span text:style-name="T1"> stay in the station and </text:span><text:span text:style-name="T2">wait</text:span>. <text:s/>He opened his suit case and took out the Bible, and there began to read from St. Paul, who said that love suffers long and is kind, seeks not its own, is not easily provoked and thinks no evil. Robert resolved to have <text:span text:style-name="T1">patience</text:span>, to have <text:span text:style-name="T1">faith</text:span> in Marie, and never doubt her, and<text:span text:style-name="T1"> never to think any evil</text:span> of her no matter what happened. <text:s/>His mind was <text:span text:style-name="T3">relieved</text:span>. He felt <text:span text:style-name="T2">happy</text:span> and more <text:span text:style-name="T1">cheerful</text:span>, and was <text:span text:style-name="T2">hopeful</text:span>.</text:p>
          </table:table-cell>
          <table:table-cell office:value-type="string">
            <text:p>Flash [of lightning] mentioned at the bottom of pg. 122.</text:p>
          </table:table-cell>
          <table:table-cell/>
        </table:table-row>
        <table:table-row table:style-name="ro19">
          <table:table-cell/>
          <table:table-cell office:value-type="string">
            <text:p>123</text:p>
          </table:table-cell>
          <table:table-cell office:value-type="string">
            <text:p>RG waited a <text:span text:style-name="T1">short</text:span> <text:span text:style-name="T1">time</text:span>.</text:p>
          </table:table-cell>
          <table:table-cell/>
          <table:table-cell office:value-type="string">
            <text:p>He <text:span text:style-name="T2">waited</text:span> <text:span text:style-name="T1">a short time </text:span>in the station, hoping Marie would join him. The seconds drifted away like weeks, the minutes seemed like months, and when an hour had gone by, to Robert it seemed like years. He <text:span text:style-name="T2">waited</text:span> and <text:span text:style-name="T2">hoped</text:span>; <text:span text:style-name="T1">watched in every direction for Marie's beautiful eyes</text:span>, the eyes he told her he loved so much and always wanted them to greet him when he came home from his work because they were an inspiration.</text:p>
          </table:table-cell>
          <table:table-cell table:number-columns-repeated="2"/>
        </table:table-row>
        <table:table-row table:style-name="ro20">
          <table:table-cell/>
          <table:table-cell office:value-type="string">
            <text:p>123</text:p>
          </table:table-cell>
          <table:table-cell office:value-type="string">
            <text:p>The “12 hours/times” up to nearly 12 o'clock noon [Sunday, June 5, 1927].</text:p>
          </table:table-cell>
          <table:table-cell/>
          <table:table-cell office:value-type="string">
            <text:p>Slowly the hands on the great clock in the Union Station showed it was nearly 12 o'clock noon. Robert <text:span text:style-name="T1">listen</text:span>ed attentively as the old clock tolled <text:span text:style-name="T1">twelve times for 12 o'clock</text:span> and each <text:span text:style-name="T1">time</text:span> it seemed that the <text:span text:style-name="T1">blood from his heart was slowly trickling away</text:span>. <text:span text:style-name="T2">Hope</text:span> was fast giving away to despair. Robert found his <text:span text:style-name="T1">patience</text:span> waning, but that was not to be. He must <text:span text:style-name="T2">trust</text:span> to the <text:span text:style-name="T1">word</text:span> of God which said: "O, ye of little faith, saith the Lord," and must try to find Marie who meant everything to him. <text:s/></text:p>
          </table:table-cell>
          <table:table-cell office:value-type="string">
            <text:p>The 12 times leading up to 12 o'clock, hope fades from his heart, turning to despair.</text:p>
          </table:table-cell>
          <table:table-cell/>
        </table:table-row>
        <table:table-row table:style-name="ro4">
          <table:table-cell/>
          <table:table-cell office:value-type="string">
            <text:p>123</text:p>
          </table:table-cell>
          <table:table-cell table:style-name="ce6" office:value-type="string">
            <text:p>nearly 12 o'clock noon [Sunday, June 5, 1927].</text:p>
          </table:table-cell>
          <table:table-cell/>
          <table:table-cell table:style-name="ce6" office:value-type="string">
            <text:p>As the last stroke of the clock<text:span text:style-name="T4"> </text:span><text:span text:style-name="T2">died</text:span><text:span text:style-name="T4"> slowly away</text:span>, Robert <text:span text:style-name="T1">started</text:span> <text:span text:style-name="T1">to</text:span> <text:span text:style-name="T1">think</text:span> <text:span text:style-name="T1">again</text:span>. </text:p>
          </table:table-cell>
          <table:table-cell office:value-type="string">
            <text:p>RG stopped thinking on pg. 122. <text:s/>It is here that he starts to think again.</text:p>
          </table:table-cell>
          <table:table-cell/>
        </table:table-row>
        <table:table-row table:style-name="ro21">
          <table:table-cell/>
          <table:table-cell office:value-type="string">
            <text:p>123-124</text:p>
          </table:table-cell>
          <table:table-cell table:style-name="ce6" office:value-type="string">
            <text:p>nearly 12 o'clock noon [Sunday, June 5, 1927].</text:p>
          </table:table-cell>
          <table:table-cell/>
          <table:table-cell table:style-name="ce6" office:value-type="string">
            <text:p><text:span text:style-name="T5">He finally decided that he would stay in the Union Station and have </text:span><text:span text:style-name="T6">patience</text:span><text:span text:style-name="T5"> to</text:span><text:span text:style-name="T6"> wait one more hour</text:span><text:span text:style-name="T5"> for Marie. He thought that she was really playing a joke on him and would surely come by</text:span><text:span text:style-name="T6"> 1 o'clock</text:span><text:span text:style-name="T5">. While he </text:span><text:span text:style-name="T7">waited</text:span><text:span text:style-name="T5"> he continued to read the Bible: "The heavenly Shepherd is leading you in the right way to his own blessed fold. Leave all to him, to his </text:span><text:span text:style-name="T6">faithfulness</text:span><text:span text:style-name="T5">, his </text:span><text:span text:style-name="T6">love</text:span><text:span text:style-name="T5">, his </text:span><text:span text:style-name="T6">power</text:span><text:span text:style-name="T5">, his watchful, sleepless care." Robert decided to </text:span><text:span text:style-name="T7">trust</text:span><text:span text:style-name="T5">, to have </text:span><text:span text:style-name="T6">faith</text:span><text:span text:style-name="T5"> and leave it all to God that He might protect Marie and bring her safely back to him.</text:span></text:p>
          </table:table-cell>
          <table:table-cell table:number-columns-repeated="2"/>
        </table:table-row>
        <table:table-row table:style-name="ro15">
          <table:table-cell/>
          <table:table-cell office:value-type="string">
            <text:p>124</text:p>
          </table:table-cell>
          <table:table-cell table:number-columns-repeated="2"/>
          <table:table-cell office:value-type="string">
            <text:p>Then he read the poem by Gerhart:</text:p>
            <text:p>"The prison where thou art</text:p>
            <text:p>Thy God will break it soon,</text:p>
            <text:p>And flood with light thy heart</text:p>
            <text:p>In his own blessed noon."</text:p>
          </table:table-cell>
          <table:table-cell office:value-type="string">
            <text:p>Poem has 22 words, 86 letters.</text:p>
          </table:table-cell>
          <table:table-cell/>
        </table:table-row>
        <table:table-row table:style-name="ro4">
          <table:table-cell/>
          <table:table-cell office:value-type="string">
            <text:p>124</text:p>
          </table:table-cell>
          <table:table-cell table:number-columns-repeated="2"/>
          <table:table-cell office:value-type="string">
            <text:p>Robert thought how <text:span text:style-name="T1">happy</text:span> he would have been, as he expected by this time to be married to Marie and <text:span text:style-name="T1">happily</text:span> on their way to New York to celebrate their honeymoon.</text:p>
          </table:table-cell>
          <table:table-cell table:number-columns-repeated="2"/>
        </table:table-row>
        <table:table-row table:style-name="ro22">
          <table:table-cell/>
          <table:table-cell office:value-type="string">
            <text:p>124-125</text:p>
          </table:table-cell>
          <table:table-cell office:value-type="string">
            <text:p>Quarter to one [12:45 pm, Sunday, June 5, 1927].</text:p>
          </table:table-cell>
          <table:table-cell/>
          <table:table-cell office:value-type="string">
            <text:p>The hour had drifted slowly away and it was now a quarter to one. Robert was <text:span text:style-name="T1">troubled</text:span> and <text:span text:style-name="T1">discouraged</text:span>, but <text:span text:style-name="T1">had not lost hope</text:span>. He opened his Bible and read -- Job 6: 8: "Oh that I might have my request, and that God would grant me the thing that I long for!" <text:s/>Robert knew that he longed for Marie and believed that if he had faith God would answer his prayers. He read again -- Job 6: 11-13: "What is my strength, that I should hope? and what is mine end, that I should prolong my life? <text:s/>Is not my help in me? and is wisdom driven quite from me?" <text:s/>This was a great <text:span text:style-name="T1">consolation</text:span> to Robert. He realized that at last in desperation like Job he must <text:span text:style-name="T2">hope</text:span> and have <text:span text:style-name="T2">faith</text:span>; that his <text:span text:style-name="T1">wisdom</text:span> and <text:span text:style-name="T1">strength</text:span> was in himself and that if he had <text:span text:style-name="T1">faith</text:span> in God and <text:span text:style-name="T1">trusted</text:span> him that he would find Marie; that he would be able to overcome trials and tribulations and would have <text:span text:style-name="T1">wisdom</text:span> and <text:span text:style-name="T1">faith</text:span> to hold on and <text:span text:style-name="T1">hope</text:span> until he realized his dream and again found Marie. Robert remembered reading in the Bible where it said: "Whom God loveth he chastiseth." <text:s/>He thought that Marie was chastising him to try his faith and decided that <text:span text:style-name="T1">he would not lose patience</text:span> no matter what happened, that he would seek her to the ends of the earth. <text:s/>Robert watched the movement of every woman who passed thru the<text:span text:style-name="T1"> gates of the Union Station</text:span> for Marie, but each minute brought bitter disappointment. His <text:span text:style-name="T1">heart</text:span>, which but a few hours ago was filled with love and happiness, was <text:span text:style-name="T2">sad</text:span>.</text:p>
          </table:table-cell>
          <table:table-cell table:number-columns-repeated="2"/>
        </table:table-row>
        <table:table-row table:style-name="ro11">
          <table:table-cell/>
          <table:table-cell office:value-type="string">
            <text:p>125</text:p>
          </table:table-cell>
          <table:table-cell office:value-type="string">
            <text:p>1:00 pm [Sunday June 5, 1927].</text:p>
          </table:table-cell>
          <table:table-cell/>
          <table:table-cell office:value-type="string">
            <text:p>Robert looked up as the hands on the clock in the Union Station pointed to 1 o'clock, -- [<text:span text:style-name="T1">the time appointed</text:span><text:span text:style-name="T3">]</text:span> unto himself to wait without taking some action to try to find Marie. No Marie was in sight. He walked over to the news stand and bought a paper and decided to sit down<text:span text:style-name="T1"> for a few minutes</text:span> and try to read. As he slowly turned the pages of the paper looking for something he knew not what, suddenly his <text:span text:style-name="T1">eyes </text:span>fell upon the heading; "The Best Thing on Earth" by R. L. Cole. The first thought that entered Robert's <text:span text:style-name="T1">mind </text:span>was that the best thing on earth was Marie and that the greatest thing in the world was love. He read the entire article.</text:p>
          </table:table-cell>
          <table:table-cell table:number-columns-repeated="2"/>
        </table:table-row>
        <table:table-row table:style-name="ro3">
          <table:table-cell/>
          <table:table-cell office:value-type="string">
            <text:p>126-130</text:p>
          </table:table-cell>
          <table:table-cell table:number-columns-repeated="2"/>
          <table:table-cell office:value-type="string">
            <text:p>[The Best Thing On Earth article] [poem at end is on pg. 130].</text:p>
          </table:table-cell>
          <table:table-cell table:number-columns-repeated="2"/>
        </table:table-row>
        <table:table-row table:style-name="ro8">
          <table:table-cell/>
          <table:table-cell office:value-type="string">
            <text:p>130-131</text:p>
          </table:table-cell>
          <table:table-cell table:number-columns-repeated="2"/>
          <table:table-cell office:value-type="string">
            <text:p>He had found his greatest help in the Bible and knew John Wanamaker was right when he said that the greatest purchase he ever made in his life was when he was 11 years old and bought the Bible for $2.75. </text:p>
          </table:table-cell>
          <table:table-cell table:number-columns-repeated="2"/>
        </table:table-row>
        <table:table-row table:style-name="ro13">
          <table:table-cell/>
          <table:table-cell office:value-type="string">
            <text:p>131</text:p>
          </table:table-cell>
          <table:table-cell table:number-columns-repeated="2"/>
          <table:table-cell office:value-type="string">
            <text:p>As Robert read: “Heaven and earth shall pass away but my word shall not pass away,” he remembered that the Bible said that whenever you <text:span text:style-name="T1">pray</text:span>, <text:span text:style-name="T1">believe</text:span> that you have it and you shall. As he knew that all things are possible with the Lord, he determined to <text:span text:style-name="T1">pray</text:span> <text:span text:style-name="T1">believing</text:span> that Marie would soon return to him. <text:s/>Robert was much impressed with the statement that all the prophecies of the Bible are being fulfilled and will be fulfilled. He knew that every <text:span text:style-name="T1">promise</text:span> that God had ever made to man, he had kept. This renewed Robert’s <text:span text:style-name="T1">faith</text:span> and again he read Marie’s note where it said: “According to your <text:span text:style-name="T1">faith</text:span>, be I unto you,” and Robert thought that if <text:span text:style-name="T1">faith</text:span> would bring Marie back to him she would surely come. He knew that time would never change his love and that there was no other woman but Marie for him. He would <text:span text:style-name="T1">live</text:span>, <text:span text:style-name="T1">work</text:span> and <text:span text:style-name="T1">hope</text:span> for Marie until he found her, but if she had gone from him forever and such bad news should come to him, he knew that he would <text:span text:style-name="T1">bury all life</text:span><text:span text:style-name="T3"> and that hope would depart</text:span> from him and life would not be worth living.</text:p>
          </table:table-cell>
          <table:table-cell office:value-type="string">
            <text:p>Possible scenario is if Marie had gone from him forever.</text:p>
          </table:table-cell>
          <table:table-cell/>
        </table:table-row>
        <table:table-row table:style-name="ro14">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1"> value of his Bible</text:span> and the <text:span text:style-name="T1">trust</text:span> he should put in it, applying its <text:span text:style-name="T1">wisdom</text:span> to his present problem and troubles.</text:p>
            <text:p/>
          </table:table-cell>
          <table:table-cell office:value-type="string">
            <text:p>“word” (33) remains.</text:p>
          </table:table-cell>
          <table:table-cell/>
        </table:table-row>
        <table:table-row table:style-name="ro11">
          <table:table-cell/>
          <table:table-cell office:value-type="string">
            <text:p>131-132</text:p>
          </table:table-cell>
          <table:table-cell office:value-type="string">
            <text:p>After 1:30 pm [Sunday, June 5, 1927]</text:p>
          </table:table-cell>
          <table:table-cell office:value-type="string">
            <text:p>[1:33 pm, Sunday June 5, 1927]</text:p>
          </table:table-cell>
          <table:table-cell office:value-type="string">
            <text:p>By the time Robert had finished reading this article, it was after 1:30 P.M. and he decided that it was <text:span text:style-name="T1">hopeless</text:span> to wait longer for Marie, that something radically wrong had happened and she had either<text:span text:style-name="T1"> gone away</text:span> or an accident had befallen her. He must <text:span text:style-name="T1">make some plans</text:span> for locating her. Decided to go to a <text:span text:style-name="T1">hotel</text:span> and call Mr. Kennelworth on long-distance 'phone at Texarkana. <text:s/>With this plan in mind, he made his way to the hotel, registered and as soon as he was as<text:span text:style-name="T1">sign</text:span>ed to his room, put in a <text:span text:style-name="T1">long-distance call</text:span> for Mr. Kennelworth. <text:s/>Mr. Kennelworth was at his residence and it was only a question of<text:span text:style-name="T1"> a few minutes</text:span> until he had him on the 'phone.</text:p>
          </table:table-cell>
          <table:table-cell office:value-type="string">
            <text:p>Hotel is Planters Hotel [pg. 153]. <text:s/>Earlier in the page, if Marie goes away and hope departs, then life is buried. <text:s/>Does that mean dead?</text:p>
          </table:table-cell>
          <table:table-cell/>
        </table:table-row>
        <table:table-row table:style-name="ro14">
          <table:table-cell/>
          <table:table-cell office:value-type="string">
            <text:p>132</text:p>
          </table:table-cell>
          <table:table-cell table:number-columns-repeated="2"/>
          <table:table-cell office:value-type="string">
            <text:p>Between sobs, he told his sad story to Mr. Kennelworth about Marie’s disappearance and asked his advice. Mr. Kennelworth told him that he thought for some reason Marie may have decided to <text:span text:style-name="T1">return to school</text:span> and complete her education, and probably was at that time on her way back to Sherman. The best plan would be to <text:span text:style-name="T1">wait until the next night</text:span> to see if she <text:span text:style-name="T1">returned</text:span>, altho it was possible that she might get back<text:span text:style-name="T1"> late that night.</text:span> Mr. Kennelworth told Robert that he would go to see <text:span text:style-name="T1">her father </text:span>and find out any information he could for him. Robert was to remain at the hotel and if he got any information, he would telephone him. He advised Robert to notify the railroad authorities, and have them make a search and<text:span text:style-name="T1"> inquire at all of the stations</text:span> <text:span text:style-name="T1">where the train stopped that night</text:span> on the way from <text:span text:style-name="T3">Texarkana</text:span> to St. Louis, in order to get a clue to Marie’s disappearance.</text:p>
          </table:table-cell>
          <table:table-cell office:value-type="string">
            <text:p>Another possible scenario is: Marie returns to school to complete her education (she was not of age).</text:p>
            <text:p/>
            <text:p>Possible scenario is: She is on her way back to Sherman. <text:s/></text:p>
            <text:p/>
            <text:p>Gann is giving steps to take to locate Marie. <text:s/></text:p>
          </table:table-cell>
          <table:table-cell/>
        </table:table-row>
        <table:table-row table:style-name="ro23">
          <table:table-cell/>
          <table:table-cell office:value-type="string">
            <text:p>132-133</text:p>
          </table:table-cell>
          <table:table-cell table:number-columns-repeated="2"/>
          <table:table-cell office:value-type="string">
            <text:p>After talking with Mr. Kennelworth, Robert got in touch over the 'phone with the railroad officials in St. Louis and notified them of Marie’s disappearance from the train. They <text:span text:style-name="T1">promised</text:span> to send telegrams to all the station agents, to have all the trains watched and try to secure some information for him. They were to communicate with him just as soon as they had anything definite one way or the other. <text:s/>Robert now realized that he must go thru the greatest <text:span text:style-name="T1">ordeal</text:span> yet -- that of <text:span text:style-name="T1">waiting</text:span> <text:span text:style-name="T1">hourly</text:span> for some news of Marie. He knew the hours would pass slowly and decided to<text:span text:style-name="T1"> formulate a</text:span> <text:span text:style-name="T1">plan</text:span> in case Marie did not return to school or to her home, and if no news came from her the next day what would be his next move and what he should do to try to locate her.</text:p>
          </table:table-cell>
          <table:table-cell office:value-type="string">
            <text:p>Gann is giving steps to take to locate Marie. <text:s/></text:p>
          </table:table-cell>
          <table:table-cell/>
        </table:table-row>
        <table:table-row table:style-name="ro24">
          <table:table-cell/>
          <table:table-cell office:value-type="string">
            <text:p>139-140</text:p>
          </table:table-cell>
          <table:table-cell office:value-type="string">
            <text:p>“soon after RG's telephone message Sunday afternoon” [soon after 1:33 pm June 5, 1927]</text:p>
          </table:table-cell>
          <table:table-cell/>
          <table:table-cell office:value-type="string">
            <text:p>Mr. Kennelworth said that he had gone to see Marie’s father, Mr. Stanton, soon after Robert’s telephone message Sunday afternoon and had told Mr. Stanton of Robert’s success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impressed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number-columns-repeated="2"/>
        </table:table-row>
        <table:table-row table:style-name="ro11">
          <table:table-cell/>
          <table:table-cell office:value-type="string">
            <text:p>133</text:p>
          </table:table-cell>
          <table:table-cell office:value-type="string">
            <text:p>After 6 pm [Sunday, June 5, 1927].</text:p>
          </table:table-cell>
          <table:table-cell/>
          <table:table-cell office:value-type="string">
            <text:p><text:span text:style-name="T1">The</text:span> <text:span text:style-name="T1">next</text:span> <text:span text:style-name="T1">time</text:span> Robert noticed the<text:span text:style-name="T1"> time of day</text:span>, it was after 6 P.M. and he realized that he had had no breakfast, lunch or dinner, but his<text:span text:style-name="T1"> heart was heavy </text:span>and he felt that he could not eat anything. The <text:span text:style-name="T1">shock</text:span> had been so great and had come so suddenly that Robert found it hard to adjust himself to it or to realize what it all meant or what it might mean in case <text:span text:style-name="T1">Marie should pass out of his life forever</text:span>. It would mean <text:span text:style-name="T1">every</text:span> <text:span text:style-name="T1">hope</text:span> <text:span text:style-name="T1">blasted</text:span>, <text:span text:style-name="T1">every sweet dream gone</text:span> and would leave him with an uncertainty of life, like a ship without a rudder. He decided to<text:span text:style-name="T1"> pass the time </text:span>by reading and <text:span text:style-name="T1">seek</text:span>ing <text:span text:style-name="T1">consolation</text:span> in the Bible.</text:p>
          </table:table-cell>
          <table:table-cell office:value-type="string">
            <text:p>If the scenario on pg. 131 (Marie leaving forever) is true, then all hopes are blasted and all dreams gone, and life buried. <text:s/></text:p>
          </table:table-cell>
          <table:table-cell/>
        </table:table-row>
        <table:table-row table:style-name="ro13">
          <table:table-cell/>
          <table:table-cell office:value-type="string">
            <text:p>133-134</text:p>
          </table:table-cell>
          <table:table-cell office:value-type="string">
            <text:p>“a few months previous to this time”</text:p>
          </table:table-cell>
          <table:table-cell/>
          <table:table-cell office:value-type="string">
            <text:p>Robert had always been a great admirer of the poet, S. E. Kiser; always read his poems in the daily newspapers and a few months previous to this time, had bought a little book entitled, “Poems That Have Helped Me,” [17 letters] collected by S. E. Kiser. He remembered that he had this little book that he liked so much in his suit-case so he unpacked it to look for the book and as he did, he came across <text:span text:style-name="T1">the</text:span> <text:span text:style-name="T1">present</text:span>, the <text:span text:style-name="T1">surprise</text:span> that he had for Marie, that he had told her about before and <text:span text:style-name="T1">refused to give</text:span> to her or tell her more about it <text:span text:style-name="T1">until they arrived in St. Louis</text:span>. The present was a <text:span text:style-name="T1">wedding ring</text:span> set with <text:span text:style-name="T1">diamonds</text:span> and a <text:span text:style-name="T1">beautiful brooch</text:span> made of<text:span text:style-name="T1"> two hearts</text:span> woven together and tied with a cluster of <text:span text:style-name="T1">diamonds</text:span> and <text:span text:style-name="T1">pearls</text:span>. This was to be the great <text:span text:style-name="T1">surprise</text:span> for Marie and he was going to present it to Marie after they were married, as a token of the two hearts that now beat as one. Robert looked at this and thought of how the diamonds represented Marie in all of her beauty and that she was a pearl of great price.</text:p>
          </table:table-cell>
          <table:table-cell table:number-columns-repeated="2"/>
        </table:table-row>
        <table:table-row table:style-name="ro9">
          <table:table-cell/>
          <table:table-cell office:value-type="string">
            <text:p>134</text:p>
          </table:table-cell>
          <table:table-cell office:value-type="string">
            <text:p>[RG sobs for hours]</text:p>
          </table:table-cell>
          <table:table-cell/>
          <table:table-cell office:value-type="string">
            <text:p>It was too much for him. He broke down completely and wept like a baby. Alone he was -- the most a<text:span text:style-name="T1">lone</text:span> he had ever been in his life before -- away from friends, away from mother, and above all, separated from Marie, who meant more than life to him. <text:span text:style-name="T1">He sobbed for hours.</text:span> His <text:span text:style-name="T1">heart</text:span> was <text:span text:style-name="T1">breaking</text:span>, but with a <text:span text:style-name="T1">wondering</text:span> <text:span text:style-name="T1">mind</text:span>, he realized that he must have <text:span text:style-name="T1">strength</text:span>, and that he must have <text:span text:style-name="T1">faith</text:span> and <text:span text:style-name="T1">hope</text:span> on -- <text:span text:style-name="T1">hope</text:span> and <text:span text:style-name="T1">believe</text:span> that Marie was alive and he knew that if she were alive, there was <text:span text:style-name="T1">hope</text:span>.</text:p>
          </table:table-cell>
          <table:table-cell table:number-columns-repeated="2"/>
        </table:table-row>
        <table:table-row table:style-name="ro10">
          <table:table-cell/>
          <table:table-cell office:value-type="string">
            <text:p>134-135 (“Faith” mentioned on pg. 134).</text:p>
          </table:table-cell>
          <table:table-cell table:number-columns-repeated="2"/>
          <table:table-cell office:value-type="string">
            <text:p>He picked up his favorite little book, “Poems That Helped Me,” and started to read. The<text:span text:style-name="T1"> first one</text:span> that caught his eye was, “<text:span text:style-name="T1">Faith</text:span>” by Tennyson:</text:p>
            <text:p>[... 16 lines, 114 words, 425 letters ...] ["one" is the 52nd word]</text:p>
            <text:p>This cheered Robert and he resolved to have more <text:span text:style-name="T1">faith</text:span>, realizing that while he could not see or understand Marie’s action he must have <text:span text:style-name="T1">faith</text:span> and <text:span text:style-name="T1">love</text:span> and <text:span text:style-name="T1">trust</text:span> her, and <text:span text:style-name="T1">trust</text:span> that <text:span text:style-name="T1">time would bring understanding</text:span> and solve the problem.</text:p>
            <text:p/>
          </table:table-cell>
          <table:table-cell table:number-columns-repeated="2"/>
        </table:table-row>
        <table:table-row table:style-name="ro9">
          <table:table-cell/>
          <table:table-cell office:value-type="string">
            <text:p>135</text:p>
          </table:table-cell>
          <table:table-cell table:number-columns-repeated="2"/>
          <table:table-cell office:value-type="string">
            <text:p>He read another poem by Aubrey de Vere, and these words seemed to sink into his heart as he read them:</text:p>
            <text:p>[The 3 "heart" words add up to 144. <text:s/>Author A.D.V. is 144.]</text:p>
            <text:p>Robert felt that love might be trouble, but that love was the greatest and sweetest thing in the world and that he would go thru any troubles in the world, suffer anything, only to regain Marie and her love.</text:p>
          </table:table-cell>
          <table:table-cell table:number-columns-repeated="2"/>
        </table:table-row>
        <table:table-row table:style-name="ro5">
          <table:table-cell/>
          <table:table-cell office:value-type="string">
            <text:p>135-136</text:p>
          </table:table-cell>
          <table:table-cell office:value-type="string">
            <text:p>“this very hour of trouble”</text:p>
          </table:table-cell>
          <table:table-cell/>
          <table:table-cell office:value-type="string">
            <text:p>As Robert slowly<text:span text:style-name="T2"> turn</text:span>ed the pages of the little book, his eyes fell upon another poem, “<text:span text:style-name="T1">Courage</text:span>” by Thos. F. <text:span text:style-name="T1">Port</text:span>er: </text:p>
            <text:p>[... 172 words …] </text:p>
            <text:p>He eagerly devoured the words one by one, because he was looking for something to give him <text:span text:style-name="T1">courage</text:span> to go thru this terrible ordeal. He thought that this poem would do. It surely had been written for him in this very hour of trouble and realized with Job he must find his <text:span text:style-name="T1">strength</text:span> within himself and have <text:span text:style-name="T1">courage</text:span>, <text:span text:style-name="T1">hope</text:span> and <text:span text:style-name="T1">faith</text:span>.</text:p>
            <text:p/>
          </table:table-cell>
          <table:table-cell office:value-type="string">
            <text:p>“strength” is word number 102. <text:s/></text:p>
            <text:p><text:span text:style-name="T10"/></text:p>
            <text:p><text:span text:style-name="T10">Author is T.F.P. or 267.</text:span></text:p>
          </table:table-cell>
          <table:table-cell/>
        </table:table-row>
        <table:table-row table:style-name="ro9">
          <table:table-cell/>
          <table:table-cell office:value-type="string">
            <text:p>136-137</text:p>
          </table:table-cell>
          <table:table-cell table:number-columns-repeated="2"/>
          <table:table-cell office:value-type="string">
            <text:p>He then read another little poem from the book; “Not in Vain” by Emily Dickinson:</text:p>
            <text:p>[... 41 words, 145 letters ...]</text:p>
            <text:p>Robert felt that he had tried always to be kind and considerate and charitable towards others, and knew that he must go on regardless of what happened, and<text:span text:style-name="T1"> live his life</text:span> <text:span text:style-name="T1">hoping</text:span> to <text:span text:style-name="T1">find</text:span> Marie.</text:p>
            <text:p/>
          </table:table-cell>
          <table:table-cell office:value-type="string">
            <text:p>Regardless of which scenario is actually going on, Gann says RG must go on, and live his life hoping to find marie. <text:s/></text:p>
          </table:table-cell>
          <table:table-cell/>
        </table:table-row>
        <table:table-row table:style-name="ro3">
          <table:table-cell/>
          <table:table-cell office:value-type="string">
            <text:p>137</text:p>
          </table:table-cell>
          <table:table-cell office:value-type="string">
            <text:p>“about this time”</text:p>
          </table:table-cell>
          <table:table-cell/>
          <table:table-cell office:value-type="string">
            <text:p>About this time, Robert, tired, hungry and worn out fell asleep.</text:p>
          </table:table-cell>
          <table:table-cell table:number-columns-repeated="2"/>
        </table:table-row>
        <table:table-row table:style-name="ro8">
          <table:table-cell/>
          <table:table-cell office:value-type="string">
            <text:p>138</text:p>
          </table:table-cell>
          <table:table-cell office:value-type="string">
            <text:p>[During the night]</text:p>
          </table:table-cell>
          <table:table-cell/>
          <table:table-cell office:value-type="string">
            <text:p>[Placeholder. <text:s/>pg. 138 says RG cheked to see if telegrams had been received for him or if any long-distance call had come during the night when he had fallen asleep, but again he met with disappointment. <text:s/>There were no telegrams and there had been no 'phone calls.]</text:p>
          </table:table-cell>
          <table:table-cell table:number-columns-repeated="2"/>
        </table:table-row>
        <table:table-row table:style-name="ro23">
          <table:table-cell/>
          <table:table-cell office:value-type="string">
            <text:p>137</text:p>
          </table:table-cell>
          <table:table-cell office:value-type="string">
            <text:p>“the next time” is Monday sunrise [June 6, 1927].</text:p>
          </table:table-cell>
          <table:table-cell/>
          <table:table-cell office:value-type="string">
            <text:p><text:span text:style-name="T1">The next time</text:span> that he remembered any<text:span text:style-name="T1">thing</text:span>, he awoke on<text:span text:style-name="T1"> Monday morning </text:span>with the <text:span text:style-name="T1">sun streaming</text:span> in thru the <text:span text:style-name="T1">window</text:span> of his <text:span text:style-name="T1">hotel</text:span> and <text:span text:style-name="T1">realized</text:span> that he had<text:span text:style-name="T1"> fallen asleep</text:span>. The little book, “Poems That Have Helped Me,” lay on the <text:span text:style-name="T1">bed</text:span> beside him. Because the sun was coming in the <text:span text:style-name="T1">east window</text:span> he knew that he must have slept thru some part of the night, and it was now morning. <text:s/>His first thought was of Marie, and of any news that might have come. Picking up the little book, the first thing that struck his eye was the poem, “Press On” by <text:span text:style-name="T1">P</text:span>ark <text:span text:style-name="T1">B</text:span>enjamin: </text:p>
            <text:p>[... 156 words ...] ["its" is word 37.]</text:p>
            <text:p/>
          </table:table-cell>
          <table:table-cell office:value-type="string">
            <text:p>Author P.B. = 72.</text:p>
          </table:table-cell>
          <table:table-cell/>
        </table:table-row>
        <table:table-row table:style-name="ro15">
          <table:table-cell/>
          <table:table-cell office:value-type="string">
            <text:p>138</text:p>
          </table:table-cell>
          <table:table-cell office:value-type="string">
            <text:p>[Monday, June 6, 1927]</text:p>
          </table:table-cell>
          <table:table-cell/>
          <table:table-cell office:value-type="string">
            <text:p>Robert hastily read this poem and found some <text:span text:style-name="T1">consolation</text:span> in <text:span text:style-name="T1">it</text:span>. He resolved that he would <text:span text:style-name="T1">press on</text:span>, and hastened <text:span text:style-name="T1">down</text:span> stairs to the hotel desk to inquire if any telegrams had been received for him, or if any longdistance call had come during the night when he had fallen asleep, but again he met with disappointment. <text:s/>There were no telegrams and there had been no 'phone calls.</text:p>
          </table:table-cell>
          <table:table-cell table:number-columns-repeated="2"/>
        </table:table-row>
        <table:table-row table:style-name="ro16">
          <table:table-cell/>
          <table:table-cell office:value-type="string">
            <text:p>138-139</text:p>
          </table:table-cell>
          <table:table-cell office:value-type="string">
            <text:p>[Monday, June 6, 1927]</text:p>
          </table:table-cell>
          <table:table-cell/>
          <table:table-cell office:value-type="string">
            <text:p>Robert felt very <text:span text:style-name="T1">faint</text:span> and <text:span text:style-name="T1">weak</text:span> because he was hungry. <text:s/>He had not eaten all day Sunday, and now realized that he must get something to eat, and <text:span text:style-name="T1">strengthen</text:span> himself for the ordeal to follow. He went to the <text:span text:style-name="T1">dining-room</text:span> and ordered a<text:span text:style-name="T2"> light </text:span>breakfast but when the food was served, he found it hard to eat because he thought of the <text:span text:style-name="T1">breakfast the Sunday morning before</text:span> that he had intended to have eaten with Marie <text:span text:style-name="T1">on the dining-car.</text:span> Everything he saw reminded him of her. Her smile was in the glittering <text:span text:style-name="T1">sunshine</text:span> which played upon the <text:span text:style-name="T1">windows</text:span> in front of him or appeared in the <text:span text:style-name="T1">clear crystal water</text:span> in the <text:span text:style-name="T1">glass</text:span> and the<text:span text:style-name="T1"> sweet odor from the flowers</text:span> on the table brought memories of <text:span text:style-name="T1">sweet kisses</text:span> and soft caresses which haunted him. Finally, Robert managed to <text:span text:style-name="T1">eat a little</text:span>, because he knew he must if he expected to<text:span text:style-name="T1"> keep up</text:span> and have <text:span text:style-name="T1">strength to fight on </text:span>and find Marie.</text:p>
          </table:table-cell>
          <table:table-cell table:number-columns-repeated="2"/>
        </table:table-row>
        <table:table-row table:style-name="ro10">
          <table:table-cell/>
          <table:table-cell office:value-type="string">
            <text:p>139</text:p>
          </table:table-cell>
          <table:table-cell office:value-type="string">
            <text:p>After breakfast, [Monday, June 6, 1927]</text:p>
          </table:table-cell>
          <table:table-cell/>
          <table:table-cell office:value-type="string">
            <text:p>When he had finished his breakfast, he returned to <text:span text:style-name="T1">his room</text:span> and decided to call the <text:span text:style-name="T1">railroad office</text:span> again and ascertain if they had any information for him. The general <text:span text:style-name="T1">pass</text:span>enger agent was there, and was very courteous over the 'phone to Robert. He had taken a great interest in the case and they had received reports from every station along the line, but nowhere had any trace been found of Marie. He assured Robert that the railway company would use every effort to continue the search and report to him promptly any information that they received.</text:p>
          </table:table-cell>
          <table:table-cell table:number-columns-repeated="2"/>
        </table:table-row>
        <table:table-row table:style-name="ro25">
          <table:table-cell/>
          <table:table-cell office:value-type="string">
            <text:p>139-140</text:p>
          </table:table-cell>
          <table:table-cell table:number-columns-repeated="2"/>
          <table:table-cell office:value-type="string">
            <text:p>Robert decided to call Mr. Kennelworth on the <text:span text:style-name="T1">long-distance 'phone</text:span> at his <text:span text:style-name="T1">office in Texarkana</text:span> and soon got him on the wire. Mr. Kennelworth said that he had gone to see Marie’s father, Mr. Stanton,<text:span text:style-name="T1"> soon after Robert’s telephone message Sunday afternoon</text:span> and had told Mr. Stanton of Robert’s success since he had been with his firm; how hard Robert had studied and planned and how he had figured out the cotton and grain markets and the large amount of money that he had made on such a small capital. He confided to Mr. Stanton the <text:span text:style-name="T1">secret</text:span> of how Marie had saved up her money and how much money Robert had made on the $400.00 which he had invested for her. Mr. Stanton and his wife were much impressed with the story and felt that they had been wrong in opposing Marie’s love for Robert and their marriage. They told Mr. Kennelworth that <text:span text:style-name="T1">when Marie returned they would give her their consent to marry Robert then or any time later</text:span>. They felt that they might be to blame for any harm that would come to Marie or for the <text:span text:style-name="T1">sorrows</text:span> that Robert was suffering. <text:s/>However, they were <text:span text:style-name="T1">hopeful</text:span> that <text:span text:style-name="T1">Marie was either returning home or was on her way back to Sherman, Texas</text:span>, to complete her education, and, therefore, were not greatly alarmed and intended to<text:span text:style-name="T1"> wait until Monday afternoon</text:span> to find out if Marie had gone back to Sherman. <text:s/>Mr. Kennelworth stated that Mr. and Mrs. Stanton wished him to convey their sympathy to Robert and to tell him that they had great faith in him and wanted to help make him and Marie happy.</text:p>
          </table:table-cell>
          <table:table-cell office:value-type="string">
            <text:p>Connection (insertion of event) to time period on pg. 132.</text:p>
          </table:table-cell>
          <table:table-cell/>
        </table:table-row>
        <table:table-row table:style-name="ro9">
          <table:table-cell/>
          <table:table-cell office:value-type="string">
            <text:p>140</text:p>
          </table:table-cell>
          <table:table-cell table:number-columns-repeated="2"/>
          <table:table-cell office:value-type="string">
            <text:p>This message was great consolation to Robert because he felt that it was going to solve the problem, that no matter what had prompted Marie’s decision to leave the train and not to go ahead and marry him when she found that <text:span text:style-name="T1">her father and mother had changed their attitude,</text:span> she would be only too glad to return to Robert. <text:s/>They could then be married and continue on to New York where he could take up his studies and complete the building of his airship as soon as he had made enough money to do so.</text:p>
          </table:table-cell>
          <table:table-cell table:number-columns-repeated="2"/>
        </table:table-row>
        <table:table-row table:style-name="ro13">
          <table:table-cell/>
          <table:table-cell office:value-type="string">
            <text:p>140-141</text:p>
          </table:table-cell>
          <table:table-cell table:number-columns-repeated="2"/>
          <table:table-cell office:value-type="string">
            <text:p>Mr. Kennelworth told Robert that he would call him on the 'phone <text:span text:style-name="T1">about 8 o’clock that night</text:span> and let him know if any word had been received from Marie or <text:span text:style-name="T1">if news was received sooner, he would call immediately</text:span>, but at any rate would call at<text:span text:style-name="T1"> 8 o’clock.</text:span> Mr. Kennelworth praised Robert and told him not to lose hope but take a philosophical view of the matter. He felt sure that no harm had come to Marie, for had there been any accident it certainly would have been discovered by this time by the railway company. The fact that Marie’s baggage had disappeared was convincing evidence to him that in some way, <text:span text:style-name="T1">at some station during the night</text:span>, she had left the train and had probably concealed herself and was waiting to return on another train, later. He believed <text:span text:style-name="T1">before the day was over</text:span> they would have some good news in regard to Marie, and advised Robert to get busy and go right ahead with his trading in the market and continue to make money, as he was sure that everything was going to come out all right.</text:p>
          </table:table-cell>
          <table:table-cell table:number-columns-repeated="2"/>
        </table:table-row>
        <table:table-row table:style-name="ro26">
          <table:table-cell/>
          <table:table-cell office:value-type="string">
            <text:p>141</text:p>
          </table:table-cell>
          <table:table-cell office:value-type="string">
            <text:p>After RG's long-distance phone call to Mr. K.</text:p>
          </table:table-cell>
          <table:table-cell/>
          <table:table-cell office:value-type="string">
            <text:p>After Robert received this telephone message he was more <text:span text:style-name="T1">hopeful</text:span>. He secured a <text:span text:style-name="T1">morning newspaper</text:span> and found the <text:span text:style-name="T1">headlines</text:span> filled with <text:span text:style-name="T1">Lindbergh</text:span>. Read about the preparations for <text:span text:style-name="T1">Captain Lindbergh</text:span>’s <text:span text:style-name="T1">return</text:span> to <text:span text:style-name="T1">Washington</text:span> and <text:span text:style-name="T1">New York</text:span> and the <text:span text:style-name="T1">plans</text:span> for his <text:span text:style-name="T1">reception</text:span>. <text:s/>Of course, Robert had looked forward to being there at that time and have Marie with him as his wife. <text:s/>He had been looking forward to the <text:span text:style-name="T2">day</text:span> when his own dream would be realized and he would build one of the greatest airships of the age.</text:p>
          </table:table-cell>
          <table:table-cell office:value-type="string">
            <text:p>RG reads about Lindbergh reception. <text:s/>Connected to airship of the age.</text:p>
          </table:table-cell>
          <table:table-cell/>
        </table:table-row>
        <table:table-row table:style-name="ro23">
          <table:table-cell/>
          <table:table-cell office:value-type="string">
            <text:p>141-142</text:p>
          </table:table-cell>
          <table:table-cell table:number-columns-repeated="2"/>
          <table:table-cell office:value-type="string">
            <text:p>Returning to his room, he fell upon his <text:span text:style-name="T1">knees</text:span> and <text:span text:style-name="T1">breathed a prayer</text:span>; a prayer that only a man whose <text:span text:style-name="T1">heart</text:span> is <text:span text:style-name="T1">filled with love</text:span> for a good woman can pray. <text:s/>He prayed to the <text:span text:style-name="T1">U</text:span>niversal <text:span text:style-name="T1">Power</text:span> that created the Universe, the master of land and sea, who rides on the winds and walks upon the water, to whom all power was given over heaven and earth. Prayed for <text:span text:style-name="T1">strength</text:span> and for <text:span text:style-name="T1">guidance</text:span> to do only that which was right and that the good <text:span text:style-name="T1">G</text:span>od of the <text:span text:style-name="T1">U</text:span>niverse would return Marie to him in safety. Prayed not only for himself, or the <text:span text:style-name="T1">strength</text:span> to come to him, but for Marie, for her happiness, for her safety. It was an <text:span text:style-name="T1">unselfish</text:span> prayer; the kind of a prayer that a mother prays when her child is lost, when she thinks nothing of herself but only of the <text:span text:style-name="T1">child</text:span> that she loves.</text:p>
          </table:table-cell>
          <table:table-cell office:value-type="string">
            <text:p>RG returns to room and kneels and prays.</text:p>
          </table:table-cell>
          <table:table-cell/>
        </table:table-row>
        <table:table-row table:style-name="ro27">
          <table:table-cell/>
          <table:table-cell office:value-type="string">
            <text:p>142</text:p>
          </table:table-cell>
          <table:table-cell table:number-columns-repeated="2"/>
          <table:table-cell office:value-type="string">
            <text:p>When Robert <text:span text:style-name="T1">arose</text:span> from the <text:span text:style-name="T1">prayer</text:span> he felt better; felt that some of the <text:span text:style-name="T1">strength</text:span> of that unseen guiding <text:span text:style-name="T1">hand</text:span>, which is ever a comfort and in great demand in<text:span text:style-name="T1"> time of trouble</text:span>, had come to him. In God and his <text:span text:style-name="T2">word</text:span> alone he found <text:span text:style-name="T1">comfort</text:span> and consolation. He realized the significance of money and how little it meant; thought how quickly he had made money on a thousand dollars in the market and now how he would give every cent of it for just a message from Marie; just to know that she was alive. He had never tried to make the money for a selfish purpose, but thought of the things that it could buy to make Marie happy and give her comfort, and what he might be able to do for his country in time of war when they would need service and inventions which would protect them against the enemy.</text:p>
          </table:table-cell>
          <table:table-cell office:value-type="string">
            <text:p>RG arises from prayer. <text:s/>Got strength from unseen hand. <text:s/>God's WORD alone gave comfort.</text:p>
          </table:table-cell>
          <table:table-cell/>
        </table:table-row>
        <table:table-row table:style-name="ro8">
          <table:table-cell/>
          <table:table-cell office:value-type="string">
            <text:p>142</text:p>
          </table:table-cell>
          <table:table-cell table:number-columns-repeated="2"/>
          <table:table-cell office:value-type="string">
            <text:p>After he had time to collect his thoughts, he decided to call his old pal, Walter Kennelworth, in New York on the long-distance telephone and tell him all that had happened in such a short time.</text:p>
          </table:table-cell>
          <table:table-cell table:number-columns-repeated="2"/>
        </table:table-row>
        <table:table-row table:style-name="ro28">
          <table:table-cell/>
          <table:table-cell office:value-type="string">
            <text:p>142-143</text:p>
          </table:table-cell>
          <table:table-cell table:number-columns-repeated="2"/>
          <table:table-cell office:value-type="string">
            <text:p>Robert had not informed Walter that he was coming to New York at this time. He intended to telegraph him from St. Louis on Sunday morning after he and Marie had been married, and, of course, he knew that Walter would be at the train to meet them on their arrival. After some delay he got Walter on the longdistance 'phone and told him as quickly as possible all that had happened. Walter was more amused than shocked at the news and said: “Robert, Marie is just a little devil and full of fun. She is only testing your love. There is nothing to worry about. I know her ways better than you do.” He was sure that everything would be all right. But Robert felt that too much time had already elapsed for it to be a joke and that Marie was not waiting around St. Louis or hiding somewhere playing a joke that long. It was too serious a matter for Robert to feel that Marie would punish him in this way so long. Walter begged Robert to come right on to New York, but Robert told him he would never leave St. Louis until he had some definite news, one way or the other, as to what had happened to Marie.</text:p>
          </table:table-cell>
          <table:table-cell table:number-columns-repeated="2"/>
        </table:table-row>
        <table:table-row table:style-name="ro10">
          <table:table-cell/>
          <table:table-cell office:value-type="string">
            <text:p>143</text:p>
          </table:table-cell>
          <table:table-cell table:number-columns-repeated="2"/>
          <table:table-cell office:value-type="string">
            <text:p>After his talk with Walter, Robert felt better because he was his closest friend and it was always a pleasure to talk with him. He hoped that Walter was right and that Marie would show up soon. At the same time, he feared that something might have gone wrong, but every time this thought occurred he would read Marie’s letter again and this would give him hope and courage because it plainly said she would come to him when he needed her most. Of course, he realized that she could not know just how badly he needed her now and felt that he would never need her more than he did at that very moment.</text:p>
          </table:table-cell>
          <table:table-cell table:number-columns-repeated="2"/>
        </table:table-row>
        <table:table-row table:style-name="ro7">
          <table:table-cell/>
          <table:table-cell office:value-type="string">
            <text:p>143-144</text:p>
          </table:table-cell>
          <table:table-cell table:number-columns-repeated="2"/>
          <table:table-cell office:value-type="string">
            <text:p>When Robert was troubled and blue it had always been his practice to read either the Bible or some other good book. He had a scrap book where he had collected poems and he took this book out and began to look thru it. He noticed a clipping that he had pasted in only a short time before headed: “Tomorrow’s Chance,” by his favorite modern poet, S. E. Kiser:</text:p>
          </table:table-cell>
          <table:table-cell table:number-columns-repeated="2"/>
        </table:table-row>
        <table:table-row table:style-name="ro29">
          <table:table-cell/>
          <table:table-cell office:value-type="string">
            <text:p>144-145</text:p>
          </table:table-cell>
          <table:table-cell table:number-columns-repeated="2"/>
          <table:table-cell office:value-type="string">
            <text:p>When Robert was troubled and blue it had always been his practice to read either the Bible or some other good book. He had a scrap book where he had collected poems and he took this book out and began to look thru it. He noticed a clipping that he had pasted in only<text:span text:style-name="T2"> a short time before</text:span> headed: “Tomorrow’s Chance,” by his favorite modern poet, S. E. Kiser:</text:p>
            <text:p>[... 197 words, 789 letters ...]</text:p>
            <text:p>[Words 'discouragement' and 'hopes' add to: <text:span text:style-name="T1">252</text:span>]</text:p>
            <text:p>This poem seemed to fit his case and he read it over carefully. He resolved that regardless of discouragement or disappointment, blasted hopes, lost ideals or shattered dreams, he would still have the <text:span text:style-name="T1">courage</text:span> to exert himself for “Tomorrow’s Chance.”</text:p>
            <text:p/>
          </table:table-cell>
          <table:table-cell table:style-name="ce6" office:value-type="string">
            <text:p>[Words 'discouragement' and 'hopes' add to: <text:span text:style-name="T1">252</text:span>]</text:p>
          </table:table-cell>
          <table:table-cell/>
        </table:table-row>
        <table:table-row table:style-name="ro15">
          <table:table-cell/>
          <table:table-cell office:value-type="string">
            <text:p>145</text:p>
          </table:table-cell>
          <table:table-cell table:number-columns-repeated="2"/>
          <table:table-cell office:value-type="string">
            <text:p>After reading this poem he began to think about the future and his plans. He knew that he had intended to go into the market again on Monday or Tuesday, but the thought came to him -- What good would money do now, without Marie? However, he remembered her letter saying, “According to your faith, be I unto you.” <text:s/>Therefore, braced himself and again determined to have faith to go on, watching and waiting for Marie.</text:p>
          </table:table-cell>
          <table:table-cell table:number-columns-repeated="2"/>
        </table:table-row>
        <table:table-row table:style-name="ro30">
          <table:table-cell/>
          <table:table-cell office:value-type="string">
            <text:p>145-146</text:p>
          </table:table-cell>
          <table:table-cell table:style-name="ce6" office:value-type="string">
            <text:p>Monday evening [June 6, 1927].</text:p>
          </table:table-cell>
          <table:table-cell/>
          <table:table-cell table:style-name="ce6" office:value-type="string">
            <text:p>Robert bought the<text:span text:style-name="T1"> evening paper </text:span>and looked over the financial page and noted that <text:span text:style-name="T1">cotton had gone down</text:span> as he had figured it would. <text:span text:style-name="T1">The following day was the time</text:span> that his forecast indicated that it would strike bottom so he must pull himself together and buy some cotton, both for his own account and for Marie’s. <text:s/>Wheat had also declined and he felt that it was time to buy wheat for another advance as his cycle indicated an up-trend to run for the next ten days. Robert looked over the stock page and noticed the heading; “Major Motors advances above 200, a new high level.” Robert had figured out that Major Motors would not advance much above 200 before it would be a short sale for big profits. He figured out from the cycle of Major Motors that it would hold until along in June and July and that it would decline to a very low level in 1928, so he decided he was going to go short to hold for a long campaign and make a fortune.</text:p>
          </table:table-cell>
          <table:table-cell table:number-columns-repeated="2"/>
        </table:table-row>
        <table:table-row table:style-name="ro10">
          <table:table-cell/>
          <table:table-cell office:value-type="string">
            <text:p>146</text:p>
          </table:table-cell>
          <table:table-cell table:style-name="ce6"/>
          <table:table-cell/>
          <table:table-cell table:style-name="ce6"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fact that he was making money on Right Aeroplane stock encouraged him to continue his work on his own plane.</text:p>
          </table:table-cell>
          <table:table-cell table:number-columns-repeated="2"/>
        </table:table-row>
        <table:table-row table:style-name="ro11">
          <table:table-cell/>
          <table:table-cell office:value-type="string">
            <text:p>146-147</text:p>
          </table:table-cell>
          <table:table-cell table:style-name="ce6"/>
          <table:table-cell/>
          <table:table-cell table:style-name="ce6"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number-columns-repeated="2"/>
        </table:table-row>
        <table:table-row table:style-name="ro23">
          <table:table-cell/>
          <table:table-cell office:value-type="string">
            <text:p>147</text:p>
          </table:table-cell>
          <table:table-cell table:style-name="ce6" office:value-type="string">
            <text:p>[Out of order timestamp] Tuesday morning, June 7, 1927</text:p>
          </table:table-cell>
          <table:table-cell/>
          <table:table-cell table:style-name="ce6" office:value-type="string">
            <text:p>On June 7th, Robert sent a telegram to his broker to buy 500 bales of October Cotton and 500 bales of December Cotton at the Opening on Tuesday morning. <text:s/>He also ordered him to buy 100,000 bushels of July Wheat and gave an order to sell 500 shares of Major Motors when it reached 203. After sending these telegrams he returned to the hotel feeling some better and hoping that when he heard from Mr. Kennelworth on the long-distance 'phone he would have some good news. <text:s/>So he ate his dinner and returned to his room to wait for a message. Later he inquired for telegrams and 'phone calls and was informed that none had been received. <text:s/>He settled himself down in the room and concluded to wait for the long-distance call, hoping that it would bring good news.</text:p>
          </table:table-cell>
          <table:table-cell table:number-columns-repeated="2"/>
        </table:table-row>
        <table:table-row table:style-name="ro1">
          <table:table-cell table:number-columns-repeated="2"/>
          <table:table-cell table:style-name="ce6"/>
          <table:table-cell/>
          <table:table-cell table:style-name="ce6"/>
          <table:table-cell table:number-columns-repeated="2"/>
        </table:table-row>
        <table:table-row table:style-name="ro1">
          <table:table-cell table:number-columns-repeated="7"/>
        </table:table-row>
        <table:table-row table:style-name="ro7">
          <table:table-cell/>
          <table:table-cell office:value-type="string">
            <text:p>140</text:p>
          </table:table-cell>
          <table:table-cell office:value-type="string">
            <text:p>[Inserted]</text:p>
            <text:p/>
            <text:p>Monday afternoon [June 6, 1927].</text:p>
          </table:table-cell>
          <table:table-cell/>
          <table:table-cell table:style-name="ce6" office:value-type="string">
            <text:p><text:span text:style-name="T5">[Mr. and Mrs. Stanton] were </text:span><text:span text:style-name="T6">hopeful</text:span><text:span text:style-name="T5"> that </text:span><text:span text:style-name="T6">Marie was either returning home or was on her way back to Sherman, Texas</text:span><text:span text:style-name="T5">, to complete her education, and, therefore, were not greatly alarmed and intended to</text:span><text:span text:style-name="T6"> wait until Monday afternoon</text:span><text:span text:style-name="T5"> to find out if Marie had gone back to Sherman. <text:s/></text:span></text:p>
          </table:table-cell>
          <table:table-cell table:number-columns-repeated="2"/>
        </table:table-row>
        <table:table-row table:style-name="ro15">
          <table:table-cell/>
          <table:table-cell office:value-type="string">
            <text:p>148</text:p>
          </table:table-cell>
          <table:table-cell office:value-type="string">
            <text:p>[Inserted]</text:p>
            <text:p/>
            <text:p>Monday afternoon [June 6, 1927]</text:p>
            <text:p/>
          </table:table-cell>
          <table:table-cell/>
          <table:table-cell table:style-name="ce6" office:value-type="string">
            <text:p>He [Mr. K] had followed Robert’s advice and bought Wheat and Cotton on <text:span text:style-name="T3">Monday afternoon […]</text:span></text:p>
          </table:table-cell>
          <table:table-cell table:number-columns-repeated="2"/>
        </table:table-row>
        <table:table-row table:style-name="ro8">
          <table:table-cell/>
          <table:table-cell office:value-type="string">
            <text:p>140-141</text:p>
          </table:table-cell>
          <table:table-cell office:value-type="string">
            <text:p>About 8 o'clock that night [Monday night, June 6, 1927].</text:p>
          </table:table-cell>
          <table:table-cell/>
          <table:table-cell office:value-type="string">
            <text:p>Mr. Kennelworth told Robert that he would call him on the 'phone <text:span text:style-name="T1">about 8 o’clock that night</text:span> and let him know if any word had been received from Marie or <text:span text:style-name="T1">if news was received sooner, he would call immediately</text:span>, but at any rate would call at<text:span text:style-name="T1"> 8 o’clock.</text:span> </text:p>
          </table:table-cell>
          <table:table-cell table:number-columns-repeated="2"/>
        </table:table-row>
        <table:table-row table:style-name="ro31">
          <table:table-cell/>
          <table:table-cell office:value-type="string">
            <text:p>147-148</text:p>
          </table:table-cell>
          <table:table-cell table:style-name="ce6" office:value-type="string">
            <text:p>About 8:15 [pm, Monday, June 6, 1927]</text:p>
          </table:table-cell>
          <table:table-cell/>
          <table:table-cell table:style-name="ce6" office:value-type="string">
            <text:p>At about 8:15 the telephone rang and Mr. Kennelworth was on the wire. Robert knew from Mr. Kennelworth’s voice that he had <text:span text:style-name="T1">no good news</text:span>. Mr. Kennelworth informed him that <text:span text:style-name="T1">no </text:span><text:span text:style-name="T2">word</text:span> had been received from Marie by her parents, and that they had called up the school in Sherman, Texas, and <text:span text:style-name="T1">not a</text:span> <text:span text:style-name="T2">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text:span text:style-name="T1">go on to New York </text:span>and <text:span text:style-name="T1">wait</text:span> him there. <text:s/></text:p>
          </table:table-cell>
          <table:table-cell office:value-type="string">
            <text:p>Connection to pg. 114 (Marie leaving school). <text:s/>pg. 147-114 = <text:span text:style-name="T1">33</text:span>. <text:s/>No '<text:span text:style-name="T1">word</text:span>' received.</text:p>
          </table:table-cell>
          <table:table-cell/>
        </table:table-row>
        <table:table-row table:style-name="ro9">
          <table:table-cell/>
          <table:table-cell office:value-type="string">
            <text:p>148</text:p>
          </table:table-cell>
          <table:table-cell table:style-name="ce6" office:value-type="string">
            <text:p>About 8:15 [pm, Monday, June 6, 1927]</text:p>
          </table:table-cell>
          <table:table-cell/>
          <table:table-cell table:style-name="ce6" office:value-type="string">
            <text:p>Robert then decided to stay in St. Louis until he got some definite <text:span text:style-name="T1">word</text:span>, or anyway remain there until Mr. Kennelworth arrived and then go on to New York with him. He was anxious to see Walter as soon as possible but wanted to know something about what happened to Marie before leaving for New York. Mr. Kennelworth was confident that the next day [Tuesday, June 7, 1927] would bring some news from Marie, one way or the other, and advised Robert to keep cheerful; that he would inform him just as soon as news came.</text:p>
          </table:table-cell>
          <table:table-cell office:value-type="string">
            <text:p>Does “the next day” mean over the time period of the next “day”? <text:s/></text:p>
          </table:table-cell>
          <table:table-cell/>
        </table:table-row>
        <table:table-row table:style-name="ro32">
          <table:table-cell/>
          <table:table-cell office:value-type="string">
            <text:p>148-149</text:p>
          </table:table-cell>
          <table:table-cell table:style-name="ce6" office:value-type="string">
            <text:p>After RG had time to think over the matter.</text:p>
          </table:table-cell>
          <table:table-cell/>
          <table:table-cell table:style-name="ce6" office:value-type="string">
            <text:p>After Robert had time to think over the matter, he decided to place “Personal Notices” in all the newspapers of <text:span text:style-name="T1">St. Louis</text:span> and the towns along the line between <text:span text:style-name="T1">Texarkana</text:span> and <text:span text:style-name="T1">St. Louis</text:span>. If no news was heard of Marie by Tuesday evening, he would place it in the papers the next day. He then wrote out the <text:span text:style-name="T1">N</text:span>otice.</text:p>
            <text:p>MISS MARIE STANTON -- I FOUND YOUR LITTLE NOTE IN MY POCKET ON SUNDAY MORNING. HAVE BEEN <text:span text:style-name="T1">WAIT</text:span>ING FOR YOU IN <text:span text:style-name="T1">ST. LOUIS</text:span>. MY <text:span text:style-name="T1">FAITH</text:span>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COMMUNICATE WITH ME AND EXPLAIN ALL AND I WILL <text:span text:style-name="T1">UNDERSTAND</text:span> AND AGREE TO ANYTHING YOU MAY DESIRE. MARIE, RELIEVE MY <text:span text:style-name="T1">ANXIOUS</text:span> <text:span text:style-name="T1">HEART</text:span>. <text:s/>LET ME <text:span text:style-name="T1">HEAR</text:span> FROM YOU. YOUR FATHER AND MOTHER HAVE AGREED TO WITHDRAW THEIR OBJECTIONS AND CONSENT TO OUR BEING MARRIED. I WILL <text:span text:style-name="T1">HAVE</text:span> <text:span text:style-name="T1">FAITH</text:span> AND <text:span text:style-name="T1">WAIT IN ST. LOUIS</text:span> UNTIL I <text:span text:style-name="T1">HEAR</text:span> SOMETHING FROM YOU. <text:s/>ROBERT GORDON,</text:p>
            <text:p>Address -- Planters Hotel.</text:p>
          </table:table-cell>
          <table:table-cell office:value-type="string">
            <text:p>RG to wait in St. Louis for 40 days. <text:s/>“Address” is italicized and it is word #153. <text:s/>“Planters” reduces to 33, “hotel” reduces to 24. <text:s text:c="3"/></text:p>
            <text:p/>
            <text:p>Notice was placed on Wednesday, June 8, on page 157.</text:p>
          </table:table-cell>
          <table:table-cell/>
        </table:table-row>
        <table:table-row table:style-name="ro11">
          <table:table-cell/>
          <table:table-cell office:value-type="string">
            <text:p>149</text:p>
          </table:table-cell>
          <table:table-cell table:style-name="ce6" office:value-type="string">
            <text:p>before retiring that night [night of Monday, June 6, 1927]</text:p>
          </table:table-cell>
          <table:table-cell/>
          <table:table-cell table:style-name="ce6" office:value-type="string">
            <text:p>Robert decided to read and study some before he retired that night. He read the poem, “How to Live,” by William Cullen Bryant:</text:p>
            <text:p>[... 71 words ... ]</text:p>
            <text:p>Robert wished that he might be able that night to lie down to pleasant dreams [word 70 or 71] but he knew that he would lay down with an unfaltering trust [word 49, 50 or 51] in Marie, that he would have the faith in her which would move mountains, that he would never doubt her no matter how long a time passed and would prove that his love for her was supreme and his faith unfaltering.</text:p>
          </table:table-cell>
          <table:table-cell table:number-columns-repeated="2"/>
        </table:table-row>
        <table:table-row table:style-name="ro33">
          <table:table-cell/>
          <table:table-cell office:value-type="string">
            <text:p>149-150</text:p>
          </table:table-cell>
          <table:table-cell table:style-name="ce6"/>
          <table:table-cell/>
          <table:table-cell table:style-name="ce6" office:value-type="string">
            <text:p>Robert read another poem on “Perserverance” by Goethe:</text:p>
            <text:p>PERSEVERANCE</text:p>
            <text:p>We must not hope to be mowers,</text:p>
            <text:p>And to gather the ripe gold ears,</text:p>
            <text:p>Unless we have first been sowers</text:p>
            <text:p>And watered the furrows with tears.</text:p>
            <text:p>It is not just as we take it,</text:p>
            <text:p>This mystical world of ours,</text:p>
            <text:p>Life’s field will yield as we make it</text:p>
            <text:p>A harvest of thorns or of flowers.</text:p>
            <text:p/>
            <text:p>He realized that perhaps all the good things of life do not come to us easily and that we might have to go through sorrows and trouble to try our faith. Robert decided to persevere and try to be philosophic and hope, no matter what happened, and to continue to watch and wait for good news from Marie.</text:p>
          </table:table-cell>
          <table:table-cell table:number-columns-repeated="2"/>
        </table:table-row>
        <table:table-row table:style-name="ro7">
          <table:table-cell/>
          <table:table-cell office:value-type="string">
            <text:p>150</text:p>
          </table:table-cell>
          <table:table-cell table:style-name="ce6"/>
          <table:table-cell/>
          <table:table-cell table:style-name="ce6" office:value-type="string">
            <text:p>Before he retired that night, Robert read “The Golden Hour” by James W. Foley:</text:p>
            <text:p>[... 284 words, 40 lines ...]</text:p>
            <text:p>[Quoted words "Let's play!" on line 16.]</text:p>
            <text:p/>
          </table:table-cell>
          <table:table-cell table:number-columns-repeated="2"/>
        </table:table-row>
        <table:table-row table:style-name="ro9">
          <table:table-cell/>
          <table:table-cell office:value-type="string">
            <text:p>151</text:p>
          </table:table-cell>
          <table:table-cell table:style-name="ce6" office:value-type="string">
            <text:p>Before RG went to sleep, [Monday night, June 6, 1927].</text:p>
          </table:table-cell>
          <table:table-cell/>
          <table:table-cell table:style-name="ce6" office:value-type="string">
            <text:p>Robert knelt and prayed before he went to sleep, always asking for Marie and her protection. He said: "Lord, I ask nothing for myself, but beseech the greatest blessings on Marie and only ask for her happiness. <text:s/>If it be for the best that her happiness be away from me, then I desire to suffer rather than for her to be unhappy. <text:s/>I pray that she may realize my great love and faith in her, my devotion to her and willingness to make any <text:span text:style-name="T1">sacrifice</text:span> for her that might seem right, no matter what my <text:span text:style-name="T1">judgment</text:span> may be."</text:p>
          </table:table-cell>
          <table:table-cell office:value-type="string">
            <text:p>Quote has 80 words and 320 letters.</text:p>
          </table:table-cell>
          <table:table-cell/>
        </table:table-row>
        <table:table-row table:style-name="ro15">
          <table:table-cell/>
          <table:table-cell office:value-type="string">
            <text:p>132</text:p>
          </table:table-cell>
          <table:table-cell table:style-name="ce6" office:value-type="string">
            <text:p>[Inserted] Monday night [June 6, 1927].</text:p>
          </table:table-cell>
          <table:table-cell/>
          <table:table-cell table:style-name="ce6" office:value-type="string">
            <text:p><text:span text:style-name="T5">Mr. Kennelworth told him [RG] that he thought for some reason Marie may have decided to </text:span><text:span text:style-name="T6">return to school</text:span><text:span text:style-name="T5"> and complete her education, and probably was at that time on her way back to Sherman. The best plan would be to </text:span><text:span text:style-name="T6">wait until the next night</text:span><text:span text:style-name="T5"> [i.e. Monday night, June 7, 1927] to see if she </text:span><text:span text:style-name="T6">returned</text:span><text:span text:style-name="T5">, altho it was possible that she might get back</text:span><text:span text:style-name="T6"> late that night.</text:span></text:p>
          </table:table-cell>
          <table:table-cell table:number-columns-repeated="2"/>
        </table:table-row>
        <table:table-row table:style-name="ro9">
          <table:table-cell/>
          <table:table-cell office:value-type="string">
            <text:p>151-152</text:p>
          </table:table-cell>
          <table:table-cell table:style-name="ce6" office:value-type="string">
            <text:p>“that night” [Monday night, June 6, 1927]</text:p>
          </table:table-cell>
          <table:table-cell/>
          <table:table-cell table:style-name="ce6" office:value-type="string">
            <text:p>Robert slept better that night because he was looking forward to Tuesday, the 7th day of the month. He had learned that the "7th" was a sacred day, and had often talked to Marie about the number 7, and the number of times it is spoken of in the Bible. How God had blessed the 7th day and made it the Sabbath; how many things had come to pass on the 7th day of the 7th month, or the 7th year referred to in the Bible. In some way he felt that on this day news would come from Marie and he hoped that it would be good.</text:p>
          </table:table-cell>
          <table:table-cell office:value-type="string">
            <text:p>Tuesday, June 7, 1927 is a “7” <text:s/>of some sort. <text:s/>TODO <text:s/>Make measurements of 7's from this date.</text:p>
          </table:table-cell>
          <table:table-cell/>
        </table:table-row>
        <table:table-row table:style-name="ro34">
          <table:table-cell/>
          <table:table-cell office:value-type="string">
            <text:p>153</text:p>
          </table:table-cell>
          <table:table-cell table:style-name="ce6" office:value-type="string">
            <text:p>[inserted] June 6, 1927.</text:p>
          </table:table-cell>
          <table:table-cell/>
          <table:table-cell table:style-name="ce6" office:value-type="string">
            <text:p>Texarkana, Texas. <text:s/>June 6, 1927.</text:p>
            <text:p/>
            <text:p>Mr. Robert Gordon, <text:span text:style-name="T1">Planters Hotel</text:span>, St. Louis, Mo.</text:p>
            <text:p>DEAR ROBERT:</text:p>
            <text:p>We are <text:span text:style-name="T1">deeply</text:span> grieved over Marie's disappearance but are hopeful that no harm has come to her. From what Mr. Kennelworth tells us of the letter she wrote you, we believe she is returning to school or home, and we are waiting news of her with <text:span text:style-name="T1">hope</text:span>.</text:p>
            <text:p>While Marie is quite young and we thought too young to marry, and you too, are very young and could well afford to <text:span text:style-name="T1">wait</text:span> a few years, we now realize that if a delay would interfere with your happiness and Marie's, we would gladly consent to an immediate marriage. We regret that we have misjudged you, Robert, and are proud to know more about you from those who have known you intimately. Parents often make mistakes in opposing their children and frequently the interference of parents in the marriage of their children separate two that God has joined together. Man can only put asunder the physical bodies, but what God doeth is forever. <text:s/>We are very happy to know of your loyalty to Marie, your faith in God and your great ambitions to succeed, according to the rules laid down in the Bible. Shall be very happy to notify you promptly of any news from Marie and will kindly ask you to do the same for us. <text:span text:style-name="T1">Believe</text:span> us Sincerely your friends, WILLIAM and MARY STANTON.</text:p>
            <text:p/>
          </table:table-cell>
          <table:table-cell table:number-columns-repeated="2"/>
        </table:table-row>
        <table:table-row table:style-name="ro7">
          <table:table-cell/>
          <table:table-cell office:value-type="string">
            <text:p>148</text:p>
          </table:table-cell>
          <table:table-cell office:value-type="string">
            <text:p>[Inserted] “the next morning” at Opening [Tuesday morning, June 7, 1927] </text:p>
          </table:table-cell>
          <table:table-cell/>
          <table:table-cell table:style-name="ce6" office:value-type="string">
            <text:p><text:span text:style-name="T8">He [Mr. K] had followed Robert’s advice and bought Wheat and Cotton on Monday afternoon and </text:span><text:span text:style-name="T5">Robert told him that he was going to buy the next morning at the </text:span><text:span text:style-name="T6">O</text:span><text:span text:style-name="T5">pening. <text:s/></text:span></text:p>
          </table:table-cell>
          <table:table-cell table:number-columns-repeated="2"/>
        </table:table-row>
        <table:table-row table:style-name="ro7">
          <table:table-cell/>
          <table:table-cell office:value-type="string">
            <text:p>147</text:p>
          </table:table-cell>
          <table:table-cell table:style-name="ce6" office:value-type="string">
            <text:p>[Inserted] Tuesday morning at Opening, [June 7, 1927]</text:p>
          </table:table-cell>
          <table:table-cell/>
          <table:table-cell table:style-name="ce6" office:value-type="string">
            <text:p>On June 7th, Robert sent a telegram to his broker to buy 500 bales of October Cotton and 500 bales of December Cotton at the <text:span text:style-name="T1">O</text:span>pening on Tuesday morning. <text:s/>He also ordered him to buy 100,000 bushels of July Wheat and gave an order to sell 500 shares of Major Motors when it reached 203.</text:p>
          </table:table-cell>
          <table:table-cell table:number-columns-repeated="2"/>
        </table:table-row>
        <table:table-row table:style-name="ro35">
          <table:table-cell/>
          <table:table-cell office:value-type="string">
            <text:p>152</text:p>
          </table:table-cell>
          <table:table-cell table:style-name="ce6" office:value-type="string">
            <text:p>Tuesday morning [June 7, 1927].</text:p>
          </table:table-cell>
          <table:table-cell/>
          <table:table-cell table:style-name="ce6" office:value-type="string">
            <text:p>Robert awoke on Tuesday morning feeling much better, had his breakfast early, bought the newspaper and read all about the receptions being planned for Colonel Lindbergh and again the <text:span text:style-name="T1">wish stole into his heart</text:span> and the <text:span text:style-name="T1">hope was </text:span><text:span text:style-name="T2">revived</text:span> that in some way Marie might be with him when Lindbergh arrived in New York. </text:p>
          </table:table-cell>
          <table:table-cell table:number-columns-repeated="2"/>
        </table:table-row>
        <table:table-row table:style-name="ro15">
          <table:table-cell table:style-name="ce3"/>
          <table:table-cell/>
          <table:table-cell table:style-name="ce6"/>
          <table:table-cell/>
          <table:table-cell table:style-name="ce6" office:value-type="string">
            <text:p>Robert decided to console himself by reading the Bible. He read Job, and realized that he, too, would have patience to wait until his time should come. Nothing could shake his faith in Marie or shake his faith in the wisdom of Almighty God whom, Robert fully believed, would answer his prayer. He hoped that before the day was over, some news of Marie would surely come.</text:p>
          </table:table-cell>
          <table:table-cell table:number-columns-repeated="2"/>
        </table:table-row>
        <table:table-row table:style-name="ro4">
          <table:table-cell table:number-columns-repeated="2"/>
          <table:table-cell table:style-name="ce6"/>
          <table:table-cell/>
          <table:table-cell table:style-name="ce6" office:value-type="string">
            <text:p>As he was reading the Bible the bellboy brought him a letter stamped Texarkana, and, of course, Robert hoped it contained some news of Marie. He opened it hastily and read:</text:p>
          </table:table-cell>
          <table:table-cell table:number-columns-repeated="2"/>
        </table:table-row>
        <table:table-row table:style-name="ro7">
          <table:table-cell/>
          <table:table-cell office:value-type="string">
            <text:p>153</text:p>
          </table:table-cell>
          <table:table-cell table:style-name="ce6" office:value-type="string">
            <text:p>Letter dated June 7, 1927.</text:p>
          </table:table-cell>
          <table:table-cell/>
          <table:table-cell table:style-name="ce6" office:value-type="string">
            <text:p>When Robert received and read this letter [Letter from William and Mary Stanton, pg. 153, written on June 6, 1927] he was <text:span text:style-name="T1">deeply</text:span> touched and felt that a reward must always come to those whose intentions are honest and honorable, so he <text:span text:style-name="T1">sat down</text:span> and answered the letter.</text:p>
          </table:table-cell>
          <table:table-cell table:number-columns-repeated="2"/>
        </table:table-row>
        <table:table-row table:style-name="ro36">
          <table:table-cell/>
          <table:table-cell office:value-type="string">
            <text:p>154</text:p>
          </table:table-cell>
          <table:table-cell table:style-name="ce6" office:value-type="string">
            <text:p>Letter dated June 7, 1927.</text:p>
          </table:table-cell>
          <table:table-cell/>
          <table:table-cell table:style-name="ce6" office:value-type="string">
            <text:p>St. Louis, Missouri, June 7, 1927.</text:p>
            <text:p>Mr. and Mrs. W. H. Stanton,</text:p>
            <text:p>Texarkana, Texas.</text:p>
            <text:p>DEAR <text:span text:style-name="T1">FRIENDS</text:span>:</text:p>
            <text:p>I feel like addressing you as <text:span text:style-name="T1">friends</text:span> because <text:span text:style-name="T1">sorrow</text:span> often makes us all <text:span text:style-name="T1">friends</text:span>, and am enclosing a poem -- "Trouble Brings Friends," which I think is very appropriate. Materlinck said, "Men help each other by their joy, not by sorrow," but it is my belief that we are often led to extend <text:span text:style-name="T1">help</text:span> in<text:span text:style-name="T1"> time of sorrow</text:span> which we would never think of doing in time of joy or happiness. I quote from John 16: 22 -- "And ye now therefore have sorrow; but I will see you again, and your hearts shall rejoice, and your joy no man taketh from you." I hope and pray that the day is not far distant when our hearts will rejoice together with the return of Marie. <text:s/>Marie means everything to me and I honor and respect you as her parents. I believe that you acted as you thought best for Marie's future, and can find no fault with your good and honest intentions, regardless of the suffering it has caused me or the sorrow and disappointment it may have brought to Marie. I wish to do only that which is honorable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 <text:s/>Marie felt all along when I was a struggling boy without money, that you would never consent to her marrying below her station in life and this, as much as anything else, made me ambitious to achieve success and prove to you that even tho I was born of poor parents and started without anything in life, I could make a great success and accumulate money. To me money means nothing and I would gladly give every dollar I have ever made just to spend one hour with Marie, and I am sure that this is no boyish love affair or trick of the imagination. While it is my first love, it will endure forever. <text:s/>Time will prove that Marie means everything to me. <text:s/>I thank you for your kindness and consideration and hope and pray that we may soon have good news in regard to Marie.</text:p>
            <text:p>Sincerely yours, ROBERT GORDON.</text:p>
            <text:p/>
          </table:table-cell>
          <table:table-cell table:number-columns-repeated="2"/>
        </table:table-row>
        <table:table-row table:style-name="ro8">
          <table:table-cell/>
          <table:table-cell office:value-type="string">
            <text:p>155</text:p>
          </table:table-cell>
          <table:table-cell table:style-name="ce6"/>
          <table:table-cell/>
          <table:table-cell table:style-name="ce6" office:value-type="string">
            <text:p>Poem enclosed with RG's letter: "Trouble Brings Friends"</text:p>
            <text:p>[Poem: 24 lines, 157 words]</text:p>
            <text:p/>
          </table:table-cell>
          <table:table-cell table:number-columns-repeated="2"/>
        </table:table-row>
        <table:table-row table:style-name="ro15">
          <table:table-cell office:value-type="string">
            <text:p>13</text:p>
          </table:table-cell>
          <table:table-cell office:value-type="string">
            <text:p>156</text:p>
          </table:table-cell>
          <table:table-cell table:style-name="ce6" office:value-type="string">
            <text:p>“That afternoon after 3:00, when the afternoon newspapers were out.” <text:s/>[Tuesday, June 7, 1927]</text:p>
          </table:table-cell>
          <table:table-cell/>
          <table:table-cell table:style-name="ce6" office:value-type="string">
            <text:p>That afternoon, after three o'clock, when the after<text:span text:style-name="T1">noon</text:span> newspapers were out, he bought a paper and found that cotton and wheat had advanced many points and that he now had a nice profit on the purchases made <text:span text:style-name="T1">that morning</text:span>. Indeed, the gods of good <text:span text:style-name="T1">fortune</text:span> and <text:span text:style-name="T1">finance</text:span> were <text:span text:style-name="T1">smiling</text:span> on Robert, but the Goddess of Love was <text:span text:style-name="T1">frowning</text:span> and he must have patience.</text:p>
          </table:table-cell>
          <table:table-cell table:number-columns-repeated="2"/>
        </table:table-row>
        <table:table-row table:style-name="ro15">
          <table:table-cell/>
          <table:table-cell office:value-type="string">
            <text:p>156</text:p>
          </table:table-cell>
          <table:table-cell table:style-name="ce6" office:value-type="string">
            <text:p>Sunset, day was waning [Tuesday, June 7, 1927]. <text:s/></text:p>
          </table:table-cell>
          <table:table-cell/>
          <table:table-cell table:style-name="ce6" office:value-type="string">
            <text:p><text:span text:style-name="T5"><text:s/></text:span><text:span text:style-name="T5">As the </text:span><text:span text:style-name="T6">sun was slowly setting and the day was waning</text:span><text:span text:style-name="T5">, he watched in </text:span><text:span text:style-name="T6">sadness</text:span><text:span text:style-name="T5"> because </text:span><text:span text:style-name="T6">no news</text:span><text:span text:style-name="T5"> had come from Marie. He firmly resolved that he would carry out his intention and place the personal notice in the papers</text:span><text:span text:style-name="T6"> the following day</text:span><text:span text:style-name="T5"> [Wednesday, June 8, 1927] for news of Marie, if some</text:span><text:span text:style-name="T6">thing</text:span><text:span text:style-name="T5"> did not come</text:span><text:span text:style-name="T6"> that evening </text:span><text:span text:style-name="T8">[Evening of Tuesday, June 7, 1927]</text:span><text:span text:style-name="T5">.</text:span></text:p>
          </table:table-cell>
          <table:table-cell table:number-columns-repeated="2"/>
        </table:table-row>
        <table:table-row table:style-name="ro14">
          <table:table-cell/>
          <table:table-cell office:value-type="string">
            <text:p>156-157</text:p>
          </table:table-cell>
          <table:table-cell table:style-name="ce6"/>
          <table:table-cell/>
          <table:table-cell table:style-name="ce6" office:value-type="string">
            <text:p>Robert called Mr. Kennelworth on the 'phone in Texarkana and again met with disappointment. Not a word had been heard from Marie and her parents were now growing more anxious and feared that there had been some accident or foul play in some way. They were making a search in every direction; City and County officials had been notified and all the schools thruout the country were on the lookout for Marie and making every effort to obtain some information about her. Robert told Mr. Kennelworth about his plan to insert the personal notice and Mr. Kennelworth agreed with him. He thought it would be a good idea and he believed that if she were secretly hiding somewhere, she would surely see the papers because she herself would be anxious to know what happened to Robert and what he was doing.</text:p>
          </table:table-cell>
          <table:table-cell table:number-columns-repeated="2"/>
        </table:table-row>
        <table:table-row table:style-name="ro8">
          <table:table-cell/>
          <table:table-cell office:value-type="string">
            <text:p>148</text:p>
          </table:table-cell>
          <table:table-cell office:value-type="string">
            <text:p>[Inserted] “the next day” [Tuesday, June 7, 1927] </text:p>
          </table:table-cell>
          <table:table-cell/>
          <table:table-cell table:style-name="ce6" office:value-type="string">
            <text:p>Mr. Kennelworth [at about 8:15 pm Monday, June 6, 1927] was confident that <text:span text:style-name="T1">the next day</text:span> [Tuesday, June 7, 1927] would bring some news from Marie, one way or the other, and advised Robert to keep cheerful; that he would inform him just as soon as news came.</text:p>
          </table:table-cell>
          <table:table-cell office:value-type="string">
            <text:p>Does “the next day” mean over the time period of the next “day”? <text:s/></text:p>
          </table:table-cell>
          <table:table-cell/>
        </table:table-row>
        <table:table-row table:style-name="ro8">
          <table:table-cell/>
          <table:table-cell office:value-type="string">
            <text:p>152</text:p>
          </table:table-cell>
          <table:table-cell office:value-type="string">
            <text:p>[Inserted] “later in the day” [Tuesday, June 7, 1927].</text:p>
          </table:table-cell>
          <table:table-cell/>
          <table:table-cell table:style-name="ce6" office:value-type="string">
            <text:p>Later in the day he [RG] received telegrams <text:span text:style-name="T1">at his hotel</text:span> from his broker, advising of the purchase of October and December cotton and also the purchase of July wheat.</text:p>
          </table:table-cell>
          <table:table-cell table:number-columns-repeated="2"/>
        </table:table-row>
        <table:table-row table:style-name="ro15">
          <table:table-cell/>
          <table:table-cell office:value-type="string">
            <text:p>148</text:p>
          </table:table-cell>
          <table:table-cell office:value-type="string">
            <text:p>[Inserted] Tuesday evening, [June 7, 1927]</text:p>
          </table:table-cell>
          <table:table-cell/>
          <table:table-cell table:style-name="ce6" office:value-type="string">
            <text:p>After Robert had time to think over the matter [about 8:15 pm, Monday, June 6, 1927, or after this time that night], he decided to place “Personal Notices” in all the newspapers of <text:span text:style-name="T1">St. Louis</text:span> and the towns along the line between <text:span text:style-name="T1">Texarkana</text:span> and <text:span text:style-name="T1">St. Louis</text:span>. If no news was heard of Marie by <text:span text:style-name="T1">Tuesday evening</text:span>, he would place it in the papers<text:span text:style-name="T1"> the next day </text:span><text:span text:style-name="T3">[Wednesday, June 8, 1927]</text:span>. </text:p>
          </table:table-cell>
          <table:table-cell office:value-type="string">
            <text:p>Notice was placed on Wednesday, June 8, on page 157.</text:p>
          </table:table-cell>
          <table:table-cell/>
        </table:table-row>
        <table:table-row table:style-name="ro8">
          <table:table-cell/>
          <table:table-cell office:value-type="string">
            <text:p>156</text:p>
          </table:table-cell>
          <table:table-cell office:value-type="string">
            <text:p>[Inserted] [Tuesday] evening, [June 7, 1927]</text:p>
          </table:table-cell>
          <table:table-cell/>
          <table:table-cell table:style-name="ce6" office:value-type="string">
            <text:p><text:span text:style-name="T5">He firmly resolved that he would carry out his intention and place the personal notice in the papers</text:span><text:span text:style-name="T6"> the following day</text:span><text:span text:style-name="T5"> [Wednesday, June 8, 1927] for news of Marie, if some</text:span><text:span text:style-name="T6">thing</text:span><text:span text:style-name="T5"> did not come</text:span><text:span text:style-name="T6"> that evening </text:span><text:span text:style-name="T8">[Evening of Tuesday, June 7, 1927]</text:span><text:span text:style-name="T5">.</text:span></text:p>
          </table:table-cell>
          <table:table-cell table:number-columns-repeated="2"/>
        </table:table-row>
        <table:table-row table:style-name="ro30">
          <table:table-cell table:style-name="ce4"/>
          <table:table-cell table:style-name="ce4" office:value-type="float" office:value="157">
            <text:p>157</text:p>
          </table:table-cell>
          <table:table-cell table:style-name="ce4" office:value-type="string">
            <text:p>Early on Wednesday morning, June 8, [1927].</text:p>
          </table:table-cell>
          <table:table-cell table:style-name="ce4"/>
          <table:table-cell table:style-name="ce4" office:value-type="string">
            <text:p>Robert <text:span text:style-name="T1">arose</text:span> early on Wednesday morning, June 8th, hastened to the newspaper offices and placed the personal notices <text:span text:style-name="T1">to appear the following day</text:span>. When he re<text:span text:style-name="T1">turned</text:span> to his hotel, for the<text:span text:style-name="T1"> first time since Sunday</text:span> he thought of his birthday, June 9th, when he would be <text:span text:style-name="T1">21 years of age</text:span>. When he thought of this a great hope came into his mind. He decided that Marie, for some unknown reason, was hiding until his birthday and intended that they should be <text:span text:style-name="T1">married on that day</text:span> and she was going to be his birthday <text:span text:style-name="T1">present</text:span>. Robert's <text:span text:style-name="T1">imagination</text:span> went wild. He was elated over the <text:span text:style-name="T1">hope</text:span>. <text:s/>It seemed like a <text:span text:style-name="T1">sudden inspiration</text:span> to him. It would be just like Marie to wait until his birthday to give him the <text:span text:style-name="T1">surprise of his life</text:span>, and think this delay would only try his faith and patience and she would know just how much she meant to him, but did not think it too long to keep him waiting if he really loved her as he said he did; that he would have <text:span text:style-name="T1">patience</text:span> and <text:span text:style-name="T1">wait.</text:span></text:p>
          </table:table-cell>
          <table:table-cell table:style-name="ce4" office:value-type="string">
            <text:p>PER<text:span text:style-name="T1">SON</text:span>AL NOTICES PLACED. <text:s text:c="3"/>Connection to pg. 120, Sunday June 5, 1927. <text:s/>157 - 120 = <text:span text:style-name="T2">37</text:span>.</text:p>
            <text:p/>
            <text:p>If he's 21 years of age on June 9th, then on June 8th he is <text:span text:style-name="T2">20 years of age</text:span>. <text:s/></text:p>
          </table:table-cell>
          <table:table-cell/>
        </table:table-row>
        <table:table-row table:style-name="ro11">
          <table:table-cell table:style-name="ce4"/>
          <table:table-cell table:style-name="ce4" office:value-type="string">
            <text:p>157-158</text:p>
          </table:table-cell>
          <table:table-cell table:style-name="ce4" table:number-columns-repeated="2"/>
          <table:table-cell table:style-name="ce4" office:value-type="string">
            <text:p>Robert was sure that his advertisements in the papers <text:span text:style-name="T1">the following day </text:span>were going to bring results and that probably Marie, just as soon as she saw it, would come to him. So he really began to plan and hope and get ready for a marriage to take place on his birthday. <text:s/>He was so happy over this sudden thought, so elated that he 'phoned Mr. Kennelworth again that night and told him all about it. Mr. Kennelworth, half-hearted but hopeful, agreed with Robert that there might be something in it, that Marie might have had some plan of this kind in mind, and sincerely hoped that Robert was right and that this birthday would be the happiest of his life.</text:p>
          </table:table-cell>
          <table:table-cell table:style-name="ce4"/>
          <table:table-cell/>
        </table:table-row>
        <table:table-row table:style-name="ro14">
          <table:table-cell/>
          <table:table-cell office:value-type="string">
            <text:p>158</text:p>
          </table:table-cell>
          <table:table-cell table:number-columns-repeated="2"/>
          <table:table-cell table:style-name="ce6" office:value-type="string">
            <text:p>After Robert talked with Mr. Kennelworth, he immediately called Walter Kennelworth on the 'phone in New York, told him all that had happened, about his placing the personal notices in the papers, about his hopes and theories that Marie would show up on his birthday. 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Walter wanted to send congratulations for his birthday and his wedding day. The fact that Walter was so cheerful and shared Robert's views and hopes in the matter, made Robert much happier.</text:p>
          </table:table-cell>
          <table:table-cell table:number-columns-repeated="2"/>
        </table:table-row>
        <table:table-row table:style-name="ro9">
          <table:table-cell/>
          <table:table-cell office:value-type="string">
            <text:p>158</text:p>
          </table:table-cell>
          <table:table-cell table:number-columns-repeated="2"/>
          <table:table-cell table:style-name="ce6"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birthday the following day, and encouraged him to hope for the best and not give way to despair in case Marie did not show up. The special-delivery letter was also from Robert's mother, and read:</text:p>
          </table:table-cell>
          <table:table-cell table:number-columns-repeated="2"/>
        </table:table-row>
        <table:table-row table:style-name="ro37">
          <table:table-cell/>
          <table:table-cell office:value-type="string">
            <text:p>158-159</text:p>
          </table:table-cell>
          <table:table-cell table:number-columns-repeated="2"/>
          <table:table-cell table:style-name="ce6" office:value-type="string">
            <text:p>MY DEAR SON,</text:p>
            <text:p>Your good friend, Mr. Kennelworth, has been out to see me and told all that has happened. My son, I counsel you to have patience and faith. Love endures much and is not discouraged. <text:s/>I believe everything happens for the best, my boy, and it may be that Marie thought that you were <text:span text:style-name="T1">both too young to marry</text:span>. If this was her view, I would say it would hurt neither of you to wait a few years longer.</text:p>
            <text:p>While I cannot understand the mysterious way in which Marie disappeared, at the same time I hope, pray and believe that she is alive and will come into your life again when you most need her and are better prepared for her than you are now. I know that it will be hard for you to see and realize that it might be for the best for her to go out of your life at this <text:span text:style-name="T1">time</text:span>, but even Marie may be wiser than we know. She may want to test your love and test her love for you. If this is the case, it will all turn out for the best for both of you. <text:s/>If your love is strong enough to endure it and wait a few months or a few years, no harm can come later. If Marie can bear to be separated from you and remain faithful and loyal to you for a few months or a few years, then she will mean more to you when she comes back to you again.</text:p>
            <text:p>I pray for you each night and pray that everything may come out all right. I still have great <text:span text:style-name="T1">faith</text:span> and <text:span text:style-name="T1">confidence</text:span> in you, my boy. Want you to stick to your faith and your religion. Read the Holy Bible and follow it as you have in the past and everything that the good God can do will come to you in due time. Write me of your plans and what you intend to do. Send me a telegram as soon as you have any news, one way or the other. I anxiously await news of Marie and wish that I could be with you to comfort you because I know you need me when you haven't Marie. <text:s/>Devotedly, Your MOTHER.</text:p>
            <text:p/>
          </table:table-cell>
          <table:table-cell table:number-columns-repeated="2"/>
        </table:table-row>
        <table:table-row table:style-name="ro30">
          <table:table-cell/>
          <table:table-cell office:value-type="string">
            <text:p>159-160</text:p>
          </table:table-cell>
          <table:table-cell office:value-type="string">
            <text:p>That night, [Wednesday, June 8, 1927].</text:p>
          </table:table-cell>
          <table:table-cell/>
          <table:table-cell table:style-name="ce6" office:value-type="string">
            <text:p>Robert was happy to get the letter from his mother because she always encour<text:span text:style-name="T1">aged</text:span> him and he knew that no matter what happened, her faith in him would always remain the same and her love would endure forever. He retired<text:span text:style-name="T1"> that night</text:span> after having a <text:span text:style-name="T1">light</text:span> supper, very <text:span text:style-name="T1">happy</text:span>, looking forward to his birthday with great hopes and expectations. His 21st birthday meant a great deal to him, meant more than any other birthday because he hoped that it would bring Marie. He knew that he had stood the test of her absence and that he had unwavering faith, that the had never doubted her motive, no matter even if he could not understand it, and that he would not censure her actions. When Marie returned and was once sure that she knew all this, he would mean more to her than he had ever before and she would only love him the more. After all, perhaps this little disappointment would mean something good in the future.</text:p>
          </table:table-cell>
          <table:table-cell table:number-columns-repeated="2"/>
        </table:table-row>
        <table:table-row table:style-name="ro14">
          <table:table-cell/>
          <table:table-cell office:value-type="string">
            <text:p>160</text:p>
          </table:table-cell>
          <table:table-cell office:value-type="string">
            <text:p>That night, [Wednesday, June 8, 1927].</text:p>
          </table:table-cell>
          <table:table-cell/>
          <table:table-cell table:style-name="ce6" office:value-type="string">
            <text:p><text:span text:style-name="T1">That night </text:span>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kiss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table:number-columns-repeated="2"/>
        </table:table-row>
        <table:table-row table:style-name="ro23">
          <table:table-cell/>
          <table:table-cell office:value-type="string">
            <text:p>161</text:p>
          </table:table-cell>
          <table:table-cell office:value-type="string">
            <text:p>Early on [Thursday] June 9, [1927]</text:p>
          </table:table-cell>
          <table:table-cell/>
          <table:table-cell table:style-name="ce6" office:value-type="string">
            <text:p>ROBERT GORDON'S 21ST BIRTHDAY </text:p>
            <text:p>Robert arose early on June 9th. Hurried down to the desk to ascertain if any telegrams had come over night or any 'phone calls, but found no telegrams and no messages. It was yet too early for the morning mail. <text:s/>Robert secured the morning papers and saw his personal notices which he had instructed the papers to continue to run. He had added the name of his hotel and telephone number so that Marie could reach him promptly. <text:s/>Somehow he had a feeling that just about 11 or 12 o'clock that day Marie would call at the hotel or he would have some good news from her.</text:p>
            <text:p/>
          </table:table-cell>
          <table:table-cell table:number-columns-repeated="2"/>
        </table:table-row>
        <table:table-row table:style-name="ro25">
          <table:table-cell/>
          <table:table-cell office:value-type="string">
            <text:p>161-162</text:p>
          </table:table-cell>
          <table:table-cell office:value-type="string">
            <text:p>After having breakfast [Thursday, June 9, 1927]</text:p>
          </table:table-cell>
          <table:table-cell/>
          <table:table-cell table:style-name="ce6" office:value-type="string">
            <text:p>After having his breakfast, he <text:span text:style-name="T1">waited</text:span> for the first mail, but there were no letters for him and up to this time no telegrams had been received. He decided to go <text:span text:style-name="T1">down</text:span> to a brokerage office and see how the market opened. Cotton and wheat had advanced the day before and cotton opened higher and was strong this morning, and wheat was also holding up well. Robert found that Major Motors was selling around 203 and he knew that his broker must have sold 500 shares short for him at this price. He figured that Major Motors would not advance above 205 1/2 before it started on a big decline. <text:s/>So he said to himself, "This is going to be a real <text:span text:style-name="T1">happy</text:span> <text:span text:style-name="T1">birthday</text:span>. I am making money fast now in wheat and cotton and will soon be making money in stocks." Right Aeroplane was also strong and his profits were piling up on this. He figured up his profits on Cotton, Wheat and Stocks and<text:span text:style-name="T1"> on this birthday he was worth</text:span> $<text:span text:style-name="T1">30,000</text:span>. <text:s/>The money meant nothing to him. He would gladly give every cent of it to have Marie as a birthday present. <text:s/>His <text:span text:style-name="T1">hopes</text:span> remained high and somehow he felt that he would have Marie as well as the financial <text:span text:style-name="T1">success</text:span>. Just as he was figuring up his profits and thinking about it an old saying came to him: "Lucky at cards, unlucky in love." He wondered if this could be, that he would be lucky in making money in speculation and at the same time unlucky in his love affairs; but <text:span text:style-name="T1">hoped</text:span> and <text:span text:style-name="T1">prayed</text:span> that<text:span text:style-name="T1"> this was the last disappointment in his love affairs</text:span> and that<text:span text:style-name="T1"> this birthday was to be the turning point </text:span>and that some news would come from Marie.</text:p>
          </table:table-cell>
          <table:table-cell office:value-type="string">
            <text:p>This birthday was to be the turning point.</text:p>
          </table:table-cell>
          <table:table-cell/>
        </table:table-row>
        <table:table-row table:style-name="ro15">
          <table:table-cell/>
          <table:table-cell office:value-type="string">
            <text:p>162</text:p>
          </table:table-cell>
          <table:table-cell table:number-columns-repeated="2"/>
          <table:table-cell table:style-name="ce6" office:value-type="string">
            <text:p>He decided to <text:span text:style-name="T1">forget</text:span> about the market as everything was moving along his way and re<text:span text:style-name="T1">turned to the hotel</text:span> to wait for news of Marie. He still had a <text:span text:style-name="T1">hope</text:span> or an <text:span text:style-name="T1">imagination</text:span> that <text:span text:style-name="T1">around 11 or 12 o'clock </text:span>Marie would either come to the <text:span text:style-name="T1">hotel</text:span> or some news from her would be received. Upon re<text:span text:style-name="T1">turn</text:span>ing to the hotel he found no mail and no telegrams or telephone messages awaiting him. </text:p>
          </table:table-cell>
          <table:table-cell table:number-columns-repeated="2"/>
        </table:table-row>
        <table:table-row table:style-name="ro8">
          <table:table-cell/>
          <table:table-cell office:value-type="string">
            <text:p>162</text:p>
          </table:table-cell>
          <table:table-cell office:value-type="string">
            <text:p>11 o'clock [am, Thursday, June 9, 1927].</text:p>
          </table:table-cell>
          <table:table-cell/>
          <table:table-cell table:style-name="ce6" office:value-type="string">
            <text:p>When<text:span text:style-name="T1"> 11 o'clock </text:span>came Robert's mind reverted back to Sunday when he was watching the clock in the Union Station, <text:span text:style-name="T1">hoping</text:span> and <text:span text:style-name="T1">waiting</text:span> for Marie to appear. <text:s/>Robert became a little <text:span text:style-name="T1">restless</text:span> and more than <text:span text:style-name="T1">anxious</text:span> as the <text:span text:style-name="T1">minutes</text:span> went by. </text:p>
          </table:table-cell>
          <table:table-cell office:value-type="string">
            <text:p>Connection to pg. 123. <text:s/>162-123=39.</text:p>
          </table:table-cell>
          <table:table-cell/>
        </table:table-row>
        <table:table-row table:style-name="ro4">
          <table:table-cell/>
          <table:table-cell office:value-type="string">
            <text:p>162-163</text:p>
          </table:table-cell>
          <table:table-cell office:value-type="string">
            <text:p>12 o'clock [pm., Thursday, June 9, 1927].</text:p>
          </table:table-cell>
          <table:table-cell/>
          <table:table-cell table:style-name="ce6" office:value-type="string">
            <text:p><text:span text:style-name="T5">The </text:span><text:span text:style-name="T6">clock struck twelve</text:span><text:span text:style-name="T5"> on his birthday and no Marie and no news from her. </text:span></text:p>
          </table:table-cell>
          <table:table-cell table:number-columns-repeated="2"/>
        </table:table-row>
        <table:table-row table:style-name="ro15">
          <table:table-cell/>
          <table:table-cell office:value-type="string">
            <text:p>162</text:p>
          </table:table-cell>
          <table:table-cell table:style-name="ce6" office:value-type="string">
            <text:p>A few minutes after 12 [o'clock pm., Thursday, June 9, 1927].</text:p>
          </table:table-cell>
          <table:table-cell/>
          <table:table-cell table:style-name="ce6" office:value-type="string">
            <text:p><text:span text:style-name="T6">A few minutes after 12</text:span><text:span text:style-name="T5"> his bell rang and a messenger boy appeared with a telegram. "Ah," Robert thought, "this is from Marie or some news from her." But it was a telegram of </text:span><text:span text:style-name="T6">congratulations</text:span><text:span text:style-name="T5"> from his old pal, Walter, who asked that he convey the </text:span><text:span text:style-name="T6">first</text:span><text:span text:style-name="T5"> news which he received in regard to Marie and stated that he </text:span><text:span text:style-name="T6">hoped</text:span><text:span text:style-name="T8"> </text:span><text:span text:style-name="T6">before the day was over</text:span><text:span text:style-name="T5"> he could </text:span><text:span text:style-name="T6">congratulate</text:span><text:span text:style-name="T5"> Robert on his marriage to Marie. </text:span></text:p>
          </table:table-cell>
          <table:table-cell office:value-type="string">
            <text:p>Actual birthday moment. <text:s/>[See $30,000 mentioned on previous page.]</text:p>
          </table:table-cell>
          <table:table-cell/>
        </table:table-row>
        <table:table-row table:style-name="ro15">
          <table:table-cell/>
          <table:table-cell office:value-type="string">
            <text:p>163</text:p>
          </table:table-cell>
          <table:table-cell office:value-type="string">
            <text:p>A little later in the day [After a few minutes after 12 o'clock p.m., Thursday, June 9, 1927].</text:p>
          </table:table-cell>
          <table:table-cell/>
          <table:table-cell table:style-name="ce6" office:value-type="string">
            <text:p>A little later in the day Robert received a <text:span text:style-name="T1">long</text:span> telegram from Mr. Kennelworth, <text:span text:style-name="T1">congratulating</text:span> him on his birthday and offering words of <text:span text:style-name="T1">encouragement</text:span>, also telling Robert that he expected to leave Texarkana on Friday night, June 10th, and arrive in St. Louis some time in the morning and that Robert should be ready to start with him to New York, as he wanted to be there when Lindbergh arrived. <text:s/></text:p>
          </table:table-cell>
          <table:table-cell table:number-columns-repeated="2"/>
        </table:table-row>
        <table:table-row table:style-name="ro7">
          <table:table-cell/>
          <table:table-cell office:value-type="string">
            <text:p>163</text:p>
          </table:table-cell>
          <table:table-cell office:value-type="string">
            <text:p>A little later in the day [After a few minutes after 12 o'clock p.m., Thursday, June 9, 1927].</text:p>
          </table:table-cell>
          <table:table-cell/>
          <table:table-cell table:style-name="ce6" office:value-type="string">
            <text:p><text:span text:style-name="T5">Robert received another telegram from his mother </text:span><text:span text:style-name="T6">congratulating</text:span><text:span text:style-name="T5"> him on his birthday and wishing him every </text:span><text:span text:style-name="T6">success</text:span><text:span text:style-name="T5"> and </text:span><text:span text:style-name="T6">happiness</text:span><text:span text:style-name="T5">.</text:span></text:p>
          </table:table-cell>
          <table:table-cell table:number-columns-repeated="2"/>
        </table:table-row>
        <table:table-row table:style-name="ro14">
          <table:table-cell/>
          <table:table-cell office:value-type="string">
            <text:p>163</text:p>
          </table:table-cell>
          <table:table-cell office:value-type="string">
            <text:p>2 o'clock [pm, Thursday, June 9, 1927].</text:p>
          </table:table-cell>
          <table:table-cell/>
          <table:table-cell table:style-name="ce6" office:value-type="string">
            <text:p>These messages were very encour<text:span text:style-name="T1">aging </text:span>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text:span text:style-name="T1">Minutes now began to drag slowly</text:span>, as they had on Sunday when Robert had watched the clock and saw his hopes slowly waning. They were now waning again and Robert grew heartsick, but cheered himself with the thought that the day was not over yet. There was plenty of time for Marie to show up.</text:p>
          </table:table-cell>
          <table:table-cell office:value-type="string">
            <text:p>Connection to pg. 123. <text:s/>[12 o'clock noon] Sunday [June 5, 1927]. <text:s/>163-123 = 40. <text:s text:c="2"/>rluu_20130911: I think this is one of the “day”s of the 3 days and 3 nights. <text:s/>The time period difference is 50 hours. <text:s/>50 hours is 750 degrees.</text:p>
          </table:table-cell>
          <table:table-cell/>
        </table:table-row>
        <table:table-row table:style-name="ro9">
          <table:table-cell/>
          <table:table-cell office:value-type="string">
            <text:p>163-164</text:p>
          </table:table-cell>
          <table:table-cell table:number-columns-repeated="2"/>
          <table:table-cell table:style-name="ce6" office:value-type="string">
            <text:p>Robert decided to read awhile to quiet his anxiety. <text:s/>He picked up the book of "Poems That Have Helped Me," and read the "Isle of Long Ago."</text:p>
            <text:p>[Poem "Isle of Long Ago."]</text:p>
            <text:p>[Quotes lines letters: 66 + 35 = 101]</text:p>
            <text:p>["Greenword" quoted on word 282, line 35, 3rd word of line.]</text:p>
            <text:p/>
          </table:table-cell>
          <table:table-cell table:number-columns-repeated="2"/>
        </table:table-row>
        <table:table-row table:style-name="ro30">
          <table:table-cell/>
          <table:table-cell office:value-type="string">
            <text:p>165</text:p>
          </table:table-cell>
          <table:table-cell table:number-columns-repeated="2"/>
          <table:table-cell table:style-name="ce6" office:value-type="string">
            <text:p>It made him realize that on the "river of time" there are many trials, tribulations and disappointments. <text:s/>While he was young in years he had experienced many of them, and it seemed to him that<text:span text:style-name="T1"> the last five days had been five years</text:span>. When he read the lines of the poem: "Sweet voices we heard in the days gone before, when the wind down the river is fair" [66 letters] <text:s/>and "Our eyes are closing in slumber awhile,” [35 letters] he thought of Marie, her beautiful eyes and sweet voice; all the happy things she had ever said; the things that she had written, and like a <text:span text:style-name="T1">voice </text:span>coming across the stillness of the <text:span text:style-name="T1">night</text:span>, he seemed to hear Marie calling as she used to call: "Robert, dear," "Robert dear." He jumped from his chair, <text:span text:style-name="T1">start</text:span>led, because for a moment he thought it was her <text:span text:style-name="T1">voice</text:span>, for he had been hoping and expecting each moment to hear her <text:span text:style-name="T1">voice</text:span>, but alas it was only a ghost of imagination and no Marie was there and no news of her.</text:p>
          </table:table-cell>
          <table:table-cell office:value-type="string">
            <text:p>LAST 5 DAYS AS 5 YEARS. <text:s text:c="2"/>Marie's <text:span text:style-name="T1">voice</text:span>.</text:p>
          </table:table-cell>
          <table:table-cell/>
        </table:table-row>
        <table:table-row table:style-name="ro33">
          <table:table-cell/>
          <table:table-cell office:value-type="string">
            <text:p>166</text:p>
          </table:table-cell>
          <table:table-cell table:number-columns-repeated="2"/>
          <table:table-cell table:style-name="ce6" office:value-type="string">
            <text:p>Robert<text:span text:style-name="T1"> turn</text:span>ed another page and read: "Crossing the Bar," by Tennyson:</text:p>
            <text:p>[...]</text:p>
            <text:p>He read the last verse several times. <text:s/>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ext:span text:style-name="T1">turn</text:span> to him and he might claim her for his own. Thought of Marie's words, that hope and anticipation are greater than realization, but felt that nothing in the world could give him greater pleasure than the realization of this moment if he could hold Marie in his <text:span text:style-name="T1">arms</text:span>, <text:span text:style-name="T1">kiss</text:span> her sweet lips and hear the sweet words of love she had spoken to him in the past. Robert's<text:span text:style-name="T1"> heart for a moment sank within him</text:span>. It was too much for him. He sobbed and cried like a baby but then he thought of his faith, of God and his power supreme.</text:p>
            <text:p/>
          </table:table-cell>
          <table:table-cell office:value-type="string">
            <text:p>Last verse has 31 words. <text:s/>Pilot, star and hope words in the poem total to 186, which is 31 x 6. <text:s/></text:p>
          </table:table-cell>
          <table:table-cell/>
        </table:table-row>
        <table:table-row table:style-name="ro30">
          <table:table-cell/>
          <table:table-cell office:value-type="string">
            <text:p>166-167</text:p>
          </table:table-cell>
          <table:table-cell table:style-name="ce6" office:value-type="string">
            <text:p>“at the close of another day of disappointment”</text:p>
          </table:table-cell>
          <table:table-cell/>
          <table:table-cell table:style-name="ce6"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world he wanted was Marie. So<text:span text:style-name="T1"> at the close of another day</text:span> of disappointment he felt that there was room for hope and that the future was lined with hopes. He resolved never to waver. Then read "A Psalm of Life" by Longfellow: <text:s/>[...9 verses total...]</text:p>
          </table:table-cell>
          <table:table-cell office:value-type="string">
            <text:p>Close of day of disappointment.</text:p>
          </table:table-cell>
          <table:table-cell/>
        </table:table-row>
        <table:table-row table:style-name="ro30">
          <table:table-cell/>
          <table:table-cell office:value-type="string">
            <text:p>168-169</text:p>
          </table:table-cell>
          <table:table-cell table:number-columns-repeated="2"/>
          <table:table-cell table:style-name="ce6" office:value-type="string">
            <text:p>When he got to the verse </text:p>
            <text:p>[...Verse 6...]</text:p>
            <text:p>Robert now fully realized that he must <text:span text:style-name="T1">trust</text:span> to the future if he intended to live and continue to make a success and complete his discoveries and inventions. He read the last verse slowly and carefully:</text:p>
            <text:p>[...Verse 9...]</text:p>
            <text:p>This sounded much better to Robert. He was willing to learn to <text:span text:style-name="T1">labor and wait</text:span> and felt that if he <text:span text:style-name="T1">waited</text:span> there would be a <text:span text:style-name="T1">reward</text:span>, because Marie had <text:span text:style-name="T1">promised</text:span> him and he knew that Marie would keep her <text:span text:style-name="T1">promise</text:span>, and nothing could ever take from him that hope, that knowledge that Marie would keep her <text:span text:style-name="T1">promise</text:span>.</text:p>
            <text:p/>
          </table:table-cell>
          <table:table-cell table:number-columns-repeated="2"/>
        </table:table-row>
        <table:table-row table:style-name="ro32">
          <table:table-cell/>
          <table:table-cell office:value-type="string">
            <text:p>169</text:p>
          </table:table-cell>
          <table:table-cell office:value-type="string">
            <text:p>“It was now getting late”. <text:s/>“Birthday was passing”.</text:p>
          </table:table-cell>
          <table:table-cell/>
          <table:table-cell table:style-name="ce6" office:value-type="string">
            <text:p>Then he read another little poem: "The Spring of Love."</text:p>
            <text:p/>
            <text:p>A little sun, a little rain,</text:p>
            <text:p>A soft wind blowing from the West,</text:p>
            <text:p>And woods and fields are sweet again</text:p>
            <text:p>And warmth within the mountain's breast</text:p>
            <text:p/>
            <text:p>A little <text:span text:style-name="T1">love</text:span>, a little <text:span text:style-name="T1">trust</text:span>,</text:p>
            <text:p>A soft impulse, a sudden dream,</text:p>
            <text:p>And life as dry as desert dust,</text:p>
            <text:p>Is fresher than a mountain stream.</text:p>
            <text:p/>
            <text:p>He knew that he had great <text:span text:style-name="T1">love</text:span> and great <text:span text:style-name="T1">trust</text:span>, and that that love, and the hope of Marie, would give him ambition and courage to continue on. It was<text:span text:style-name="T1"> now getting late</text:span> and no news had come of Marie. Robert realized his <text:span text:style-name="T1">birthday was passing </text:span>and his <text:span text:style-name="T1">hopes for the present were blasted</text:span>.</text:p>
            <text:p/>
          </table:table-cell>
          <table:table-cell office:value-type="string">
            <text:p>Hopes for the present were blasted.</text:p>
          </table:table-cell>
          <table:table-cell/>
        </table:table-row>
        <table:table-row table:style-name="ro35">
          <table:table-cell/>
          <table:table-cell office:value-type="string">
            <text:p>162-163</text:p>
          </table:table-cell>
          <table:table-cell office:value-type="string">
            <text:p>[Inserted] Before the day was over [The current day is Thursday, June 9, 1927].</text:p>
          </table:table-cell>
          <table:table-cell/>
          <table:table-cell table:style-name="ce6" office:value-type="string">
            <text:p><text:span text:style-name="T5">But it was a telegram of congratulations from his old pal, Walter, who asked that he convey the </text:span><text:span text:style-name="T6">first</text:span><text:span text:style-name="T5"> news which he received in regard to Marie and stated that he </text:span><text:span text:style-name="T7">hoped</text:span><text:span text:style-name="T5"> </text:span><text:span text:style-name="T6">before the day </text:span><text:span text:style-name="T8">[Thursday, June 9, 1927] </text:span><text:span text:style-name="T6">was over</text:span><text:span text:style-name="T5"> he could congratulate Robert on his marriage to Marie. </text:span></text:p>
          </table:table-cell>
          <table:table-cell table:number-columns-repeated="2"/>
        </table:table-row>
        <table:table-row table:style-name="ro17">
          <table:table-cell/>
          <table:table-cell office:value-type="string">
            <text:p>169-170</text:p>
          </table:table-cell>
          <table:table-cell table:number-columns-repeated="2"/>
          <table:table-cell table:style-name="ce6" office:value-type="string">
            <text:p>He read the poem, "Lead Kindly Light":</text:p>
            <text:p>[...]</text:p>
            <text:p>O'er moor and fen, o'er crag and torrent till</text:p>
            <text:p><text:span text:style-name="T1">The night is gone</text:span>;</text:p>
            <text:p>And with the <text:span text:style-name="T1">morn</text:span> those angel faces smile</text:p>
            <text:p>Which I have loved long since, and lost awhile.</text:p>
            <text:p/>
            <text:p>The last few lines of the final verse impressed him strongly. Robert felt that Marie was only lost for awhile and that<text:span text:style-name="T1"> on the coming morning</text:span> he would meet the future with a <text:span text:style-name="T1">smile</text:span>, face it with <text:span text:style-name="T3">hope</text:span>,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p>
            <text:p/>
          </table:table-cell>
          <table:table-cell table:number-columns-repeated="2"/>
        </table:table-row>
        <table:table-row table:style-name="ro8">
          <table:table-cell/>
          <table:table-cell office:value-type="string">
            <text:p>170</text:p>
          </table:table-cell>
          <table:table-cell table:number-columns-repeated="2"/>
          <table:table-cell table:style-name="ce6" office:value-type="string">
            <text:p>Robert knew that he would never leave his first love and go back on her, that that was the one love of his life and that it would remain so long as there was life in his body. With this resolve in his heart he decided to face the future with hope.</text:p>
          </table:table-cell>
          <table:table-cell table:number-columns-repeated="2"/>
        </table:table-row>
        <table:table-row table:style-name="ro1">
          <table:table-cell table:number-columns-repeated="4"/>
          <table:table-cell table:style-name="ce6"/>
          <table:table-cell table:number-columns-repeated="2"/>
        </table:table-row>
        <table:table-row table:style-name="ro4">
          <table:table-cell/>
          <table:table-cell office:value-type="string">
            <text:p>109</text:p>
          </table:table-cell>
          <table:table-cell office:value-type="string">
            <text:p>[Inserted] [Thursday] June 9, [1927]</text:p>
          </table:table-cell>
          <table:table-cell/>
          <table:table-cell office:value-type="string">
            <text:p>RG would be 21 years of age, and on that day he wanted to be married and start on his career as a real man. <text:s/></text:p>
          </table:table-cell>
          <table:table-cell table:number-columns-repeated="2"/>
        </table:table-row>
        <table:table-row table:style-name="ro23">
          <table:table-cell office:value-type="string">
            <text:p>14</text:p>
          </table:table-cell>
          <table:table-cell office:value-type="string">
            <text:p>171</text:p>
          </table:table-cell>
          <table:table-cell office:value-type="string">
            <text:p>None given, but the text implies it is evening of [Thursday, June 9, 1927].</text:p>
          </table:table-cell>
          <table:table-cell/>
          <table:table-cell office:value-type="string">
            <text:p>Robert bought<text:span text:style-name="T1"> evening </text:span>newspapers and looked over the Financial Page; noted that cotton, wheat and corn had advanced that day. His birthday had indeed been a success, financially, and his<text:span text:style-name="T1"> 21st birthday found him on top of the world</text:span>, but this was not what counted with Robert. The great disappointment was that his <text:span text:style-name="T1">hopes</text:span> for Marie on that day <text:span text:style-name="T1">were blasted</text:span>,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text:p>
          </table:table-cell>
          <table:table-cell office:value-type="string">
            <text:p>21st birthday, Top of the world.</text:p>
          </table:table-cell>
          <table:table-cell/>
        </table:table-row>
        <table:table-row table:style-name="ro14">
          <table:table-cell office:value-type="string">
            <text:p>14</text:p>
          </table:table-cell>
          <table:table-cell office:value-type="string">
            <text:p>171</text:p>
          </table:table-cell>
          <table:table-cell office:value-type="string">
            <text:p>Early on the morning of [Friday, June 10, [1927]]</text:p>
          </table:table-cell>
          <table:table-cell/>
          <table:table-cell office:value-type="string">
            <text:p>Early on the morning of June 10th he called to see <text:span text:style-name="T1">Madam Cleo</text:span>. She told him that he had gone thru a great sorrow but that his sweetheart would return to him in a few days, he should be of good cheer because Marie loved him only; that it had been<text:span text:style-name="T1"> </text:span><text:span text:style-name="T3">a case of nervous indecision</text:span> which had caused Marie to disappear, and that she would return just as suddenly as she had disappeared. <text:s/>Robert felt more <text:span text:style-name="T1">hopeful</text:span> and re<text:span text:style-name="T1">turn</text:span>ed to his <text:span text:style-name="T1">hotel</text:span>, <text:span text:style-name="T1">hoping</text:span> to get some news of Marie. There were no letters or telegrams. <text:s/>He called up the broker's office to find out how cotton and wheat were that morning and found that they were strong and higher. His calculations showed that wheat and cotton should be top for a reaction on June 10th so he wired his broker in New York to sell out his wheat and cotton. Corn was down that morning, so he telegraphed the broker to buy 20,000 bushels of September corn.</text:p>
          </table:table-cell>
          <table:table-cell office:value-type="string">
            <text:p>Madam Cleo.</text:p>
          </table:table-cell>
          <table:table-cell/>
        </table:table-row>
        <table:table-row table:style-name="ro10">
          <table:table-cell/>
          <table:table-cell office:value-type="string">
            <text:p>1<text:span text:style-name="T1">72</text:span></text:p>
          </table:table-cell>
          <table:table-cell office:value-type="string">
            <text:p>After sending the telegram wire to broker in NY. <text:s/>In the storyline, it is currently [Friday, June 10, 1927].</text:p>
          </table:table-cell>
          <table:table-cell/>
          <table:table-cell office:value-type="string">
            <text:p>After sending this telegram, he glanced over the morning paper and saw an advertisement headed, “<text:span text:style-name="T1">Professor O. B. Joyful</text:span>,” Astrologer. Robert eagerly read the advertisement because the name attracted him. And he was looking for something to make him joyful. Professor Joyful’s advertisement stated that “with the science of Astrology, he could tell when success would start, when trouble would end and reveal when marriage would take place.” <text:s/>Robert was a great believer in Astrology because he had found this great science referred to so many times in the Holy Bible. <text:s/>[Bible verses about stars and signs.]</text:p>
          </table:table-cell>
          <table:table-cell table:style-name="ce6" office:value-type="string">
            <text:p>Professor O. B. Joyful</text:p>
          </table:table-cell>
          <table:table-cell/>
        </table:table-row>
        <table:table-row table:style-name="ro9">
          <table:table-cell/>
          <table:table-cell office:value-type="string">
            <text:p>176</text:p>
          </table:table-cell>
          <table:table-cell office:value-type="string">
            <text:p>None given, but in the storyline, it is currently [Friday, June 10, 1927].</text:p>
          </table:table-cell>
          <table:table-cell/>
          <table:table-cell office:value-type="string">
            <text:p>“Discern the end from the beginning”; where Jesus said: “I will judge you in the place of your nativity.” <text:s/>He hastened to the office of Professor O. B. Joyful in the hope that the great science of Astrology would throw some <text:span text:style-name="T1">light</text:span> upon the disappearance of Marie. The secretary told him that the Professor was very busy and as Robert had no appointment, he would have to wait awhile. Glancing around the walls of the office he saw some <text:span text:style-name="T1">beautiful</text:span> cards of poems hanging on the walls.</text:p>
          </table:table-cell>
          <table:table-cell office:value-type="string">
            <text:p>49 pages from pg. 127.</text:p>
          </table:table-cell>
          <table:table-cell/>
        </table:table-row>
        <table:table-row table:style-name="ro38">
          <table:table-cell table:style-name="ce3"/>
          <table:table-cell office:value-type="string">
            <text:p>176</text:p>
          </table:table-cell>
          <table:table-cell office:value-type="string">
            <text:p>None given, but in the storyline, it is currently [Friday, June 10, 1927].</text:p>
          </table:table-cell>
          <table:table-cell/>
          <table:table-cell office:value-type="string">
            <text:p>One was entitled, “The power of Love.” [21 words, 104 letters]. <text:s/>This attracted Robert’s attention:</text:p>
            <text:p><text:span text:style-name="T9">Sunbeams after showers are brightest,</text:span></text:p>
            <text:p><text:span text:style-name="T9">Seeking sorrow is a sin;</text:span></text:p>
            <text:p><text:span text:style-name="T9">Woman’s heart is ever lightest</text:span></text:p>
            <text:p><text:span text:style-name="T9">When love, the jewel, dwells within.</text:span></text:p>
            <text:p>Robert thought that this was a wonderful poem and he knew that it applied to man as well as woman, because his heart was ever light when love dwelled within; knew that it was Marie’s beautiful eyes and the hope of seeing them again, which was guiding him now across the troubled sea of time. He anxiously awaited the time when he could tell his troubles to Professor Joyful, hoping that they would soon be turned into joy.</text:p>
          </table:table-cell>
          <table:table-cell table:number-columns-repeated="2"/>
        </table:table-row>
        <table:table-row table:style-name="ro7">
          <table:table-cell/>
          <table:table-cell office:value-type="string">
            <text:p>176-177</text:p>
          </table:table-cell>
          <table:table-cell office:value-type="string">
            <text:p>None given, but in the storyline, it is currently [Friday, June 10, 1927].</text:p>
          </table:table-cell>
          <table:table-cell/>
          <table:table-cell office:value-type="string">
            <text:p>He read another poem on the wall:</text:p>
            <text:p>[45 words] -- NORAH PERKINS.</text:p>
            <text:p>Robert knew that he was using love every day and it seemed that the Professor had prepared his office to receive those in love.</text:p>
          </table:table-cell>
          <table:table-cell table:number-columns-repeated="2"/>
        </table:table-row>
        <table:table-row table:style-name="ro15">
          <table:table-cell/>
          <table:table-cell office:value-type="string">
            <text:p>177</text:p>
          </table:table-cell>
          <table:table-cell office:value-type="string">
            <text:p>None given, but in the storyline, it is currently [Friday, June 10, 1927].</text:p>
          </table:table-cell>
          <table:table-cell/>
          <table:table-cell office:value-type="string">
            <text:p>Another poem read: </text:p>
            <text:p>[39 words]</text:p>
            <text:p>Robert felt that he had not been stingy with his love for Marie and that he had showered his affection upon her. <text:s/>The Bible said that love begetteth love and he knew if he received as he gave, his reward would be the return of Marie and her love.</text:p>
          </table:table-cell>
          <table:table-cell table:number-columns-repeated="2"/>
        </table:table-row>
        <table:table-row table:style-name="ro14">
          <table:table-cell/>
          <table:table-cell office:value-type="string">
            <text:p>177</text:p>
          </table:table-cell>
          <table:table-cell office:value-type="string">
            <text:p>None given, but in the storyline, it is currently [Friday, June 10, 1927].</text:p>
          </table:table-cell>
          <table:table-cell/>
          <table:table-cell office:value-type="string">
            <text:p><text:span text:style-name="T1">By this time</text:span>, the secretary announced that Professor Joyful was ready to receive him. He entered the Professor’s office, where he met a<text:span text:style-name="T1"> middle-aged man</text:span> whose kindly face indicated that he had sympathy for those in <text:span text:style-name="T1">trouble</text:span>. Robert stated briefly his <text:span text:style-name="T1">troubles</text:span>.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number-columns-repeated="2"/>
        </table:table-row>
        <table:table-row table:style-name="ro10">
          <table:table-cell/>
          <table:table-cell office:value-type="string">
            <text:p>177-178</text:p>
          </table:table-cell>
          <table:table-cell table:number-columns-repeated="2"/>
          <table:table-cell office:value-type="string">
            <text:p>In view of the fact that Venus was separating from a conjunction of Mars on the day he had called to inquire about Marie, the indications were that his sweetheart, Marie, would be separated farther from him rather than come closer to him at this time. <text:s/>He assured Robert that Marie was alive, that no harm had come to her, and that none would, that she was carrying out her own secret plans; was faithful to Robert, and had no other lover. He told Robert that he was a born genius and in the next few years would make a great success in speculation and in the field of aviation.</text:p>
          </table:table-cell>
          <table:table-cell table:number-columns-repeated="2"/>
        </table:table-row>
        <table:table-row table:style-name="ro7">
          <table:table-cell/>
          <table:table-cell office:value-type="string">
            <text:p>178</text:p>
          </table:table-cell>
          <table:table-cell table:number-columns-repeated="2"/>
          <table:table-cell office:value-type="string">
            <text:p>While Robert was disappointed, he felt that this scientific man was telling the truth and decided to take his advice, try to be patient, and to face the future with hope. The Professor told Robert that his horoscope indicated that he would eventually realize all his hopes and ambitions.</text:p>
          </table:table-cell>
          <table:table-cell table:number-columns-repeated="2"/>
        </table:table-row>
        <table:table-row table:style-name="ro23">
          <table:table-cell/>
          <table:table-cell office:value-type="string">
            <text:p>178</text:p>
          </table:table-cell>
          <table:table-cell table:number-columns-repeated="2"/>
          <table:table-cell office:value-type="string">
            <text:p>Venus, in the sign Cancer, promised happiness in love affairs eventually, but Neptune therein indicated a skeleton in the family closet and some secret mysterious happenings in connection with the home and domestic relations. Robert told him of his plans to go to New York and the Professor stated that New York City was ruled by the sign Cancer, and in view of the fact that the planet Venus, the Goddess of Love, was located in that sign, he would eventually meet or find Marie in New York City. This cheered Robert greatly because he knew he wanted to go to New York to make money in speculation and complete his inventions. Professor Joyful told Robert that Venus progressed in the sign Leo, which rules the heart, would cause some great sorrows and heartaches when there were afflictions to it.</text:p>
          </table:table-cell>
          <table:table-cell table:number-columns-repeated="2"/>
        </table:table-row>
        <table:table-row table:style-name="ro9">
          <table:table-cell/>
          <table:table-cell office:value-type="string">
            <text:p>178-179</text:p>
          </table:table-cell>
          <table:table-cell table:number-columns-repeated="2"/>
          <table:table-cell office:value-type="string">
            <text:p>He had started the trip with the Moon in the sign Leo, ruling the heart, but it had separated from good aspects and was applying to evil ones. <text:s/>His ruling planet applied to an evil aspect of Uranus, indicating great worries following the starting of this journey. Said that he had planned his marriage for an unfortunate day and that it was better that it did not take place at that time. Assured Robert that there was no doubt about the realizations of his hopes in the future, but that the delay was inevitable.</text:p>
          </table:table-cell>
          <table:table-cell table:number-columns-repeated="2"/>
        </table:table-row>
        <table:table-row table:style-name="ro11">
          <table:table-cell/>
          <table:table-cell office:value-type="string">
            <text:p>179</text:p>
          </table:table-cell>
          <table:table-cell table:number-columns-repeated="2"/>
          <table:table-cell office:value-type="string">
            <text:p>He told him that the clairvoyant who promised that he would find Marie in a few days, was only encouraging his hopes, and that science, which could be depended upon, did not confirm these hopes, or at least the immediate realization of them. There was a possibility of his finding Marie in a foreign state or country or that some news would come to him of her from a great distance. He asked Robert for Marie’s date of birth. Robert told him that he knew she was born on October 6th, but that he was not sure of the year, but he thought it was in 1908. The Professor told him that if this date was correct, it would confirm all that he had told him and indicated a long delay before he would find her.</text:p>
          </table:table-cell>
          <table:table-cell table:number-columns-repeated="2"/>
        </table:table-row>
        <table:table-row table:style-name="ro11">
          <table:table-cell/>
          <table:table-cell office:value-type="string">
            <text:p>179</text:p>
          </table:table-cell>
          <table:table-cell office:value-type="string">
            <text:p>None given, but in the storyline, it is currently [Friday, June 10, 1927].</text:p>
          </table:table-cell>
          <table:table-cell/>
          <table:table-cell office:value-type="string">
            <text:p>Robert returned to his hotel more hopeful and with the firm decision to face the future and carry out his plans, living faithful to Marie. On his arrival at the hotel, he received a telegram from Mr. Kennelworth, reading: </text:p>
            <text:p>[21 words, 103 letters]</text:p>
            <text:p/>
            <text:p>LEAVING ON THE SUNSHINE SPECIAL TONIGHT [June 10, 1927] </text:p>
            <text:p>ARRIVE ST. LOUIS SATURDAY MORNING [June 11, 1927]</text:p>
            <text:p>BE READY TO LEAVE IMMEDIATELY WITH ME FOR NEW YORK.</text:p>
          </table:table-cell>
          <table:table-cell table:number-columns-repeated="2"/>
        </table:table-row>
        <table:table-row table:style-name="ro15">
          <table:table-cell/>
          <table:table-cell office:value-type="string">
            <text:p>180</text:p>
          </table:table-cell>
          <table:table-cell office:value-type="string">
            <text:p>None given, but in the storyline, it is currently [Friday, June 10, 1927].</text:p>
          </table:table-cell>
          <table:table-cell/>
          <table:table-cell office:value-type="string">
            <text:p>Robert was more cheerful after reading this <text:span text:style-name="T1">message</text:span> because since Marie’s disappearance he had not met a man or woman he had ever known before. Mr. Kennelworth was a dear friend of his and it would be very comforting to meet him and talk over his troubles. He was also anxious to meet his old pal, Walter Kennelworth, so he decided to get ready to go on to New York.</text:p>
          </table:table-cell>
          <table:table-cell table:number-columns-repeated="2"/>
        </table:table-row>
        <table:table-row table:style-name="ro15">
          <table:table-cell/>
          <table:table-cell office:value-type="string">
            <text:p>180</text:p>
          </table:table-cell>
          <table:table-cell table:number-columns-repeated="2"/>
          <table:table-cell office:value-type="string">
            <text:p>The big reception for Colonel Charles A. Lindbergh was planned and would take place in <text:span text:style-name="T3">New York on Monday, June 13th</text:span>, and he wanted to be there, but every time he thought of anything that would give him happiness or pleasure, he thought of Marie and knew that without her it would not mean as much to him. <text:s/>Still he hoped Marie might appear or that some news of her might be received <text:span text:style-name="T1">before he left.</text:span></text:p>
          </table:table-cell>
          <table:table-cell table:number-columns-repeated="2"/>
        </table:table-row>
        <table:table-row table:style-name="ro9">
          <table:table-cell/>
          <table:table-cell office:value-type="string">
            <text:p>180</text:p>
          </table:table-cell>
          <table:table-cell office:value-type="string">
            <text:p>None given, but in the storyline, it is currently [Friday, June 10, 1927].</text:p>
          </table:table-cell>
          <table:table-cell/>
          <table:table-cell office:value-type="string">
            <text:p>He wanted to see Captain Lindbergh and his plane, “The Spirit of St. Louis,” for Robert was dreaming of the <text:span text:style-name="T1">day</text:span> when he would complete his own great plane according to Ezekiel’s plan. Robert went to his <text:span text:style-name="T1">room</text:span> and spent the <text:span text:style-name="T1">balance of the day </text:span>reading the Bible and working ou<text:span text:style-name="T3">t </text:span><text:span text:style-name="T1">future cycles on wars</text:span>. <text:s/>Figured that great opportunities would come for making money in the Stock and Commodity markets, and that he was going to make a great financial <text:span text:style-name="T3">success</text:span> and carry out his plans.</text:p>
          </table:table-cell>
          <table:table-cell table:number-columns-repeated="2"/>
        </table:table-row>
        <table:table-row table:style-name="ro9">
          <table:table-cell/>
          <table:table-cell office:value-type="string">
            <text:p>179</text:p>
          </table:table-cell>
          <table:table-cell office:value-type="string">
            <text:p>[Inserted] Tonight [June 10, 1927]</text:p>
          </table:table-cell>
          <table:table-cell/>
          <table:table-cell office:value-type="string">
            <text:p>[Inserted] Telegram from Mr. Kennelworth to RG, reading: </text:p>
            <text:p><text:span text:style-name="T10">[21 words, 103 letters]</text:span></text:p>
            <text:p><text:span text:style-name="T10"/></text:p>
            <text:p><text:span text:style-name="T11">LEAVING ON THE SUNSHINE SPECIAL TONIGHT [June 10, 1927] </text:span></text:p>
            <text:p><text:span text:style-name="T10">ARRIVE ST. LOUIS SATURDAY MORNING [June 11, 1927]</text:span></text:p>
            <text:p><text:span text:style-name="T10">BE READY TO LEAVE IMMEDIATELY WITH ME FOR NEW YORK.</text:span></text:p>
          </table:table-cell>
          <table:table-cell table:number-columns-repeated="2"/>
        </table:table-row>
        <table:table-row table:style-name="ro15">
          <table:table-cell/>
          <table:table-cell office:value-type="string">
            <text:p>163</text:p>
          </table:table-cell>
          <table:table-cell office:value-type="string">
            <text:p>[Inserted] Friday night, June 10, [1927].</text:p>
          </table:table-cell>
          <table:table-cell/>
          <table:table-cell table:style-name="ce6" office:value-type="string">
            <text:p>A little later in the day Robert received a <text:span text:style-name="T3">long</text:span> telegram from Mr. Kennelworth, <text:span text:style-name="T3">congratulating</text:span> him on his birthday and offering words of <text:span text:style-name="T3">encouragement</text:span>, also telling Robert that he <text:span text:style-name="T1">[Mr. K] expected to leave Texarkana on Friday night, June 10th</text:span>, and arrive in St. Louis some time in the morning and that Robert should be ready to start with him to New York, as he wanted to be there when Lindbergh arrived. <text:s/></text:p>
          </table:table-cell>
          <table:table-cell table:number-columns-repeated="2"/>
        </table:table-row>
        <table:table-row table:style-name="ro9">
          <table:table-cell/>
          <table:table-cell office:value-type="string">
            <text:p>179</text:p>
          </table:table-cell>
          <table:table-cell office:value-type="string">
            <text:p>[Inserted] Saturday Morning [June 11, 1927].</text:p>
          </table:table-cell>
          <table:table-cell/>
          <table:table-cell office:value-type="string">
            <text:p>[Inserted] Telegram from Mr. Kennelworth to RG, reading: </text:p>
            <text:p><text:span text:style-name="T10">[21 words, 103 letters]</text:span></text:p>
            <text:p><text:span text:style-name="T10"/></text:p>
            <text:p><text:span text:style-name="T12">LEAVING ON THE SUNSHINE SPECIAL TONIGHT [June 10, 1927] </text:span></text:p>
            <text:p><text:span text:style-name="T11">ARRIVE ST. LOUIS SATURDAY MORNING [June 11, 1927]</text:span></text:p>
            <text:p><text:span text:style-name="T10">BE READY TO LEAVE IMMEDIATELY WITH ME FOR NEW YORK.</text:span></text:p>
          </table:table-cell>
          <table:table-cell table:number-columns-repeated="2"/>
        </table:table-row>
        <table:table-row table:style-name="ro15">
          <table:table-cell/>
          <table:table-cell office:value-type="string">
            <text:p>163</text:p>
          </table:table-cell>
          <table:table-cell office:value-type="string">
            <text:p>[Inserted] Sometime in the morning [Saturday, June 11, 1927].</text:p>
          </table:table-cell>
          <table:table-cell/>
          <table:table-cell table:style-name="ce6" office:value-type="string">
            <text:p>A little later in the day Robert received a <text:span text:style-name="T3">long</text:span> telegram from Mr. Kennelworth, <text:span text:style-name="T3">congratulating</text:span> him on his birthday and offering words of <text:span text:style-name="T3">encouragement</text:span>, also telling Robert that he <text:span text:style-name="T3">[Mr. K] expected to leave Texarkana on Friday night, June 10th</text:span>, and <text:span text:style-name="T1">arrive in St. Louis some time in the morning</text:span> and that Robert should be ready to start with him to New York, as he wanted to be there when Lindbergh arrived. <text:s/></text:p>
          </table:table-cell>
          <table:table-cell table:number-columns-repeated="2"/>
        </table:table-row>
        <table:table-row table:style-name="ro4">
          <table:table-cell/>
          <table:table-cell office:value-type="string">
            <text:p>112</text:p>
          </table:table-cell>
          <table:table-cell office:value-type="string">
            <text:p>[Inserted] [Saturday] June 11, [1927].</text:p>
          </table:table-cell>
          <table:table-cell/>
          <table:table-cell office:value-type="string">
            <text:p>Mr K. says he would arrange to go to New York about the 11th of June. <text:s/></text:p>
          </table:table-cell>
          <table:table-cell table:number-columns-repeated="2"/>
        </table:table-row>
        <table:table-row table:style-name="ro15">
          <table:table-cell/>
          <table:table-cell office:value-type="string">
            <text:p>148</text:p>
          </table:table-cell>
          <table:table-cell office:value-type="string">
            <text:p>[Inserted] End of the week from Monday June 6, 1927, so the end of the week would be Saturday, June 11, 1927.</text:p>
          </table:table-cell>
          <table:table-cell/>
          <table:table-cell table:style-name="ce6" office:value-type="string">
            <text:p>Mr. Kennelworth said that he planned to leave for New York at the end of the <text:span text:style-name="T1">week</text:span>. Robert then [at about 8:15 pm on Monday, June 6, 1927] decided to stay in St. Louis until he got some definite <text:span text:style-name="T1">word</text:span>, or anyway remain there until Mr. Kennelworth arrived and then go on to New York with him. </text:p>
          </table:table-cell>
          <table:table-cell office:value-type="string">
            <text:p>Count weekly time periods.</text:p>
          </table:table-cell>
          <table:table-cell/>
        </table:table-row>
        <table:table-row table:style-name="ro15">
          <table:table-cell/>
          <table:table-cell office:value-type="string">
            <text:p>180-181</text:p>
          </table:table-cell>
          <table:table-cell office:value-type="string">
            <text:p>[Saturday], June 11, [1927]</text:p>
          </table:table-cell>
          <table:table-cell/>
          <table:table-cell table:style-name="ce6"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communicated with anyone. He told Robert to keep up his courage for he felt sure that all would end well. </text:p>
          </table:table-cell>
          <table:table-cell table:number-columns-repeated="2"/>
        </table:table-row>
        <table:table-row table:style-name="ro14">
          <table:table-cell/>
          <table:table-cell office:value-type="string">
            <text:p>181</text:p>
          </table:table-cell>
          <table:table-cell office:value-type="string">
            <text:p>[Saturday], June 11, [1927]</text:p>
          </table:table-cell>
          <table:table-cell/>
          <table:table-cell table:style-name="ce6" office:value-type="string">
            <text:p><text:span text:style-name="T6">On the train to New York </text:span><text:span text:style-name="T5">they talked of Robert’s </text:span><text:span text:style-name="T6">plans</text:span><text:span text:style-name="T5">.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text:span><text:span text:style-name="T6">love</text:span><text:span text:style-name="T5"> for Marie and his </text:span><text:span text:style-name="T6">faith</text:span><text:span text:style-name="T5"> in her, worry would not bring her back, he said, and he should get down to business, study the Bible, work on his inventions and leave the matter of Marie’s return to the Lord, trusting and believing in Him who knoweth and doeth all things well.</text:span></text:p>
          </table:table-cell>
          <table:table-cell table:number-columns-repeated="2"/>
        </table:table-row>
        <table:table-row table:style-name="ro13">
          <table:table-cell/>
          <table:table-cell office:value-type="string">
            <text:p>181</text:p>
          </table:table-cell>
          <table:table-cell table:number-columns-repeated="2"/>
          <table:table-cell table:style-name="ce6" office:value-type="string">
            <text:p>Told Robert that he was a “doer” and not a dreamer; that he had <text:span text:style-name="T1">demon</text:span>strated the greatest <text:span text:style-name="T1">ability</text:span> of any <text:span text:style-name="T1">young man</text:span> he had ever known. That he had the pep and quoted an epigram, “The pessimist says it can’t be done, the optimist says, let George do it: meanwhile the peptomist has done it.” He said: “Robert, you and Lindbergh are peptomists. You do it while the other fellow <text:span text:style-name="T1">watches</text:span> and <text:span text:style-name="T1">waits</text:span>, or says it can’t be done.”</text:p>
            <text:p>He quoted a poem from Tennyson: [6 lines, 39 words]</text:p>
            <text:p>I cannot hide that some have striven</text:p>
            <text:p>Achieving calm, to whom was given</text:p>
            <text:p>The joy that mixes man with heaven.</text:p>
            <text:p>Who rowing hard against the stream,</text:p>
            <text:p>Saw distant<text:span text:style-name="T1"> gates of Eden</text:span> gleam</text:p>
            <text:p>And did not dream it was a dream.</text:p>
          </table:table-cell>
          <table:table-cell table:number-columns-repeated="2"/>
        </table:table-row>
        <table:table-row table:style-name="ro10">
          <table:table-cell table:style-name="ce3"/>
          <table:table-cell office:value-type="string">
            <text:p>182</text:p>
          </table:table-cell>
          <table:table-cell table:number-columns-repeated="2"/>
          <table:table-cell table:style-name="ce6" office:value-type="string">
            <text:p>“I am sure you are to make your dreams come true. <text:s/>The Bible says: There is nothing better for a man than that he should make his soul enjoy good in his labor. <text:s/><text:span text:style-name="T1">Work</text:span> is the only thing to drown your sorrows. If you go to <text:span text:style-name="T1">work</text:span>, complete your inventions and continue to study, the <text:span text:style-name="T1">troubles</text:span> will disapear. Time will fly lightly by and before you know it, Marie will return to you.” <text:s/>Then Robert repeated a few lines by Dora Greenwald:</text:p>
            <text:p>“Joy is a working thing. It builds up while it enlarges the whole nature. It is the wine to strengthen the heart, to brace it to carry noble enterprise.”</text:p>
          </table:table-cell>
          <table:table-cell table:number-columns-repeated="2"/>
        </table:table-row>
        <table:table-row table:style-name="ro30">
          <table:table-cell/>
          <table:table-cell office:value-type="string">
            <text:p>182</text:p>
          </table:table-cell>
          <table:table-cell table:number-columns-repeated="2"/>
          <table:table-cell table:style-name="ce6" office:value-type="string">
            <text:p>Mr. Kennelworth said, “That is very fine, Robert, but you must <text:span text:style-name="T1">work</text:span> for the <text:span text:style-name="T1">joy</text:span> that is yet to come and your great <text:span text:style-name="T1">love</text:span> for Marie will <text:span text:style-name="T1">strengthen your heart</text:span> and brace you to attain all your aims. Love is the great <text:span text:style-name="T1">power</text:span> behind the universe and it is the greatest of all <text:span text:style-name="T1">powers</text:span>.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jealousies.”</text:p>
          </table:table-cell>
          <table:table-cell office:value-type="string">
            <text:p>Love as greatest Power.</text:p>
          </table:table-cell>
          <table:table-cell/>
        </table:table-row>
        <table:table-row table:style-name="ro15">
          <table:table-cell/>
          <table:table-cell office:value-type="string">
            <text:p>182-183</text:p>
          </table:table-cell>
          <table:table-cell table:number-columns-repeated="2"/>
          <table:table-cell table:style-name="ce6" office:value-type="string">
            <text:p>Robert then showed a poem on “<text:span text:style-name="T1">Love</text:span>” which he had written to Marie and one, <text:span text:style-name="T1">“The Garden of Love,”</text:span> which he had written at the time he and Marie had their first break in 1926. Mr. Kennelworth read these poems and was very much impressed with Robert’s ability as a writer. He said, “Robert, this proves to me that Love brings out the best in a man and that when he finds a good woman his <text:span text:style-name="T1">success</text:span> is assured.”</text:p>
          </table:table-cell>
          <table:table-cell table:number-columns-repeated="2"/>
        </table:table-row>
        <table:table-row table:style-name="ro10">
          <table:table-cell/>
          <table:table-cell office:value-type="string">
            <text:p>183</text:p>
          </table:table-cell>
          <table:table-cell table:number-columns-repeated="2"/>
          <table:table-cell table:style-name="ce6" office:value-type="string">
            <text:p>Robert talked of how he had read the Bible where it said that there eventually would be <text:span text:style-name="T1">one God </text:span>and <text:span text:style-name="T1">one united people</text:span> and that <text:span text:style-name="T1">Love would rule the world</text:span>. How, since a little boy, his Mother had talked against war and prayed for the day when wars would cease and man would follow the command given by Jesus Christ: “Love thy neighbor as thyself.” He hoped and felt sure that the day would come but that the Bible made it <text:span text:style-name="T1">plain</text:span> as he understood it, that there would yet be a great war fought in the air, when deadly chemicals would be used and the greater portion of the people on earth would be killed.</text:p>
          </table:table-cell>
          <table:table-cell office:value-type="string">
            <text:p>One God. <text:s/>One united people. <text:s/></text:p>
            <text:p/>
            <text:p>Love rules the world. <text:s/></text:p>
          </table:table-cell>
          <table:table-cell/>
        </table:table-row>
        <table:table-row table:style-name="ro30">
          <table:table-cell/>
          <table:table-cell office:value-type="string">
            <text:p>184</text:p>
          </table:table-cell>
          <table:table-cell table:number-columns-repeated="2"/>
          <table:table-cell table:style-name="ce6" office:value-type="string">
            <text:p>Then would come <text:span text:style-name="T1">peace</text:span>, when<text:span text:style-name="T1"> God would rule the world</text:span> and Love would be the motive behind every act. Then nations would no longer become jealous of each other and go to war. Robert said, “I have made a great study of wars in the past and <text:span text:style-name="T1">how conditions changed;</text:span> how at one time Spain was the mistress of the seas and later Rome was the controlling nation; then England ruled the waves and London was the <text:span text:style-name="T3">banking</text:span> <text:span text:style-name="T3">center of the world.</text:span> Then came the<text:span text:style-name="T1"> great war in 1914 which changed</text:span> <text:span text:style-name="T1">everything</text:span>. England lost control of the seas. She lost her power as the great banking nation of the world. The gold supply of the world flowed rapidly to the United States and in the dark days of 1917, when England and France, after being deserted by Russia, were fighting with their backs to the <text:span text:style-name="T1">wall</text:span>, the United States,<text:span text:style-name="T1"> the land of love and liberty</text:span>, came to the rescue, helped to defeat the Germans and <text:span text:style-name="T1">saved</text:span> England and France.</text:p>
          </table:table-cell>
          <table:table-cell office:value-type="string">
            <text:p>Peace, when God rules the world.</text:p>
          </table:table-cell>
          <table:table-cell/>
        </table:table-row>
        <table:table-row table:style-name="ro32">
          <table:table-cell/>
          <table:table-cell office:value-type="string">
            <text:p>184</text:p>
          </table:table-cell>
          <table:table-cell table:number-columns-repeated="2"/>
          <table:table-cell table:style-name="ce6" office:value-type="string">
            <text:p>At that time they were seemingly very grateful, but <text:span text:style-name="T1">after the war conditions changed</text:span>.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jealous of the prosperity we enjoy and the power that we now hold in financial affairs which once belonged to England. Some of the foreign countries do not want to pay their obligations and this<text:span text:style-name="T1"> jealousy can lead to nothing else but war</text:span>, as it always has in the past. I hope to be ready when that war comes with my great airplane, and other inventions to help defend my country and later promote a lasting peace based on love and goodwill. <text:s/>The United States began as a<text:span text:style-name="T1"> land of liberty</text:span> and has always set an example for the <text:span text:style-name="T1">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ext:span text:style-name="T1">t we are in a period where cycles will repeat which have caused war in the past.</text:span>”</text:p>
          </table:table-cell>
          <table:table-cell table:number-columns-repeated="2"/>
        </table:table-row>
        <table:table-row table:style-name="ro8">
          <table:table-cell/>
          <table:table-cell office:value-type="string">
            <text:p>184-185</text:p>
          </table:table-cell>
          <table:table-cell office:value-type="string">
            <text:p>Afternoon of [Sunday] June 12, [1927]</text:p>
          </table:table-cell>
          <table:table-cell/>
          <table:table-cell table:style-name="ce6" office:value-type="string">
            <text:p>On the afternoon of June 12th, Mr. Kennelworth and Robert arrived in New York City and were met at the train by Walter. Robert was very happy to meet his dearest friend, and it was <text:span text:style-name="T1">consoling</text:span> to be with him. <text:s/></text:p>
          </table:table-cell>
          <table:table-cell office:value-type="string">
            <text:p>Mr. K and RG arrival in NYC, met at the train by Walter.</text:p>
          </table:table-cell>
          <table:table-cell/>
        </table:table-row>
        <table:table-row table:style-name="ro9">
          <table:table-cell/>
          <table:table-cell office:value-type="string">
            <text:p>185</text:p>
          </table:table-cell>
          <table:table-cell office:value-type="string">
            <text:p>After arrival in NYC.</text:p>
          </table:table-cell>
          <table:table-cell/>
          <table:table-cell table:style-name="ce6" office:value-type="string">
            <text:p>After their arrival, they went to the<text:span text:style-name="T1"> Hotel Vanderbilt</text:span>. <text:s/>Mr. Kennelworth went out to see a friend and left Robert and Walter to chat <text:span text:style-name="T1">alone</text:span>. Robert told Walter of the terrible <text:span text:style-name="T1">sufferings</text:span> he had gone thru since Marie’s disappearance and of his great <text:span text:style-name="T1">disappointment</text:span>. He talked of the <text:span text:style-name="T1">success</text:span> he had made in the market and of the future when he <text:span text:style-name="T1">hoped</text:span> to complete his great invention with the aid of Walter and his knowledge of chemicals and make discoveries which would end war for all times. </text:p>
          </table:table-cell>
          <table:table-cell office:value-type="string">
            <text:p>RG and Walter alone.</text:p>
          </table:table-cell>
          <table:table-cell/>
        </table:table-row>
        <table:table-row table:style-name="ro11">
          <table:table-cell/>
          <table:table-cell office:value-type="string">
            <text:p>185</text:p>
          </table:table-cell>
          <table:table-cell office:value-type="string">
            <text:p>Immediately after talking of his future plans.</text:p>
          </table:table-cell>
          <table:table-cell/>
          <table:table-cell table:style-name="ce6" office:value-type="string">
            <text:p>But immediately after talking of his future plans his mind would revert back to Marie and he would <text:span text:style-name="T1">start</text:span> talking about her and bemoaning the <text:span text:style-name="T1">fact</text:span> that without her he could not go on in the future. Walter told him to forget about her -- that time would bring <text:span text:style-name="T1">changes</text:span> and that he would find another girl who would take the place of Marie. Robert was indignant and told Walter that time would never <text:span text:style-name="T1">change</text:span> him; that he would remain <text:span text:style-name="T1">faithful</text:span> to Marie until death, no matter if he never <text:span text:style-name="T1">heard</text:span> of her again. Walter said that Marie was too young to know her own mind and was probably in love with someone else, or thought she was, which accounted for her sudden <text:span text:style-name="T1">change</text:span> and <text:span text:style-name="T1">disappearance</text:span> from the train.</text:p>
          </table:table-cell>
          <table:table-cell table:number-columns-repeated="2"/>
        </table:table-row>
        <table:table-row table:style-name="ro13">
          <table:table-cell/>
          <table:table-cell office:value-type="string">
            <text:p>185-186</text:p>
          </table:table-cell>
          <table:table-cell table:number-columns-repeated="2"/>
          <table:table-cell table:style-name="ce6" office:value-type="string">
            <text:p>Robert then showed him the letter which he found in his pocket<text:span text:style-name="T1"> the morning that Marie disappeared.</text:span> <text:s/>Walter read it.</text:p>
            <text:p>[Myseterious letter with punctuation changes and</text:p>
            <text:p>9 lines instead of the original 8.]</text:p>
            <text:p>Walter said: “This is certainly a <text:span text:style-name="T1">mysterious</text:span> letter. I don’t understand it and I don’t suppose Marie did either. There is nothing in this letter to explain whether she was leaving you or not, or why or where she was going or anything about it. Now, Robert, don’t you understand real love could never act like that or write like that? There is some <text:span text:style-name="T1">secret</text:span> behind all this and my opinion is that <text:span text:style-name="T1">there is another man in the case</text:span>.” But Robert refused to listen to any such reasoning. His faith in Marie was unshaken. His love for her was great enough to <text:span text:style-name="T1">understand</text:span>, to have <text:span text:style-name="T1">patience</text:span> and <text:span text:style-name="T1">wait</text:span>. <text:s/>Marie could or would do no wrong, and no amount of evidence would ever <text:span text:style-name="T1">change</text:span> him.</text:p>
          </table:table-cell>
          <table:table-cell table:number-columns-repeated="2"/>
        </table:table-row>
        <table:table-row table:style-name="ro23">
          <table:table-cell/>
          <table:table-cell office:value-type="string">
            <text:p>186</text:p>
          </table:table-cell>
          <table:table-cell office:value-type="string">
            <text:p>After dinner [Sunday, June 12, 1927]</text:p>
          </table:table-cell>
          <table:table-cell/>
          <table:table-cell table:style-name="ce6" office:value-type="string">
            <text:p>Mr. Kennelworth returned to the hotel and after dinner told Robert that he wanted to have a confidential chat with his <text:span text:style-name="T1">son</text:span>, Walter. Robert decided to go out for a walk and see the city. When they were <text:span text:style-name="T1">alone</text:span>, Walter told his father that he had had a<text:span text:style-name="T1"> long talk</text:span> with Robert and that his <text:span text:style-name="T1">mind</text:span> was on nothing but Marie. His father said: “The only thing to do is to <text:span text:style-name="T1">help</text:span> Robert get interested in his <text:span text:style-name="T1">work</text:span> so that he will <text:span text:style-name="T1">forget</text:span> about Marie. That is the best thing for him at present. The great love that he has for her will be the incentive to spur him on to success and help him realize his ambitions. <text:s/>Love is the greatest thing in the world and without it men would not get very far. It brings out the noble and better qualities in a man and should always be encouraged.”</text:p>
          </table:table-cell>
          <table:table-cell office:value-type="string">
            <text:p>Mr. K and Walter alone.</text:p>
          </table:table-cell>
          <table:table-cell/>
        </table:table-row>
        <table:table-row table:style-name="ro8">
          <table:table-cell office:value-type="string">
            <text:p>TODO: <text:s/>continue here.</text:p>
          </table:table-cell>
          <table:table-cell table:number-columns-repeated="3"/>
          <table:table-cell table:style-name="ce6"/>
          <table:table-cell table:number-columns-repeated="2"/>
        </table:table-row>
        <table:table-row table:style-name="ro1" table:number-rows-repeated="4">
          <table:table-cell table:number-columns-repeated="4"/>
          <table:table-cell table:style-name="ce6"/>
          <table:table-cell table:number-columns-repeated="2"/>
        </table:table-row>
        <table:table-row table:style-name="ro15">
          <table:table-cell/>
          <table:table-cell office:value-type="string">
            <text:p>180</text:p>
          </table:table-cell>
          <table:table-cell office:value-type="string">
            <text:p>[Inserted] Monday, June 13, [1927].</text:p>
          </table:table-cell>
          <table:table-cell/>
          <table:table-cell office:value-type="string">
            <text:p>The big reception for Colonel Charles A. Lindbergh was planned and would take place in New York on Monday, June 13th, and he wanted to be there, but every time he thought of anything that would give him happiness or pleasure, he thought of Marie and knew that without her it would not mean as much to him. <text:s/>Still he hoped Marie might appear or that some news of her might be received before he left.</text:p>
          </table:table-cell>
          <table:table-cell table:number-columns-repeated="2"/>
        </table:table-row>
        <table:table-row table:style-name="ro1">
          <table:table-cell table:number-columns-repeated="5"/>
          <table:table-cell table:style-name="ce6"/>
          <table:table-cell/>
        </table:table-row>
        <table:table-row table:style-name="ro1" table:number-rows-repeated="38">
          <table:table-cell table:number-columns-repeated="7"/>
        </table:table-row>
        <table:table-row table:style-name="ro1" table:number-rows-repeated="9">
          <table:table-cell table:style-name="ce5" table:number-columns-repeated="6"/>
          <table:table-cell/>
        </table:table-row>
        <table:table-row table:style-name="ro1">
          <table:table-cell table:style-name="ce5" table:number-columns-repeated="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X="1" style:scale-to-Y="30" style:writing-mode="lr-tb"/>
      <style:header-style>
        <style:header-footer-properties fo:min-height="0.2953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10">00/00/0000</text:date>, <text:time style:data-style-name="N2" text:time-value="0000-00-00T08:58: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8-31T20:42:18</meta:creation-date>
    <meta:generator>LibreOffice/3.6$Linux_X86_64 LibreOffice_project/360m1$Build-304</meta:generator>
    <dc:date>2014-07-10T12:59:26</dc:date>
    <dc:creator>Ryan </dc:creator>
    <meta:editing-duration>P6DT13H15M10S</meta:editing-duration>
    <meta:editing-cycles>30</meta:editing-cycles>
    <meta:printed-by>Ryan </meta:printed-by>
    <meta:print-date>2014-02-11T15:25:01</meta:print-date>
    <meta:document-statistic meta:table-count="1" meta:cell-count="549" meta:object-count="0"/>
  </office:meta>
</office:document-meta>
</file>